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Montserrat" svg:font-family="Montserrat, sans-serif"/>
    <style:font-face style:name="Open Sans" svg:font-family="'Open Sans', sans-serif"/>
    <style:font-face style:name="inherit" svg:font-family="inherit"/>
    <style:font-face style:name="Calibri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5.8625in" fo:margin-left="-0.2403in" fo:margin-top="0in" fo:margin-bottom="0in" table:align="left"/>
    </style:style>
    <style:style style:name="Tabela1.A" style:family="table-column">
      <style:table-column-properties style:column-width="0.5556in"/>
    </style:style>
    <style:style style:name="Tabela1.B" style:family="table-column">
      <style:table-column-properties style:column-width="0.4021in"/>
    </style:style>
    <style:style style:name="Tabela1.D" style:family="table-column">
      <style:table-column-properties style:column-width="0.4264in"/>
    </style:style>
    <style:style style:name="Tabela1.E" style:family="table-column">
      <style:table-column-properties style:column-width="1.0201in"/>
    </style:style>
    <style:style style:name="Tabela1.F" style:family="table-column">
      <style:table-column-properties style:column-width="0.4639in"/>
    </style:style>
    <style:style style:name="Tabela1.G" style:family="table-column">
      <style:table-column-properties style:column-width="0.6396in"/>
    </style:style>
    <style:style style:name="Tabela1.H" style:family="table-column">
      <style:table-column-properties style:column-width="0.4882in"/>
    </style:style>
    <style:style style:name="Tabela1.I" style:family="table-column">
      <style:table-column-properties style:column-width="0.6146in"/>
    </style:style>
    <style:style style:name="Tabela1.J" style:family="table-column">
      <style:table-column-properties style:column-width="0.8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bottom" fo:padding-left="0.0208in" fo:padding-right="0.0208in" fo:padding-top="0in" fo:padding-bottom="0in" fo:border="none"/>
    </style:style>
    <style:style style:name="Tabela3" style:family="table">
      <style:table-properties style:width="5.6389in" fo:margin-left="-0.1701in" fo:margin-top="0in" fo:margin-bottom="0in" table:align="left"/>
    </style:style>
    <style:style style:name="Tabela3.A" style:family="table-column">
      <style:table-column-properties style:column-width="0.5556in"/>
    </style:style>
    <style:style style:name="Tabela3.B" style:family="table-column">
      <style:table-column-properties style:column-width="0.4021in"/>
    </style:style>
    <style:style style:name="Tabela3.D" style:family="table-column">
      <style:table-column-properties style:column-width="0.4264in"/>
    </style:style>
    <style:style style:name="Tabela3.E" style:family="table-column">
      <style:table-column-properties style:column-width="0.5722in"/>
    </style:style>
    <style:style style:name="Tabela3.F" style:family="table-column">
      <style:table-column-properties style:column-width="0.4639in"/>
    </style:style>
    <style:style style:name="Tabela3.G" style:family="table-column">
      <style:table-column-properties style:column-width="0.6396in"/>
    </style:style>
    <style:style style:name="Tabela3.H" style:family="table-column">
      <style:table-column-properties style:column-width="0.7125in"/>
    </style:style>
    <style:style style:name="Tabela3.I" style:family="table-column">
      <style:table-column-properties style:column-width="0.6146in"/>
    </style:style>
    <style:style style:name="Tabela3.J" style:family="table-column">
      <style:table-column-properties style:column-width="0.85in"/>
    </style:style>
    <style:style style:name="Tabela3.1" style:family="table-row">
      <style:table-row-properties style:min-row-height="0.1917in" fo:keep-together="auto"/>
    </style:style>
    <style:style style:name="Tabela3.A1" style:family="table-cell">
      <style:table-cell-properties fo:padding-left="0.0208in" fo:padding-right="0.0208in" fo:padding-top="0in" fo:padding-bottom="0in" fo:border="none"/>
    </style:style>
    <style:style style:name="Tabela2" style:family="table">
      <style:table-properties style:width="5.6889in" fo:margin-left="-0.0208in" fo:margin-top="0in" fo:margin-bottom="0in" table:align="left"/>
    </style:style>
    <style:style style:name="Tabela2.A" style:family="table-column">
      <style:table-column-properties style:column-width="0.5556in"/>
    </style:style>
    <style:style style:name="Tabela2.B" style:family="table-column">
      <style:table-column-properties style:column-width="0.4021in"/>
    </style:style>
    <style:style style:name="Tabela2.D" style:family="table-column">
      <style:table-column-properties style:column-width="0.4264in"/>
    </style:style>
    <style:style style:name="Tabela2.E" style:family="table-column">
      <style:table-column-properties style:column-width="0.5722in"/>
    </style:style>
    <style:style style:name="Tabela2.F" style:family="table-column">
      <style:table-column-properties style:column-width="0.5139in"/>
    </style:style>
    <style:style style:name="Tabela2.G" style:family="table-column">
      <style:table-column-properties style:column-width="0.6396in"/>
    </style:style>
    <style:style style:name="Tabela2.H" style:family="table-column">
      <style:table-column-properties style:column-width="0.7125in"/>
    </style:style>
    <style:style style:name="Tabela2.I" style:family="table-column">
      <style:table-column-properties style:column-width="0.6146in"/>
    </style:style>
    <style:style style:name="Tabela2.J" style:family="table-column">
      <style:table-column-properties style:column-width="0.85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0208in" fo:padding-right="0.0208in" fo:padding-top="0in" fo:padding-bottom="0in" fo:border="none"/>
    </style:style>
    <style:style style:name="Tabela4" style:family="table">
      <style:table-properties style:width="5.6889in" fo:margin-left="-0.0208in" fo:margin-top="0in" fo:margin-bottom="0in" table:align="left"/>
    </style:style>
    <style:style style:name="Tabela4.A" style:family="table-column">
      <style:table-column-properties style:column-width="0.5556in"/>
    </style:style>
    <style:style style:name="Tabela4.B" style:family="table-column">
      <style:table-column-properties style:column-width="0.4021in"/>
    </style:style>
    <style:style style:name="Tabela4.D" style:family="table-column">
      <style:table-column-properties style:column-width="0.4264in"/>
    </style:style>
    <style:style style:name="Tabela4.E" style:family="table-column">
      <style:table-column-properties style:column-width="0.5722in"/>
    </style:style>
    <style:style style:name="Tabela4.F" style:family="table-column">
      <style:table-column-properties style:column-width="0.5139in"/>
    </style:style>
    <style:style style:name="Tabela4.G" style:family="table-column">
      <style:table-column-properties style:column-width="0.6396in"/>
    </style:style>
    <style:style style:name="Tabela4.H" style:family="table-column">
      <style:table-column-properties style:column-width="0.7125in"/>
    </style:style>
    <style:style style:name="Tabela4.I" style:family="table-column">
      <style:table-column-properties style:column-width="0.6146in"/>
    </style:style>
    <style:style style:name="Tabela4.J" style:family="table-column">
      <style:table-column-properties style:column-width="0.85in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208in" fo:padding-right="0.0208in" fo:padding-top="0in" fo:padding-bottom="0in" fo:border="none"/>
    </style:style>
    <style:style style:name="Tabela5" style:family="table">
      <style:table-properties style:width="5.6889in" fo:margin-left="-0.0208in" fo:margin-top="0in" fo:margin-bottom="0in" table:align="left"/>
    </style:style>
    <style:style style:name="Tabela5.A" style:family="table-column">
      <style:table-column-properties style:column-width="0.5556in"/>
    </style:style>
    <style:style style:name="Tabela5.B" style:family="table-column">
      <style:table-column-properties style:column-width="0.4021in"/>
    </style:style>
    <style:style style:name="Tabela5.D" style:family="table-column">
      <style:table-column-properties style:column-width="0.4264in"/>
    </style:style>
    <style:style style:name="Tabela5.E" style:family="table-column">
      <style:table-column-properties style:column-width="0.5722in"/>
    </style:style>
    <style:style style:name="Tabela5.F" style:family="table-column">
      <style:table-column-properties style:column-width="0.5139in"/>
    </style:style>
    <style:style style:name="Tabela5.G" style:family="table-column">
      <style:table-column-properties style:column-width="0.6396in"/>
    </style:style>
    <style:style style:name="Tabela5.H" style:family="table-column">
      <style:table-column-properties style:column-width="0.7125in"/>
    </style:style>
    <style:style style:name="Tabela5.I" style:family="table-column">
      <style:table-column-properties style:column-width="0.6146in"/>
    </style:style>
    <style:style style:name="Tabela5.J" style:family="table-column">
      <style:table-column-properties style:column-width="0.85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208in" fo:padding-right="0.0208in" fo:padding-top="0in" fo:padding-bottom="0in" fo:border="none"/>
    </style:style>
    <style:style style:name="Tabela6" style:family="table">
      <style:table-properties style:width="5.766in" fo:margin-left="-0.0208in" fo:margin-top="0in" fo:margin-bottom="0in" table:align="left"/>
    </style:style>
    <style:style style:name="Tabela6.A" style:family="table-column">
      <style:table-column-properties style:column-width="0.5556in"/>
    </style:style>
    <style:style style:name="Tabela6.B" style:family="table-column">
      <style:table-column-properties style:column-width="0.4021in"/>
    </style:style>
    <style:style style:name="Tabela6.D" style:family="table-column">
      <style:table-column-properties style:column-width="0.4264in"/>
    </style:style>
    <style:style style:name="Tabela6.E" style:family="table-column">
      <style:table-column-properties style:column-width="0.5722in"/>
    </style:style>
    <style:style style:name="Tabela6.F" style:family="table-column">
      <style:table-column-properties style:column-width="0.591in"/>
    </style:style>
    <style:style style:name="Tabela6.G" style:family="table-column">
      <style:table-column-properties style:column-width="0.6396in"/>
    </style:style>
    <style:style style:name="Tabela6.H" style:family="table-column">
      <style:table-column-properties style:column-width="0.7125in"/>
    </style:style>
    <style:style style:name="Tabela6.I" style:family="table-column">
      <style:table-column-properties style:column-width="0.6146in"/>
    </style:style>
    <style:style style:name="Tabela6.J" style:family="table-column">
      <style:table-column-properties style:column-width="0.85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208in" fo:padding-right="0.0208in" fo:padding-top="0in" fo:padding-bottom="0in" fo:border="none"/>
    </style:style>
    <style:style style:name="Tabela7" style:family="table">
      <style:table-properties style:width="5.766in" fo:margin-left="-0.0208in" fo:margin-top="0in" fo:margin-bottom="0in" table:align="left"/>
    </style:style>
    <style:style style:name="Tabela7.A" style:family="table-column">
      <style:table-column-properties style:column-width="0.5556in"/>
    </style:style>
    <style:style style:name="Tabela7.B" style:family="table-column">
      <style:table-column-properties style:column-width="0.4021in"/>
    </style:style>
    <style:style style:name="Tabela7.D" style:family="table-column">
      <style:table-column-properties style:column-width="0.4264in"/>
    </style:style>
    <style:style style:name="Tabela7.E" style:family="table-column">
      <style:table-column-properties style:column-width="0.5722in"/>
    </style:style>
    <style:style style:name="Tabela7.F" style:family="table-column">
      <style:table-column-properties style:column-width="0.591in"/>
    </style:style>
    <style:style style:name="Tabela7.G" style:family="table-column">
      <style:table-column-properties style:column-width="0.6396in"/>
    </style:style>
    <style:style style:name="Tabela7.H" style:family="table-column">
      <style:table-column-properties style:column-width="0.7125in"/>
    </style:style>
    <style:style style:name="Tabela7.I" style:family="table-column">
      <style:table-column-properties style:column-width="0.6146in"/>
    </style:style>
    <style:style style:name="Tabela7.J" style:family="table-column">
      <style:table-column-properties style:column-width="0.85in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208in" fo:padding-right="0.0208in" fo:padding-top="0in" fo:padding-bottom="0in" fo:border="none"/>
    </style:style>
    <style:style style:name="Tabela8" style:family="table">
      <style:table-properties style:width="5.6889in" fo:margin-left="-0.0208in" fo:margin-top="0in" fo:margin-bottom="0in" table:align="left"/>
    </style:style>
    <style:style style:name="Tabela8.A" style:family="table-column">
      <style:table-column-properties style:column-width="0.5556in"/>
    </style:style>
    <style:style style:name="Tabela8.B" style:family="table-column">
      <style:table-column-properties style:column-width="0.4021in"/>
    </style:style>
    <style:style style:name="Tabela8.D" style:family="table-column">
      <style:table-column-properties style:column-width="0.4264in"/>
    </style:style>
    <style:style style:name="Tabela8.E" style:family="table-column">
      <style:table-column-properties style:column-width="0.5722in"/>
    </style:style>
    <style:style style:name="Tabela8.F" style:family="table-column">
      <style:table-column-properties style:column-width="0.5139in"/>
    </style:style>
    <style:style style:name="Tabela8.G" style:family="table-column">
      <style:table-column-properties style:column-width="0.6396in"/>
    </style:style>
    <style:style style:name="Tabela8.H" style:family="table-column">
      <style:table-column-properties style:column-width="0.7125in"/>
    </style:style>
    <style:style style:name="Tabela8.I" style:family="table-column">
      <style:table-column-properties style:column-width="0.6146in"/>
    </style:style>
    <style:style style:name="Tabela8.J" style:family="table-column">
      <style:table-column-properties style:column-width="0.85in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208in" fo:padding-right="0.0208in" fo:padding-top="0in" fo:padding-bottom="0in" fo:border="none"/>
    </style:style>
    <style:style style:name="Tabela9" style:family="table">
      <style:table-properties style:width="5.766in" fo:margin-left="-0.0208in" fo:margin-top="0in" fo:margin-bottom="0in" table:align="left"/>
    </style:style>
    <style:style style:name="Tabela9.A" style:family="table-column">
      <style:table-column-properties style:column-width="0.5556in"/>
    </style:style>
    <style:style style:name="Tabela9.B" style:family="table-column">
      <style:table-column-properties style:column-width="0.4021in"/>
    </style:style>
    <style:style style:name="Tabela9.D" style:family="table-column">
      <style:table-column-properties style:column-width="0.4264in"/>
    </style:style>
    <style:style style:name="Tabela9.E" style:family="table-column">
      <style:table-column-properties style:column-width="0.5722in"/>
    </style:style>
    <style:style style:name="Tabela9.F" style:family="table-column">
      <style:table-column-properties style:column-width="0.591in"/>
    </style:style>
    <style:style style:name="Tabela9.G" style:family="table-column">
      <style:table-column-properties style:column-width="0.6396in"/>
    </style:style>
    <style:style style:name="Tabela9.H" style:family="table-column">
      <style:table-column-properties style:column-width="0.7125in"/>
    </style:style>
    <style:style style:name="Tabela9.I" style:family="table-column">
      <style:table-column-properties style:column-width="0.6146in"/>
    </style:style>
    <style:style style:name="Tabela9.J" style:family="table-column">
      <style:table-column-properties style:column-width="0.85in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0208in" fo:padding-right="0.0208in" fo:padding-top="0in" fo:padding-bottom="0in" fo:border="none"/>
    </style:style>
    <style:style style:name="Tabela10" style:family="table">
      <style:table-properties style:width="6.4653in" table:align="left"/>
    </style:style>
    <style:style style:name="Tabela10.A" style:family="table-column">
      <style:table-column-properties style:column-width="1.4451in"/>
    </style:style>
    <style:style style:name="Tabela10.B" style:family="table-column">
      <style:table-column-properties style:column-width="1.6736in"/>
    </style:style>
    <style:style style:name="Tabela10.C" style:family="table-column">
      <style:table-column-properties style:column-width="1.6729in"/>
    </style:style>
    <style:style style:name="Tabela10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1" style:font-name-complex="Calibri1"/>
    </style:style>
    <style:style style:name="P3" style:family="paragraph" style:parent-style-name="Standard">
      <style:text-properties officeooo:rsid="0052e76f" officeooo:paragraph-rsid="0052e76f" style:font-name-complex="Calibri1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0811c" officeooo:paragraph-rsid="0050811c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2e76f" officeooo:paragraph-rsid="0052e76f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4a16f" officeooo:paragraph-rsid="0054a16f" style:font-size-asian="9pt" style:font-size-complex="9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649960" officeooo:paragraph-rsid="00649960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2454e" style:font-size-asian="7pt" style:font-size-complex="7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7pt" style:font-size-asian="7pt" style:font-size-complex="7pt"/>
    </style:style>
    <style:style style:name="P16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TOC_20_2">
      <style:paragraph-properties>
        <style:tab-stops>
          <style:tab-stop style:position="6.5264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style:font-name="Calibri1" style:font-name-complex="Calibri1"/>
    </style:style>
    <style:style style:name="P19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1" style:font-name-complex="Calibri1"/>
    </style:style>
    <style:style style:name="P20" style:family="paragraph" style:parent-style-name="Text_20_body">
      <style:paragraph-properties fo:text-align="start" style:justify-single-word="false"/>
      <style:text-properties style:font-name="Calibri1" officeooo:paragraph-rsid="001653d4" style:font-name-complex="Calibri1"/>
    </style:style>
    <style:style style:name="P21" style:family="paragraph" style:parent-style-name="Text_20_body">
      <style:paragraph-properties fo:text-align="start" style:justify-single-word="false"/>
      <style:text-properties style:font-name="Calibri1" officeooo:rsid="001d3d9d" officeooo:paragraph-rsid="001d3d9d" style:font-name-complex="Calibri1"/>
    </style:style>
    <style:style style:name="P22" style:family="paragraph" style:parent-style-name="Text_20_body">
      <style:text-properties style:font-name="Calibri1" officeooo:paragraph-rsid="002fbe36" style:font-name-complex="Calibri1"/>
    </style:style>
    <style:style style:name="P23" style:family="paragraph" style:parent-style-name="Text_20_body">
      <style:paragraph-properties fo:text-align="start" style:justify-single-word="false"/>
      <style:text-properties style:font-name="Calibri1" officeooo:rsid="00346430" officeooo:paragraph-rsid="00346430" style:font-name-complex="Calibri1"/>
    </style:style>
    <style:style style:name="P24" style:family="paragraph" style:parent-style-name="Text_20_body">
      <style:paragraph-properties fo:text-align="start" style:justify-single-word="false"/>
      <style:text-properties style:font-name="Calibri1" officeooo:rsid="003a17de" officeooo:paragraph-rsid="003a17de" style:font-name-complex="Calibri1"/>
    </style:style>
    <style:style style:name="P25" style:family="paragraph" style:parent-style-name="Text_20_body">
      <style:text-properties style:font-name="Calibri1" officeooo:rsid="0046d47a" officeooo:paragraph-rsid="0046d47a" style:font-name-complex="Calibri1"/>
    </style:style>
    <style:style style:name="P26" style:family="paragraph" style:parent-style-name="Text_20_body">
      <style:text-properties style:font-name="Calibri1" fo:font-weight="bold" style:font-weight-asian="bold" style:font-name-complex="Calibri1" style:font-weight-complex="bold"/>
    </style:style>
    <style:style style:name="P27" style:family="paragraph" style:parent-style-name="Text_20_body">
      <style:text-properties style:font-name="Calibri1" fo:font-size="12pt" officeooo:rsid="001c8869" officeooo:paragraph-rsid="001c8869" style:font-size-asian="12pt" style:font-name-complex="Calibri1" style:font-size-complex="12pt"/>
    </style:style>
    <style:style style:name="P28" style:family="paragraph" style:parent-style-name="Text_20_body">
      <style:text-properties style:font-name="Calibri1" fo:font-size="12pt" officeooo:rsid="001d3d9d" officeooo:paragraph-rsid="001d3d9d" style:font-size-asian="12pt" style:font-name-complex="Calibri1" style:font-size-complex="12pt"/>
    </style:style>
    <style:style style:name="P29" style:family="paragraph" style:parent-style-name="Text_20_body">
      <style:text-properties officeooo:rsid="0011bca3" officeooo:paragraph-rsid="0011bca3"/>
    </style:style>
    <style:style style:name="P30" style:family="paragraph" style:parent-style-name="Text_20_body">
      <style:paragraph-properties fo:text-align="start" style:justify-single-word="false"/>
      <style:text-properties style:font-name="Calibri" officeooo:rsid="00157d34" officeooo:paragraph-rsid="00157d34" style:font-name-complex="Calibri1"/>
    </style:style>
    <style:style style:name="P31" style:family="paragraph" style:parent-style-name="Text_20_body">
      <style:text-properties style:font-name="Liberation Mono" fo:font-size="10pt" officeooo:rsid="0025156f" officeooo:paragraph-rsid="0025156f" style:font-size-asian="8.75pt" style:font-name-complex="Calibri1" style:font-size-complex="10pt"/>
    </style:style>
    <style:style style:name="P32" style:family="paragraph" style:parent-style-name="Text_20_body">
      <style:text-properties style:font-name="Liberation Mono" fo:font-size="10pt" officeooo:rsid="001c8869" style:font-size-asian="8.75pt" style:font-name-complex="Calibri1" style:font-size-complex="10pt"/>
    </style:style>
    <style:style style:name="P33" style:family="paragraph" style:parent-style-name="Text_20_body">
      <style:paragraph-properties fo:text-align="start" style:justify-single-word="false"/>
      <style:text-properties officeooo:paragraph-rsid="00346430"/>
    </style:style>
    <style:style style:name="P34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35" style:family="paragraph" style:parent-style-name="Text_20_body">
      <style:text-properties officeooo:rsid="0025156f" officeooo:paragraph-rsid="005530f4" style:font-name-complex="Calibri1"/>
    </style:style>
    <style:style style:name="P36" style:family="paragraph" style:parent-style-name="Text_20_body">
      <style:text-properties officeooo:rsid="0025156f" officeooo:paragraph-rsid="005636ac" style:font-name-complex="Calibri1"/>
    </style:style>
    <style:style style:name="P37" style:family="paragraph" style:parent-style-name="Text_20_body">
      <style:paragraph-properties fo:text-align="start" style:justify-single-word="false"/>
      <style:text-properties officeooo:rsid="0046d47a" officeooo:paragraph-rsid="0046d47a"/>
    </style:style>
    <style:style style:name="P38" style:family="paragraph" style:parent-style-name="Text_20_body">
      <style:paragraph-properties fo:text-align="start" style:justify-single-word="false"/>
      <style:text-properties officeooo:rsid="0046d47a" officeooo:paragraph-rsid="00681052"/>
    </style:style>
    <style:style style:name="P39" style:family="paragraph" style:parent-style-name="Text_20_body">
      <style:text-properties fo:color="#000000" style:font-name="Liberation Mono" fo:font-size="10pt" officeooo:rsid="0025156f" officeooo:paragraph-rsid="005636ac" style:font-size-asian="8.75pt" style:font-name-complex="Calibri1" style:font-size-complex="10pt"/>
    </style:style>
    <style:style style:name="P40" style:family="paragraph" style:parent-style-name="Text_20_body">
      <style:text-properties fo:color="#000000" style:font-name="Liberation Mono" fo:font-size="10pt" officeooo:rsid="0025156f" officeooo:paragraph-rsid="005d6b6a" style:font-size-asian="8.75pt" style:font-name-complex="Calibri1" style:font-size-complex="10pt"/>
    </style:style>
    <style:style style:name="P41" style:family="paragraph" style:parent-style-name="Text_20_body">
      <style:text-properties fo:color="#000000" style:font-name="Liberation Mono" fo:font-size="10pt" officeooo:paragraph-rsid="005530f4" style:font-size-asian="8.75pt"/>
    </style:style>
    <style:style style:name="P42" style:family="paragraph" style:parent-style-name="Text_20_body">
      <style:text-properties fo:color="#000000" style:font-name="Liberation Mono" fo:font-size="10pt" officeooo:rsid="0025156f" officeooo:paragraph-rsid="005530f4" style:font-size-asian="8.75pt"/>
    </style:style>
    <style:style style:name="P43" style:family="paragraph" style:parent-style-name="Text_20_body">
      <style:paragraph-properties fo:margin-top="0in" fo:margin-bottom="0in" loext:contextual-spacing="false" fo:line-height="100%"/>
      <style:text-properties style:font-name="Calibri1" style:font-name-complex="Calibri1" style:font-size-complex="10.5pt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cc0f" style:font-name-complex="Calibri1" style:font-size-complex="10.5pt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Calibri" officeooo:paragraph-rsid="003df1a9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Calibri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1" officeooo:rsid="00427761" officeooo:paragraph-rsid="00427761" style:font-name-complex="Calibri1"/>
    </style:style>
    <style:style style:name="P48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style:font-name="Calibri1" fo:font-size="12pt" officeooo:rsid="00427761" officeooo:paragraph-rsid="00427761" fo:background-color="transparent" style:font-size-asian="12pt" style:font-name-complex="Calibri1" style:font-size-complex="12pt"/>
    </style:style>
    <style:style style:name="P49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50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paragraph-rsid="00427761"/>
    </style:style>
    <style:style style:name="P5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5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5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5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55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rsid="00407ac4" officeooo:paragraph-rsid="00407ac4" style:font-name-complex="Calibri1"/>
    </style:style>
    <style:style style:name="P5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5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5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5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libri1" fo:font-size="13pt" fo:font-weight="normal" officeooo:rsid="00346430" officeooo:paragraph-rsid="0035c5f4" style:font-size-asian="13pt" style:font-weight-asian="normal" style:font-name-complex="Calibri1" style:font-size-complex="13pt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Calibri1" style:font-name-complex="Calibri1"/>
    </style:style>
    <style:style style:name="P61" style:family="paragraph" style:parent-style-name="Table_20_Contents">
      <style:paragraph-properties fo:text-align="justify" style:justify-single-word="false"/>
      <style:text-properties style:font-name="Calibri1" officeooo:rsid="000f7b61" officeooo:paragraph-rsid="000f7b61" style:font-name-complex="Calibri1"/>
    </style:style>
    <style:style style:name="P62" style:family="paragraph" style:parent-style-name="Table_20_Contents">
      <style:paragraph-properties fo:text-align="start" style:justify-single-word="false"/>
      <style:text-properties style:font-name="Calibri1" officeooo:rsid="000f7b61" officeooo:paragraph-rsid="000f7b61" style:font-name-complex="Calibri1"/>
    </style:style>
    <style:style style:name="P63" style:family="paragraph" style:parent-style-name="Table_20_Contents">
      <style:paragraph-properties fo:text-align="justify" style:justify-single-word="false"/>
      <style:text-properties style:font-name="Calibri1" officeooo:rsid="00102b14" officeooo:paragraph-rsid="00102b14" style:font-name-complex="Calibri1"/>
    </style:style>
    <style:style style:name="P64" style:family="paragraph" style:parent-style-name="Table_20_Contents">
      <style:paragraph-properties fo:text-align="start" style:justify-single-word="false"/>
      <style:text-properties style:font-name="Calibri1" officeooo:rsid="00102b14" officeooo:paragraph-rsid="00102b14" style:font-name-complex="Calibri1"/>
    </style:style>
    <style:style style:name="P65" style:family="paragraph" style:parent-style-name="Table_20_Contents">
      <style:paragraph-properties fo:text-align="justify" style:justify-single-word="false"/>
      <style:text-properties style:font-name="Calibri1" officeooo:rsid="00102deb" officeooo:paragraph-rsid="00102deb" style:font-name-complex="Calibri1"/>
    </style:style>
    <style:style style:name="P66" style:family="paragraph" style:parent-style-name="Table_20_Contents">
      <style:paragraph-properties fo:text-align="start" style:justify-single-word="false"/>
      <style:text-properties style:font-name="Calibri1" officeooo:rsid="00102deb" officeooo:paragraph-rsid="00102deb" style:font-name-complex="Calibri1"/>
    </style:style>
    <style:style style:name="P67" style:family="paragraph" style:parent-style-name="Table_20_Contents">
      <style:paragraph-properties fo:text-align="justify" style:justify-single-word="false"/>
      <style:text-properties style:font-name="Calibri1" officeooo:rsid="00112975" officeooo:paragraph-rsid="00112975" style:font-name-complex="Calibri1"/>
    </style:style>
    <style:style style:name="P68" style:family="paragraph" style:parent-style-name="Table_20_Contents">
      <style:paragraph-properties fo:text-align="justify" style:justify-single-word="false"/>
      <style:text-properties style:font-name="Calibri1" officeooo:rsid="00116d08" officeooo:paragraph-rsid="00116d08" style:font-name-complex="Calibri1"/>
    </style:style>
    <style:style style:name="P69" style:family="paragraph" style:parent-style-name="Table_20_Contents">
      <style:paragraph-properties fo:text-align="justify" style:justify-single-word="false"/>
      <style:text-properties style:font-name="Calibri1" officeooo:rsid="002a99e6" officeooo:paragraph-rsid="002a99e6" style:font-name-complex="Calibri1"/>
    </style:style>
    <style:style style:name="P70" style:family="paragraph" style:parent-style-name="Table_20_Contents">
      <style:paragraph-properties fo:text-align="center" style:justify-single-word="false"/>
      <style:text-properties style:font-name="Calibri1" fo:font-weight="bold" officeooo:rsid="000f7b61" officeooo:paragraph-rsid="000f7b61" style:font-weight-asian="bold" style:font-name-complex="Calibri1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1" fo:font-size="13pt" officeooo:paragraph-rsid="003d4eae" style:font-size-asian="13pt" style:font-name-complex="Calibri1" style:font-size-complex="13pt"/>
    </style:style>
    <style:style style:name="P72" style:family="paragraph" style:parent-style-name="Table_20_Contents">
      <style:paragraph-properties fo:text-align="start" style:justify-single-word="false"/>
      <style:text-properties style:font-name="Calibri1" fo:font-size="13pt" fo:font-style="italic" style:font-size-asian="13pt" style:font-style-asian="italic" style:font-name-complex="Calibri1" style:font-size-complex="13pt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style:font-name="Calibri1" fo:font-size="13pt" fo:font-style="italic" officeooo:paragraph-rsid="003d4eae" style:font-size-asian="13pt" style:font-style-asian="italic" style:font-name-complex="Calibri1" style:font-size-complex="13pt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style:font-name="Calibri1" fo:font-size="12pt" officeooo:rsid="003d4eae" officeooo:paragraph-rsid="003d4eae" style:font-size-asian="12pt" style:font-name-complex="Calibri1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76" style:family="paragraph" style:parent-style-name="Table_20_Contents">
      <style:paragraph-properties fo:text-align="justify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paragraph-rsid="0025156f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weight="bold" officeooo:rsid="00157d34" officeooo:paragraph-rsid="00157d34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Calibri" officeooo:rsid="00157d34" officeooo:paragraph-rsid="00157d34"/>
    </style:style>
    <style:style style:name="P80" style:family="paragraph" style:parent-style-name="Table_20_Contents">
      <style:paragraph-properties fo:text-align="start" style:justify-single-word="false"/>
      <style:text-properties style:font-name="Calibri"/>
    </style:style>
    <style:style style:name="P81" style:family="paragraph" style:parent-style-name="Table_20_Contents">
      <style:paragraph-properties fo:text-align="justify" style:justify-single-word="false"/>
      <style:text-properties style:font-name="Calibri" officeooo:rsid="001653d4" officeooo:paragraph-rsid="001653d4"/>
    </style:style>
    <style:style style:name="P82" style:family="paragraph" style:parent-style-name="Table_20_Contents">
      <style:paragraph-properties fo:text-align="justify" style:justify-single-word="false"/>
      <style:text-properties style:font-name="Calibri" officeooo:rsid="0016adbc" officeooo:paragraph-rsid="0016adbc"/>
    </style:style>
    <style:style style:name="P83" style:family="paragraph" style:parent-style-name="Table_20_Contents">
      <style:paragraph-properties fo:text-align="start" style:justify-single-word="false"/>
      <style:text-properties style:font-name="Calibri" officeooo:rsid="001898e8" officeooo:paragraph-rsid="001898e8"/>
    </style:style>
    <style:style style:name="P84" style:family="paragraph" style:parent-style-name="Table_20_Contents">
      <style:paragraph-properties fo:text-align="justify" style:justify-single-word="false"/>
      <style:text-properties style:font-name="Calibri" officeooo:rsid="001aebdd" officeooo:paragraph-rsid="001aebdd"/>
    </style:style>
    <style:style style:name="P85" style:family="paragraph" style:parent-style-name="Table_20_Contents">
      <style:paragraph-properties fo:text-align="start" style:justify-single-word="false"/>
      <style:text-properties style:font-name="Calibri" officeooo:rsid="001d3d9d" officeooo:paragraph-rsid="001d3d9d"/>
    </style:style>
    <style:style style:name="P86" style:family="paragraph" style:parent-style-name="Table_20_Contents">
      <style:paragraph-properties fo:text-align="start" style:justify-single-word="false"/>
      <style:text-properties style:font-name="Calibri" officeooo:rsid="001e22b7" officeooo:paragraph-rsid="001e22b7"/>
    </style:style>
    <style:style style:name="P87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88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89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90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1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fc71" officeooo:paragraph-rsid="0056fc71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6b6a" officeooo:paragraph-rsid="005d6b6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02f2" officeooo:paragraph-rsid="005c02f2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ccad" officeooo:paragraph-rsid="005bccad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a2339" officeooo:paragraph-rsid="005a2339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17bb" officeooo:paragraph-rsid="005c17bb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6fc71" officeooo:paragraph-rsid="0056fc7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3404" officeooo:paragraph-rsid="00583404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Normal">
      <style:paragraph-properties fo:break-before="page"/>
    </style:style>
    <style:style style:name="P101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paragraph-rsid="002fbe36" style:font-name-complex="Calibri1"/>
    </style:style>
    <style:style style:name="P102" style:family="paragraph" style:parent-style-name="List_20_Paragraph">
      <style:paragraph-properties fo:text-align="start" style:justify-single-word="false"/>
      <style:text-properties style:font-name="Calibri1" fo:font-size="13pt" fo:font-weight="bold" officeooo:rsid="003134b9" officeooo:paragraph-rsid="003134b9" style:font-size-asian="13pt" style:font-weight-asian="bold" style:font-name-complex="Calibri1" style:font-size-complex="13pt" style:font-weight-complex="bold"/>
    </style:style>
    <style:style style:name="P103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1" style:font-name-complex="Calibri1"/>
    </style:style>
    <style:style style:name="P104" style:family="paragraph" style:parent-style-name="Heading_20_1">
      <style:text-properties officeooo:paragraph-rsid="0028dc3f"/>
    </style:style>
    <style:style style:name="P105" style:family="paragraph" style:parent-style-name="Heading_20_1">
      <style:text-properties officeooo:paragraph-rsid="002fbe36"/>
    </style:style>
    <style:style style:name="P106" style:family="paragraph" style:parent-style-name="Heading_20_1">
      <style:text-properties officeooo:paragraph-rsid="00280b9a"/>
    </style:style>
    <style:style style:name="P107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08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109" style:family="paragraph" style:parent-style-name="Heading_20_2">
      <style:text-properties officeooo:paragraph-rsid="002fbe36"/>
    </style:style>
    <style:style style:name="P110" style:family="paragraph" style:parent-style-name="Heading_20_2">
      <style:paragraph-properties fo:break-before="column"/>
    </style:style>
    <style:style style:name="P111" style:family="paragraph" style:parent-style-name="Heading_20_2">
      <style:paragraph-properties fo:break-before="page"/>
    </style:style>
    <style:style style:name="P112" style:family="paragraph" style:parent-style-name="List_20_Paragraph" style:list-style-name="L4">
      <style:paragraph-properties fo:text-align="justify" style:justify-single-word="false"/>
      <style:text-properties style:font-name="Calibri1" fo:font-size="13pt" fo:font-weight="bold" officeooo:rsid="003b0822" officeooo:paragraph-rsid="003b0822" style:font-size-asian="13pt" style:font-weight-asian="bold" style:font-name-complex="Calibri1" style:font-size-complex="13pt" style:font-weight-complex="bold"/>
    </style:style>
    <style:style style:name="P113" style:family="paragraph" style:parent-style-name="List_20_Paragraph" style:list-style-name="L4">
      <style:paragraph-properties fo:text-align="start" style:justify-single-word="false"/>
      <style:text-properties style:font-name="Calibri1" fo:font-size="13pt" fo:font-weight="bold" officeooo:rsid="003134b9" officeooo:paragraph-rsid="003134b9" style:font-size-asian="13pt" style:font-weight-asian="bold" style:font-name-complex="Calibri1" style:font-size-complex="13pt" style:font-weight-complex="bold"/>
    </style:style>
    <style:style style:name="P114" style:family="paragraph" style:parent-style-name="List_20_Paragraph" style:list-style-name="L5">
      <style:paragraph-properties fo:text-align="start" style:justify-single-word="false"/>
      <style:text-properties style:font-name="Calibri1" fo:font-size="13pt" fo:font-weight="bold" officeooo:rsid="0035c5f4" officeooo:paragraph-rsid="0035c5f4" style:font-size-asian="13pt" style:font-weight-asian="bold" style:font-name-complex="Calibri1" style:font-size-complex="13pt" style:font-weight-complex="bold"/>
    </style:style>
    <style:style style:name="P115" style:family="paragraph" style:parent-style-name="List_20_Paragraph" style:list-style-name="L5">
      <style:paragraph-properties fo:text-align="start" style:justify-single-word="false"/>
      <style:text-properties style:font-name="Calibri1" fo:font-size="13pt" fo:font-weight="bold" officeooo:rsid="003d4eae" officeooo:paragraph-rsid="003d4eae" style:font-size-asian="13pt" style:font-weight-asian="bold" style:font-name-complex="Calibri1" style:font-size-complex="13pt" style:font-weight-complex="bold"/>
    </style:style>
    <style:style style:name="P116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fo:font-size="12pt" officeooo:paragraph-rsid="003b0822" style:font-size-asian="12pt" style:font-size-complex="12pt"/>
    </style:style>
    <style:style style:name="P117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font-size="12pt" officeooo:paragraph-rsid="0036cdc4" style:font-size-asian="12pt" style:font-size-complex="12pt"/>
    </style:style>
    <style:style style:name="P118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19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20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d4eae"/>
    </style:style>
    <style:style style:name="P121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color="#000000" style:font-name="Calibri1" fo:font-size="10pt" fo:font-weight="normal" officeooo:rsid="0038af74" officeooo:paragraph-rsid="0038af74" style:font-size-asian="10pt" style:font-weight-asian="normal" style:font-name-complex="Calibri1" style:font-size-complex="10pt" style:font-weight-complex="normal" loext:padding="0in" loext:border="none"/>
    </style:style>
    <style:style style:name="P122" style:family="paragraph" style:parent-style-name="Normal" style:list-style-name="L1">
      <style:paragraph-properties fo:text-align="justify" style:justify-single-word="false"/>
      <style:text-properties style:font-name="Calibri1" officeooo:paragraph-rsid="0004daca"/>
    </style:style>
    <style:style style:name="P123" style:family="paragraph" style:parent-style-name="Normal" style:list-style-name="L1">
      <style:paragraph-properties fo:text-align="justify" style:justify-single-word="false"/>
      <style:text-properties style:font-name="Calibri1" officeooo:rsid="0004daca" officeooo:paragraph-rsid="0004daca" style:font-name-complex="Calibri1"/>
    </style:style>
    <style:style style:name="P124" style:family="paragraph" style:parent-style-name="Standard" style:list-style-name="L2">
      <style:paragraph-properties fo:text-align="justify" style:justify-single-word="false"/>
      <style:text-properties style:font-name="Calibri1" officeooo:rsid="000425f5" officeooo:paragraph-rsid="000425f5" style:font-name-complex="Calibri1"/>
    </style:style>
    <style:style style:name="P125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27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11pt" style:font-size-asian="11pt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11pt" style:font-size-asian="11pt"/>
    </style:style>
    <style:style style:name="P129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30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31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paragraph-rsid="002fbe36" style:font-name-complex="Calibri1"/>
    </style:style>
    <style:style style:name="P132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officeooo:rsid="00407ac4" officeooo:paragraph-rsid="00407ac4" style:font-name-complex="Calibri1"/>
    </style:style>
    <style:style style:name="P133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>
        <style:tab-stops/>
      </style:paragraph-properties>
      <style:text-properties style:font-name="Calibri1" officeooo:paragraph-rsid="002fbe36" style:font-name-complex="Calibri1"/>
    </style:style>
    <style:style style:name="P134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1" officeooo:rsid="00427761" officeooo:paragraph-rsid="00427761" style:font-name-complex="Calibri1"/>
    </style:style>
    <style:style style:name="P135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1" officeooo:rsid="00427761" officeooo:paragraph-rsid="006bb1e6" style:font-name-complex="Calibri1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1" officeooo:rsid="00427761" officeooo:paragraph-rsid="006bb1e6" style:font-name-complex="Calibri1"/>
    </style:style>
    <style:style style:name="P137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138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9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0" style:family="paragraph" style:parent-style-name="Text_20_body" style:list-style-name="L5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1" style:font-size-complex="10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Calibri1" officeooo:rsid="00681052" officeooo:paragraph-rsid="00681052" style:font-name-complex="Calibri1"/>
    </style:style>
    <style:style style:name="P142" style:family="paragraph" style:parent-style-name="Text_20_body" style:list-style-name="L11">
      <style:text-properties style:font-name="Calibri1" officeooo:paragraph-rsid="00280b9a" style:font-name-complex="Calibri1"/>
    </style:style>
    <style:style style:name="P143" style:family="paragraph" style:parent-style-name="Text_20_body">
      <style:text-properties style:font-name="Calibri1" officeooo:rsid="00280b9a" officeooo:paragraph-rsid="00280b9a" style:font-name-complex="Calibri1"/>
    </style:style>
    <style:style style:name="P144" style:family="paragraph" style:parent-style-name="Text_20_body">
      <style:text-properties style:font-name="Calibri1" officeooo:rsid="006bb1e6" officeooo:paragraph-rsid="006bb1e6" style:font-name-complex="Calibri1"/>
    </style:style>
    <style:style style:name="P145" style:family="paragraph" style:parent-style-name="Text_20_body" style:list-style-name="L11">
      <style:text-properties officeooo:paragraph-rsid="00280b9a"/>
    </style:style>
    <style:style style:name="P146" style:family="paragraph" style:parent-style-name="Text_20_body">
      <style:text-properties style:font-name="Calibri" officeooo:paragraph-rsid="006bb1e6"/>
    </style:style>
    <style:style style:name="P147" style:family="paragraph" style:parent-style-name="Text_20_body">
      <style:text-properties style:font-name="Calibri" fo:font-size="12pt" fo:language="pl" fo:country="PL" officeooo:rsid="0046d47a" officeooo:paragraph-rsid="0046d47a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148" style:family="paragraph" style:parent-style-name="Text_20_body">
      <style:text-properties style:font-name="Calibri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149" style:family="paragraph" style:parent-style-name="Text_20_body" style:list-style-name="L8">
      <style:text-properties style:font-name="Calibri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150" style:family="paragraph" style:parent-style-name="Text_20_body" style:list-style-name="L8">
      <style:text-properties style:font-name="Calibri" fo:font-size="12pt" fo:language="pl" fo:country="PL" style:text-underline-style="none" officeooo:rsid="0048634d" officeooo:paragraph-rsid="0048634d" style:letter-kerning="true" style:font-name-asian="Batang" style:font-size-asian="12pt" style:language-asian="ko" style:country-asian="KR" style:font-name-complex="Calibri1" style:font-size-complex="10.5pt" style:language-complex="hi" style:country-complex="IN"/>
    </style:style>
    <style:style style:name="P151" style:family="paragraph" style:parent-style-name="Text_20_body" style:list-style-name="L8">
      <style:text-properties style:font-name="Calibri" fo:font-size="12pt" fo:language="pl" fo:country="PL" fo:font-style="italic" style:text-underline-style="none" fo:font-weight="bold" officeooo:rsid="0048634d" officeooo:paragraph-rsid="0048634d" style:letter-kerning="true" style:font-name-asian="Batang" style:font-size-asian="12pt" style:language-asian="ko" style:country-asian="KR" style:font-style-asian="italic" style:font-weight-asian="bold" style:font-name-complex="Calibri1" style:font-size-complex="10.5pt" style:language-complex="hi" style:country-complex="IN" style:font-style-complex="italic" style:font-weight-complex="bold"/>
    </style:style>
    <style:style style:name="P152" style:family="paragraph" style:parent-style-name="Text_20_body">
      <style:text-properties style:font-name="Calibri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1" style:font-size-complex="10.5pt" style:language-complex="hi" style:country-complex="IN" style:font-style-complex="normal" style:font-weight-complex="normal"/>
    </style:style>
    <style:style style:name="P153" style:family="paragraph" style:parent-style-name="Text_20_body" style:list-style-name="L9">
      <style:text-properties style:font-name="Calibri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1" style:font-size-complex="10.5pt" style:language-complex="hi" style:country-complex="IN" style:font-style-complex="normal" style:font-weight-complex="normal"/>
    </style:style>
    <style:style style:name="P154" style:family="paragraph" style:parent-style-name="Text_20_body">
      <style:text-properties style:font-name="Calibri" fo:font-size="12pt" fo:language="pl" fo:country="PL" fo:font-style="normal" style:text-underline-style="none" fo:font-weight="normal" officeooo:rsid="005ff1c9" officeooo:paragraph-rsid="005ff1c9" style:letter-kerning="true" style:font-name-asian="Batang" style:font-size-asian="12pt" style:language-asian="ko" style:country-asian="KR" style:font-style-asian="normal" style:font-weight-asian="normal" style:font-name-complex="Calibri1" style:font-size-complex="10.5pt" style:language-complex="hi" style:country-complex="IN" style:font-style-complex="normal" style:font-weight-complex="normal"/>
    </style:style>
    <style:style style:name="P155" style:family="paragraph" style:parent-style-name="Text_20_body" style:list-style-name="L10">
      <style:text-properties style:font-name="Calibri" fo:font-size="12pt" fo:language="pl" fo:country="PL" fo:font-style="normal" style:text-underline-style="none" fo:font-weight="normal" officeooo:rsid="00615eba" officeooo:paragraph-rsid="005ff1c9" style:letter-kerning="true" style:font-name-asian="Batang" style:font-size-asian="12pt" style:language-asian="ko" style:country-asian="KR" style:font-style-asian="normal" style:font-weight-asian="normal" style:font-name-complex="Calibri1" style:font-size-complex="10.5pt" style:language-complex="hi" style:country-complex="IN" style:font-style-complex="normal" style:font-weight-complex="normal"/>
    </style:style>
    <style:style style:name="P156" style:family="paragraph" style:parent-style-name="Text_20_body" style:list-style-name="L10">
      <style:text-properties style:font-name="Calibri" fo:font-size="12pt" fo:language="pl" fo:country="PL" fo:font-style="normal" style:text-underline-style="none" fo:font-weight="normal" officeooo:rsid="0063324c" officeooo:paragraph-rsid="005ff1c9" style:letter-kerning="true" style:font-name-asian="Batang" style:font-size-asian="12pt" style:language-asian="ko" style:country-asian="KR" style:font-style-asian="normal" style:font-weight-asian="normal" style:font-name-complex="Calibri1" style:font-size-complex="10.5pt" style:language-complex="hi" style:country-complex="IN" style:font-style-complex="normal" style:font-weight-complex="normal"/>
    </style:style>
    <style:style style:name="P157" style:family="paragraph" style:parent-style-name="Text_20_body">
      <style:text-properties style:font-name="Calibri" officeooo:rsid="004a7cc0" officeooo:paragraph-rsid="004a7cc0" style:font-name-complex="Calibri1"/>
    </style:style>
    <style:style style:name="P158" style:family="paragraph" style:parent-style-name="Text_20_body" style:list-style-name="L10">
      <style:text-properties style:font-name="Calibri" officeooo:rsid="005ff1c9" officeooo:paragraph-rsid="005ff1c9" style:font-name-complex="Calibri1"/>
    </style:style>
    <style:style style:name="P159" style:family="paragraph" style:parent-style-name="Text_20_body" style:list-style-name="L10">
      <style:text-properties style:font-name="Calibri" officeooo:rsid="00649960" officeooo:paragraph-rsid="00649960" style:font-name-complex="Calibri1"/>
    </style:style>
    <style:style style:name="P160" style:family="paragraph" style:parent-style-name="Text_20_body" style:list-style-name="L3">
      <style:paragraph-properties fo:margin-top="0in" fo:margin-bottom="0in" loext:contextual-spacing="false" fo:line-height="100%"/>
    </style:style>
    <style:style style:name="P161" style:family="paragraph" style:parent-style-name="Text_20_body" style:list-style-name="L3">
      <style:paragraph-properties fo:margin-top="0in" fo:margin-bottom="0in" loext:contextual-spacing="false" fo:line-height="100%"/>
      <style:text-properties officeooo:paragraph-rsid="003d0ed1"/>
    </style:style>
    <style:style style:name="P162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1" officeooo:paragraph-rsid="003d0ed1" style:font-name-complex="Calibri1" style:font-size-complex="10.5pt"/>
    </style:style>
    <style:style style:name="P163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1" officeooo:rsid="003d0ed1" officeooo:paragraph-rsid="003d0ed1" style:font-name-complex="Calibri1" style:font-size-complex="10.5pt"/>
    </style:style>
    <style:style style:name="P164" style:family="paragraph" style:parent-style-name="Text_20_body" style:list-style-name="L6">
      <style:paragraph-properties fo:margin-top="0in" fo:margin-bottom="0in" loext:contextual-spacing="false"/>
      <style:text-properties style:font-name="Calibri1" officeooo:paragraph-rsid="002fbe36" style:font-name-complex="Calibri1"/>
    </style:style>
    <style:style style:name="P165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df1a9" officeooo:paragraph-rsid="003df1a9" style:font-size-asian="11.3500003814697pt" style:font-weight-asian="bold" style:font-name-complex="Calibri1" style:font-size-complex="13pt" style:font-weight-complex="bold"/>
    </style:style>
    <style:style style:name="P166" style:family="paragraph" style:parent-style-name="Text_20_body" style:list-style-name="L6">
      <style:paragraph-properties fo:margin-top="0in" fo:margin-bottom="0in" loext:contextual-spacing="false"/>
      <style:text-properties style:font-name="Calibri1" fo:font-size="12pt" fo:font-weight="normal" officeooo:rsid="003df1a9" officeooo:paragraph-rsid="003df1a9" style:font-size-asian="10.5pt" style:font-weight-asian="normal" style:font-name-complex="Calibri1" style:font-size-complex="12pt" style:font-weight-complex="normal"/>
    </style:style>
    <style:style style:name="P167" style:family="paragraph" style:parent-style-name="Text_20_body" style:list-style-name="L6">
      <style:paragraph-properties fo:margin-top="0in" fo:margin-bottom="0in" loext:contextual-spacing="false"/>
      <style:text-properties fo:color="#ff0000" style:font-name="Calibri1" officeooo:paragraph-rsid="002fbe36" style:font-name-complex="Calibri1"/>
    </style:style>
    <style:style style:name="P168" style:family="paragraph" style:parent-style-name="Text_20_body" style:list-style-name="L6">
      <style:paragraph-properties fo:margin-top="0in" fo:margin-bottom="0in" loext:contextual-spacing="false"/>
      <style:text-properties style:font-name="Calibri" officeooo:paragraph-rsid="003df1a9"/>
    </style:style>
    <style:style style:name="P169" style:family="paragraph" style:parent-style-name="Text_20_body" style:list-style-name="L6">
      <style:paragraph-properties fo:margin-top="0in" fo:margin-bottom="0in" loext:contextual-spacing="false"/>
      <style:text-properties style:font-name="Calibri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170" style:family="paragraph" style:parent-style-name="Text_20_body" style:list-style-name="L6">
      <style:paragraph-properties fo:margin-top="0in" fo:margin-bottom="0in" loext:contextual-spacing="false"/>
      <style:text-properties style:font-name="Calibri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171" style:family="paragraph" style:parent-style-name="Text_20_body" style:list-style-name="L6">
      <style:paragraph-properties fo:margin-top="0in" fo:margin-bottom="0in" loext:contextual-spacing="false"/>
      <style:text-properties style:font-name="Calibri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72" style:family="paragraph" style:parent-style-name="Text_20_body" style:list-style-name="L6">
      <style:paragraph-properties fo:margin-top="0in" fo:margin-bottom="0in" loext:contextual-spacing="false">
        <style:tab-stops/>
      </style:paragraph-properties>
      <style:text-properties officeooo:paragraph-rsid="003f870b"/>
    </style:style>
    <style:style style:name="P173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3pt" fo:font-weight="bold" officeooo:rsid="003f870b" officeooo:paragraph-rsid="003f870b" style:font-size-asian="13pt" style:font-weight-asian="bold" style:font-name-complex="Calibri1" style:font-size-complex="13pt" style:font-weight-complex="bold"/>
    </style:style>
    <style:style style:name="P17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style:font-name-complex="Calibri1" style:font-size-complex="10.5pt"/>
    </style:style>
    <style:style style:name="T3" style:family="text">
      <style:text-properties style:font-name="Calibri1" officeooo:rsid="003d0ed1" style:font-name-complex="Calibri1" style:font-size-complex="10.5pt"/>
    </style:style>
    <style:style style:name="T4" style:family="text">
      <style:text-properties style:font-name="Calibri1" officeooo:rsid="00346430" style:font-name-complex="Calibri1"/>
    </style:style>
    <style:style style:name="T5" style:family="text">
      <style:text-properties style:font-name="Calibri1" officeooo:rsid="00322488" style:font-name-complex="Calibri1"/>
    </style:style>
    <style:style style:name="T6" style:family="text">
      <style:text-properties style:font-name="Calibri1" officeooo:rsid="0033a79e" style:font-name-complex="Calibri1"/>
    </style:style>
    <style:style style:name="T7" style:family="text">
      <style:text-properties style:font-name="Calibri1" officeooo:rsid="003d4eae" style:font-name-complex="Calibri1"/>
    </style:style>
    <style:style style:name="T8" style:family="text">
      <style:text-properties style:font-name="Calibri1" officeooo:rsid="0046e1a9" style:font-name-complex="Calibri1"/>
    </style:style>
    <style:style style:name="T9" style:family="text">
      <style:text-properties style:font-name="Calibri1" officeooo:rsid="00681052" style:font-name-complex="Calibri1"/>
    </style:style>
    <style:style style:name="T10" style:family="text">
      <style:text-properties style:font-name="Calibri1" officeooo:rsid="006bb1e6" style:font-name-complex="Calibri1"/>
    </style:style>
    <style:style style:name="T11" style:family="text">
      <style:text-properties style:font-name="Calibri1" fo:font-size="13pt" fo:font-weight="normal" officeooo:rsid="00346430" style:font-size-asian="13pt" style:font-weight-asian="normal" style:font-name-complex="Calibri1" style:font-size-complex="13pt" style:font-weight-complex="normal"/>
    </style:style>
    <style:style style:name="T12" style:family="text">
      <style:text-properties style:font-name="Calibri1" fo:font-size="13pt" fo:font-weight="normal" officeooo:rsid="0038af74" style:font-size-asian="13pt" style:font-weight-asian="normal" style:font-name-complex="Calibri1" style:font-size-complex="13pt" style:font-weight-complex="normal"/>
    </style:style>
    <style:style style:name="T13" style:family="text">
      <style:text-properties style:font-name="Calibri1" fo:font-size="13pt" fo:font-weight="normal" officeooo:rsid="00346430" style:font-name-asian="Noto Sans Mono CJK KR" style:font-size-asian="13pt" style:font-weight-asian="normal" style:font-name-complex="Calibri1" style:font-size-complex="13pt" style:font-weight-complex="normal"/>
    </style:style>
    <style:style style:name="T14" style:family="text">
      <style:text-properties style:font-name="Calibri1" fo:font-size="12pt" fo:font-weight="normal" officeooo:rsid="0036cdc4" style:font-size-asian="12pt" style:font-weight-asian="normal" style:font-name-complex="Calibri1" style:font-size-complex="12pt" style:font-weight-complex="normal"/>
    </style:style>
    <style:style style:name="T15" style:family="text">
      <style:text-properties style:font-name="Calibri1" fo:font-size="12pt" fo:font-weight="normal" officeooo:rsid="0038af74" style:font-size-asian="12pt" style:font-weight-asian="normal" style:font-name-complex="Calibri1" style:font-size-complex="12pt" style:font-weight-complex="normal"/>
    </style:style>
    <style:style style:name="T16" style:family="text">
      <style:text-properties style:font-name="Calibri1" fo:font-size="12pt" fo:font-weight="normal" officeooo:rsid="003a6810" style:font-size-asian="12pt" style:font-weight-asian="normal" style:font-name-complex="Calibri1" style:font-size-complex="12pt" style:font-weight-complex="normal"/>
    </style:style>
    <style:style style:name="T17" style:family="text">
      <style:text-properties style:font-name="Calibri1" fo:font-size="12pt" fo:font-weight="normal" officeooo:rsid="0038af74" style:font-name-asian="Noto Sans Mono CJK KR" style:font-size-asian="12pt" style:font-weight-asian="normal" style:font-name-complex="Calibri1" style:font-size-complex="12pt" style:font-weight-complex="normal"/>
    </style:style>
    <style:style style:name="T18" style:family="text">
      <style:text-properties style:font-name="Calibri1" fo:font-size="12pt" fo:font-weight="normal" officeooo:rsid="003a17de" style:font-name-asian="Noto Sans Mono CJK KR" style:font-size-asian="12pt" style:font-weight-asian="normal" style:font-name-complex="Calibri1" style:font-size-complex="12pt" style:font-weight-complex="normal"/>
    </style:style>
    <style:style style:name="T19" style:family="text">
      <style:text-properties style:font-name="Calibri1" fo:font-size="12pt" fo:font-weight="normal" officeooo:rsid="00346430" style:font-name-asian="Noto Sans Mono CJK KR" style:font-size-asian="12pt" style:font-weight-asian="normal" style:font-name-complex="Calibri1" style:font-size-complex="12pt" style:font-weight-complex="normal"/>
    </style:style>
    <style:style style:name="T20" style:family="text">
      <style:text-properties style:font-name="Calibri1" fo:font-size="12pt" fo:font-weight="normal" officeooo:rsid="003a6810" style:font-name-asian="Noto Sans Mono CJK KR" style:font-size-asian="12pt" style:font-weight-asian="normal" style:font-name-complex="Calibri1" style:font-size-complex="12pt" style:font-weight-complex="normal"/>
    </style:style>
    <style:style style:name="T21" style:family="text">
      <style:text-properties style:font-name="Calibri1" fo:font-size="12pt" fo:font-weight="normal" officeooo:rsid="003d4eae" style:font-name-asian="Noto Sans Mono CJK KR" style:font-size-asian="12pt" style:font-weight-asian="normal" style:font-name-complex="Calibri1" style:font-size-complex="12pt" style:font-weight-complex="normal"/>
    </style:style>
    <style:style style:name="T22" style:family="text">
      <style:text-properties style:font-name="Calibri1" fo:font-size="12pt" fo:font-weight="normal" officeooo:rsid="006bb1e6" style:font-name-asian="Noto Sans Mono CJK KR" style:font-size-asian="12pt" style:font-weight-asian="normal" style:font-name-complex="Calibri1" style:font-size-complex="12pt" style:font-weight-complex="normal"/>
    </style:style>
    <style:style style:name="T23" style:family="text">
      <style:text-properties style:font-name="Calibri1" fo:font-size="12pt" fo:font-weight="bold" officeooo:rsid="0038af74" style:font-name-asian="Noto Sans Mono CJK KR" style:font-size-asian="12pt" style:font-weight-asian="bold" style:font-name-complex="Calibri1" style:font-size-complex="12pt" style:font-weight-complex="bold"/>
    </style:style>
    <style:style style:name="T24" style:family="text">
      <style:text-properties style:font-name="Calibri1" fo:font-weight="normal" officeooo:rsid="0035c5f4" style:font-weight-asian="normal" style:font-name-complex="Calibri1" style:font-weight-complex="normal"/>
    </style:style>
    <style:style style:name="T25" style:family="text">
      <style:text-properties style:font-name="Calibri1" fo:font-weight="normal" officeooo:rsid="0036cdc4" style:font-weight-asian="normal" style:font-name-complex="Calibri1" style:font-weight-complex="normal"/>
    </style:style>
    <style:style style:name="T26" style:family="text">
      <style:text-properties style:font-name="Calibri1" fo:font-weight="normal" officeooo:rsid="003d4eae" style:font-weight-asian="normal" style:font-name-complex="Calibri1" style:font-weight-complex="normal"/>
    </style:style>
    <style:style style:name="T27" style:family="text">
      <style:text-properties style:font-name="Calibri1" fo:font-weight="normal" officeooo:rsid="006bb1e6" style:font-weight-asian="normal" style:font-name-complex="Calibri1" style:font-weight-complex="normal"/>
    </style:style>
    <style:style style:name="T28" style:family="text">
      <style:text-properties fo:font-variant="normal" fo:text-transform="none" fo:color="#333333" style:font-name="Open Sans" fo:letter-spacing="normal" fo:font-style="normal" fo:font-weight="normal"/>
    </style:style>
    <style:style style:name="T29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letter-spacing="normal" fo:font-style="normal" fo:font-weight="normal" loext:padding="0in" loext:border="none"/>
    </style:style>
    <style:style style:name="T31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32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style:font-name="Calibri" fo:font-size="12pt" fo:letter-spacing="normal" fo:font-style="normal" fo:font-weight="normal" officeooo:rsid="0021b04a" style:font-size-asian="12pt" style:font-size-complex="12pt"/>
    </style:style>
    <style:style style:name="T34" style:family="text">
      <style:text-properties fo:font-variant="normal" fo:text-transform="none" fo:color="#000000" style:font-name="Calibri" fo:font-size="12pt" fo:letter-spacing="normal" fo:font-style="normal" fo:font-weight="normal" officeooo:rsid="002272e7" style:font-size-asian="12pt" style:font-size-complex="12pt"/>
    </style:style>
    <style:style style:name="T35" style:family="text">
      <style:text-properties fo:font-variant="normal" fo:text-transform="none" fo:color="#000000" style:font-name="Calibri" fo:font-size="12pt" fo:letter-spacing="normal" fo:font-style="normal" fo:font-weight="normal" officeooo:rsid="0022828a" style:font-size-asian="12pt" style:font-size-complex="12pt"/>
    </style:style>
    <style:style style:name="T36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8" style:family="text">
      <style:text-properties officeooo:rsid="0004daca" style:font-name-complex="Calibri1"/>
    </style:style>
    <style:style style:name="T39" style:family="text">
      <style:text-properties style:font-name-complex="Calibri1" style:font-size-complex="10pt"/>
    </style:style>
    <style:style style:name="T40" style:family="text">
      <style:text-properties officeooo:rsid="0025156f" style:font-name-complex="Calibri1" style:font-size-complex="10pt"/>
    </style:style>
    <style:style style:name="T41" style:family="text">
      <style:text-properties officeooo:rsid="005530f4" style:font-name-complex="Calibri1" style:font-size-complex="10pt"/>
    </style:style>
    <style:style style:name="T42" style:family="text">
      <style:text-properties style:font-name="inherit" fo:font-size="10.5pt"/>
    </style:style>
    <style:style style:name="T43" style:family="text">
      <style:text-properties fo:color="#4a4a4a" style:font-name="inherit" fo:font-size="10.5pt" fo:font-weight="bold"/>
    </style:style>
    <style:style style:name="T44" style:family="text">
      <style:text-properties fo:color="#777777" style:font-name="inherit" fo:font-size="10.5pt"/>
    </style:style>
    <style:style style:name="T45" style:family="text">
      <style:text-properties officeooo:rsid="00102b14"/>
    </style:style>
    <style:style style:name="T46" style:family="text">
      <style:text-properties fo:color="#c9211e"/>
    </style:style>
    <style:style style:name="T47" style:family="text">
      <style:text-properties fo:color="#000000" fo:font-weight="normal" officeooo:rsid="00143317" style:font-weight-asian="normal" style:font-weight-complex="normal"/>
    </style:style>
    <style:style style:name="T48" style:family="text">
      <style:text-properties fo:color="#000000" style:font-name="Calibri1" fo:font-size="10pt" fo:font-weight="normal" officeooo:rsid="002478d8" style:font-size-asian="10pt" style:font-weight-asian="normal" style:font-name-complex="Calibri1" style:font-size-complex="10pt" style:font-weight-complex="normal" loext:padding="0in" loext:border="none"/>
    </style:style>
    <style:style style:name="T49" style:family="text">
      <style:text-properties fo:color="#000000" style:font-name="Calibri1" fo:font-size="10pt" fo:font-weight="normal" officeooo:rsid="0038af74" style:font-size-asian="10pt" style:font-weight-asian="normal" style:font-name-complex="Calibri1" style:font-size-complex="10pt" style:font-weight-complex="normal" loext:padding="0in" loext:border="none"/>
    </style:style>
    <style:style style:name="T50" style:family="text">
      <style:text-properties fo:color="#000000" style:font-name="Calibri" fo:font-size="10pt" fo:font-weight="normal" officeooo:rsid="002478d8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1" style:family="text">
      <style:text-properties fo:color="#000000" style:font-name="Calibri" fo:font-size="10pt" fo:font-weight="normal" officeooo:rsid="0038af74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2" style:family="text">
      <style:text-properties fo:color="#000000" style:font-name="Calibri" fo:font-size="10pt" fo:font-weight="normal" officeooo:rsid="003a6810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3" style:family="text">
      <style:text-properties fo:color="#000000" style:font-name="Calibri" fo:font-size="10pt" fo:font-weight="normal" officeooo:rsid="003e7bfc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4" style:family="text">
      <style:text-properties fo:color="#000000" style:font-name="Calibri" fo:font-size="10pt" fo:font-weight="normal" officeooo:rsid="003f870b" style:font-name-asian="Noto Sans Mono CJK KR" style:font-size-asian="10pt" style:font-weight-asian="normal" style:font-name-complex="Calibri1" style:font-size-complex="10pt" style:font-weight-complex="normal" loext:padding="0in" loext:border="none"/>
    </style:style>
    <style:style style:name="T55" style:family="text">
      <style:text-properties fo:color="#000000" style:font-name="Calibri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6" style:family="text">
      <style:text-properties fo:color="#000000" style:font-name="Calibri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7" style:family="text">
      <style:text-properties fo:color="#000000" style:font-name="Calibri" fo:font-size="10pt" fo:font-weight="normal" officeooo:rsid="003a17de" style:font-size-asian="10pt" style:font-weight-asian="normal" style:font-size-complex="10pt" style:font-weight-complex="normal" loext:padding="0in" loext:border="none"/>
    </style:style>
    <style:style style:name="T58" style:family="text">
      <style:text-properties fo:color="#000000" style:font-name="Calibri" fo:font-size="10pt" fo:font-weight="normal" officeooo:rsid="003a17de" style:font-size-asian="10pt" style:font-weight-asian="normal" style:font-name-complex="Calibri1" style:font-size-complex="10pt" style:font-weight-complex="normal" loext:padding="0in" loext:border="none"/>
    </style:style>
    <style:style style:name="T59" style:family="text">
      <style:text-properties fo:color="#000000" style:font-name="Liberation Mono" fo:font-size="10pt" style:font-size-asian="8.75pt" style:font-size-complex="10pt"/>
    </style:style>
    <style:style style:name="T60" style:family="text">
      <style:text-properties fo:color="#000000" style:font-name="Liberation Mono" fo:font-size="10pt" officeooo:rsid="005530f4" style:font-size-asian="8.75pt" style:font-size-complex="10pt"/>
    </style:style>
    <style:style style:name="T61" style:family="text">
      <style:text-properties fo:color="#000000" style:font-name="Liberation Mono" fo:font-size="10pt" officeooo:rsid="005636ac" style:font-size-asian="8.75pt" style:font-size-complex="10pt"/>
    </style:style>
    <style:style style:name="T62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63" style:family="text">
      <style:text-properties fo:color="#000000" style:font-name="JetBrains Mono1" fo:font-size="12pt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64" style:family="text">
      <style:text-properties fo:color="#000000" style:font-name="JetBrains Mono1" fo:font-size="12pt" fo:font-style="italic" fo:font-weight="normal" style:font-size-asian="12pt" style:font-style-asian="italic" style:font-weight-asian="normal" style:font-size-complex="12pt"/>
    </style:style>
    <style:style style:name="T65" style:family="text">
      <style:text-properties fo:color="#000000" fo:font-size="12pt" style:font-size-asian="12pt" style:font-size-complex="12pt"/>
    </style:style>
    <style:style style:name="T66" style:family="text">
      <style:text-properties officeooo:rsid="0017c301"/>
    </style:style>
    <style:style style:name="T67" style:family="text">
      <style:text-properties officeooo:rsid="001c05a0"/>
    </style:style>
    <style:style style:name="T68" style:family="text">
      <style:text-properties officeooo:rsid="001d3d9d"/>
    </style:style>
    <style:style style:name="T69" style:family="text">
      <style:text-properties officeooo:rsid="001e22b7"/>
    </style:style>
    <style:style style:name="T70" style:family="text">
      <style:text-properties officeooo:rsid="0028dc3f"/>
    </style:style>
    <style:style style:name="T71" style:family="text">
      <style:text-properties officeooo:rsid="002da736"/>
    </style:style>
    <style:style style:name="T72" style:family="text">
      <style:text-properties officeooo:rsid="0035c5f4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75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76" style:family="text">
      <style:text-properties fo:color="#f07178" style:font-name="JetBrains Mono" fo:font-size="13.5pt" fo:font-style="normal" fo:font-weight="normal" officeooo:rsid="00346430" style:font-size-asian="13.5pt" style:font-style-asian="normal" style:font-weight-asian="normal" style:font-name-complex="Calibri1" style:font-size-complex="13pt" style:font-weight-complex="normal"/>
    </style:style>
    <style:style style:name="T77" style:family="text">
      <style:text-properties fo:color="#f07178" style:font-name="JetBrains Mono1" fo:font-size="13.5pt" fo:font-style="normal" fo:font-weight="normal" style:font-size-asian="13.5pt" style:font-style-asian="normal" style:font-weight-asian="normal"/>
    </style:style>
    <style:style style:name="T78" style:family="text">
      <style:text-properties fo:color="#61afef" style:font-name="JetBrains Mono1" fo:font-size="13.5pt" fo:font-style="normal" fo:font-weight="normal" style:font-size-asian="13.5pt" style:font-style-asian="normal" style:font-weight-asian="normal"/>
    </style:style>
    <style:style style:name="T79" style:family="text">
      <style:text-properties fo:color="#98c379" style:font-name="JetBrains Mono1" fo:font-size="13.5pt" fo:font-style="normal" fo:font-weight="normal" style:font-size-asian="13.5pt" style:font-style-asian="normal" style:font-weight-asian="normal"/>
    </style:style>
    <style:style style:name="T80" style:family="text">
      <style:text-properties fo:color="#808080" style:font-name="JetBrains Mono1" fo:font-size="13.5pt" fo:font-style="normal" fo:font-weight="normal" style:font-size-asian="13.5pt" style:font-style-asian="normal" style:font-weight-asian="normal"/>
    </style:style>
    <style:style style:name="T81" style:family="text">
      <style:text-properties fo:color="#abb2bf" style:font-name="JetBrains Mono1" fo:font-size="13.5pt" fo:font-style="normal" fo:font-weight="normal" style:font-size-asian="13.5pt" style:font-style-asian="normal" style:font-weight-asian="normal"/>
    </style:style>
    <style:style style:name="T82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83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84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85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86" style:family="text">
      <style:text-properties style:font-name="Liberation Mono" fo:font-size="12pt" officeooo:rsid="003d4eae" style:font-size-asian="12pt" style:font-size-complex="12pt"/>
    </style:style>
    <style:style style:name="T87" style:family="text">
      <style:text-properties fo:font-size="12pt" officeooo:rsid="003d4eae" style:font-size-asian="12pt" style:font-size-complex="12pt"/>
    </style:style>
    <style:style style:name="T88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89" style:family="text">
      <style:text-properties fo:font-size="12pt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0" style:family="text">
      <style:text-properties fo:font-size="12pt" fo:language="pl" fo:country="PL" fo:font-style="normal" style:text-underline-style="none" fo:font-weight="normal" officeooo:rsid="004afaef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1" style:family="text">
      <style:text-properties fo:font-size="12pt" fo:language="pl" fo:country="PL" fo:font-style="normal" style:text-underline-style="none" fo:font-weight="normal" officeooo:rsid="00615eba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2" style:family="text">
      <style:text-properties fo:font-size="12pt" fo:language="pl" fo:country="PL" fo:font-style="normal" style:text-underline-style="none" fo:font-weight="normal" officeooo:rsid="0063324c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3" style:family="text">
      <style:text-properties fo:color="#c679dd" style:font-name="JetBrains Mono2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94" style:family="text">
      <style:text-properties fo:color="#c679dd" style:font-name="JetBrains Mono1" fo:font-size="13.5pt" fo:font-style="italic" fo:font-weight="normal" style:font-size-asian="13.5pt" style:font-style-asian="italic" style:font-weight-asian="normal"/>
    </style:style>
    <style:style style:name="T95" style:family="text">
      <style:text-properties fo:color="#c679dd" style:font-name="JetBrains Mono1" fo:font-size="13.5pt" fo:font-style="normal" fo:font-weight="normal" style:font-size-asian="13.5pt" style:font-style-asian="normal" style:font-weight-asian="normal"/>
    </style:style>
    <style:style style:name="T96" style:family="text">
      <style:text-properties fo:color="#d19a66" style:font-name="JetBrains Mono1" fo:font-size="13.5pt" fo:font-style="normal" fo:font-weight="normal" style:font-size-asian="13.5pt" style:font-style-asian="normal" style:font-weight-asian="normal"/>
    </style:style>
    <style:style style:name="T97" style:family="text">
      <style:text-properties style:font-name="Calibri"/>
    </style:style>
    <style:style style:name="T98" style:family="text">
      <style:text-properties style:font-name="Calibri" fo:font-size="12pt" fo:font-weight="normal" officeooo:rsid="003f870b" style:font-size-asian="12pt" style:font-weight-asian="normal" style:font-name-complex="Calibri1" style:font-size-complex="12pt" style:font-weight-complex="normal"/>
    </style:style>
    <style:style style:name="T99" style:family="text">
      <style:text-properties style:font-name="Calibri" fo:font-size="12pt" fo:font-weight="normal" officeooo:rsid="00407ac4" style:font-size-asian="12pt" style:font-weight-asian="normal" style:font-name-complex="Calibri1" style:font-size-complex="12pt" style:font-weight-complex="normal"/>
    </style:style>
    <style:style style:name="T100" style:family="text">
      <style:text-properties style:font-name="Calibri" fo:font-size="12pt" fo:font-weight="normal" officeooo:rsid="003ef231" style:font-size-asian="12pt" style:font-weight-asian="normal" style:font-name-complex="Calibri1" style:font-size-complex="12pt" style:font-weight-complex="normal"/>
    </style:style>
    <style:style style:name="T101" style:family="text">
      <style:text-properties style:font-name="Calibri" fo:font-size="12pt" fo:font-weight="normal" officeooo:rsid="00413581" style:font-size-asian="12pt" style:font-weight-asian="normal" style:font-name-complex="Calibri1" style:font-size-complex="12pt" style:font-weight-complex="normal"/>
    </style:style>
    <style:style style:name="T102" style:family="text">
      <style:text-properties style:font-name="Calibri" fo:font-size="12pt" fo:font-style="italic" fo:font-weight="normal" officeooo:rsid="003ef23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03" style:family="text">
      <style:text-properties style:font-name="Calibri" fo:font-size="12pt" fo:font-style="italic" fo:font-weight="normal" officeooo:rsid="003f870b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04" style:family="text">
      <style:text-properties style:font-name="Calibri" fo:font-weight="bold" style:font-weight-asian="bold" style:font-weight-complex="bold"/>
    </style:style>
    <style:style style:name="T105" style:family="text">
      <style:text-properties style:text-position="0% 100%" style:font-name="Calibri1" fo:font-weight="normal" officeooo:rsid="003b0822" style:font-weight-asian="normal" style:font-name-complex="Calibri1" style:font-weight-complex="normal"/>
    </style:style>
    <style:style style:name="T106" style:family="text">
      <style:text-properties style:text-position="0% 100%" style:font-name="Calibri1" fo:font-weight="normal" officeooo:rsid="003be712" style:font-weight-asian="normal" style:font-name-complex="Calibri1" style:font-weight-complex="normal"/>
    </style:style>
    <style:style style:name="T107" style:family="text">
      <style:text-properties officeooo:rsid="003d0ed1"/>
    </style:style>
    <style:style style:name="T108" style:family="text">
      <style:text-properties officeooo:rsid="003d4eae"/>
    </style:style>
    <style:style style:name="T109" style:family="text">
      <style:text-properties officeooo:rsid="003df1a9"/>
    </style:style>
    <style:style style:name="T110" style:family="text">
      <style:text-properties officeooo:rsid="003ef231"/>
    </style:style>
    <style:style style:name="T111" style:family="text">
      <style:text-properties style:font-name="JetBrains Mono1" fo:font-style="normal" fo:font-weight="normal" style:font-style-asian="normal" style:font-weight-asian="normal"/>
    </style:style>
    <style:style style:name="T112" style:family="text">
      <style:text-properties style:font-name="JetBrains Mono1" fo:font-style="normal" fo:font-weight="normal" fo:background-color="transparent" loext:char-shading-value="0" style:font-style-asian="normal" style:font-weight-asian="normal"/>
    </style:style>
    <style:style style:name="T113" style:family="text">
      <style:text-properties style:font-name="JetBrains Mono1" fo:font-style="italic" fo:font-weight="normal" style:font-style-asian="italic" style:font-weight-asian="normal"/>
    </style:style>
    <style:style style:name="T114" style:family="text">
      <style:text-properties style:font-name="JetBrains Mono3" fo:font-style="normal" fo:font-weight="normal" style:font-style-asian="normal" style:font-weight-asian="normal"/>
    </style:style>
    <style:style style:name="T115" style:family="text">
      <style:text-properties officeooo:rsid="0046e1a9"/>
    </style:style>
    <style:style style:name="T116" style:family="text">
      <style:text-properties officeooo:rsid="0048634d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officeooo:rsid="004a2e44"/>
    </style:style>
    <style:style style:name="T119" style:family="text">
      <style:text-properties officeooo:rsid="004f3285"/>
    </style:style>
    <style:style style:name="T120" style:family="text">
      <style:text-properties officeooo:rsid="004f8d98"/>
    </style:style>
    <style:style style:name="T121" style:family="text">
      <style:text-properties officeooo:rsid="0050811c"/>
    </style:style>
    <style:style style:name="T122" style:family="text">
      <style:text-properties officeooo:rsid="0052454e"/>
    </style:style>
    <style:style style:name="T123" style:family="text">
      <style:text-properties officeooo:rsid="005530f4"/>
    </style:style>
    <style:style style:name="T124" style:family="text">
      <style:text-properties officeooo:rsid="005636ac"/>
    </style:style>
    <style:style style:name="T125" style:family="text">
      <style:text-properties officeooo:rsid="0056fc71"/>
    </style:style>
    <style:style style:name="T126" style:family="text">
      <style:text-properties officeooo:rsid="005d6b6a"/>
    </style:style>
    <style:style style:name="T127" style:family="text">
      <style:text-properties officeooo:rsid="00666cc3"/>
    </style:style>
    <style:style style:name="T128" style:family="text">
      <style:text-properties officeooo:rsid="0069f034"/>
    </style:style>
    <style:style style:name="T129" style:family="text">
      <style:text-properties officeooo:rsid="006bb1e6"/>
    </style:style>
    <style:style style:name="T130" style:family="text">
      <style:text-properties style:font-name="Calibri"/>
    </style:style>
    <style:style style:name="T131" style:family="text">
      <style:text-properties style:font-name="Calibri" officeooo:rsid="0046e1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Sprawozdanie laboratoryjne</text:p>
      <text:h text:style-name="Heading_20_1" text:outline-level="1"><text:bookmark-start text:name="_Toc53610522"/><text:bookmark-start text:name="__RefHeading___Toc2506_3259790794"/><text:bookmark-start text:name="_Toc53648701"/><text:bookmark-start text:name="_Toc53675704"/>Nierelacyjne bazy danych<text:bookmark-end text:name="_Toc53610522"/><text:bookmark-end text:name="__RefHeading___Toc2506_3259790794"/><text:bookmark-end text:name="_Toc53648701"/><text:bookmark-end text:name="_Toc53675704"/></text:h>
      <text:p text:style-name="P1"/>
      <text:list xml:id="list2233380045" text:style-name="L1">
        <text:list-item>
          <text:p text:style-name="P122"><text:span text:style-name="T38">Prowadzący: </text:span><text:span text:style-name="T28">dr hab. inż. Agnieszka Duraj</text:span></text:p>
        </text:list-item>
        <text:list-item>
          <text:p text:style-name="P123">Rok akademicki: 2020/2021</text:p>
        </text:list-item>
        <text:list-item>
          <text:p text:style-name="P123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07" text:outline-level="2"><text:bookmark-start text:name="__RefHeading___Toc2508_3259790794"/>Weather<text:span text:style-name="T70">InCities</text:span><text:bookmark-end text:name="__RefHeading___Toc2508_3259790794"/></text:h>
      <text:p text:style-name="P2">Grupa:</text:p>
      <text:list xml:id="list556419447" text:style-name="L2">
        <text:list-item>
          <text:p text:style-name="P124">Piotr Antczak 224248</text:p>
        </text:list-item>
        <text:list-item>
          <text:p text:style-name="P124">Witold Pietrzak 224406</text:p>
        </text:list-item>
      </text:list>
      <text:h text:style-name="P110" text:outline-level="2"><text:bookmark-start text:name="_Toc53648703"/><text:bookmark-start text:name="__RefHeading___Toc2510_3259790794"/><text:bookmark-start text:name="_Toc53675706"/>Spis Treści<text:bookmark-end text:name="_Toc53648703"/><text:bookmark-end text:name="__RefHeading___Toc2510_3259790794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38"><text:a xlink:type="simple" xlink:href="#__RefHeading___Toc2506_3259790794" text:style-name="Index_20_Link" text:visited-style-name="Index_20_Link">Nierelacyjne bazy danych<text:tab/>1</text:a></text:p>
          <text:p text:style-name="P139"><text:a xlink:type="simple" xlink:href="#__RefHeading___Toc2508_3259790794" text:style-name="Index_20_Link" text:visited-style-name="Index_20_Link">WeatherInCities<text:tab/>1</text:a></text:p>
          <text:p text:style-name="P139"><text:a xlink:type="simple" xlink:href="#__RefHeading___Toc2510_3259790794" text:style-name="Index_20_Link" text:visited-style-name="Index_20_Link">Spis Treści<text:tab/>1</text:a></text:p>
          <text:p text:style-name="P138"><text:a xlink:type="simple" xlink:href="#__RefHeading___Toc108_3699051073" text:style-name="Index_20_Link" text:visited-style-name="Index_20_Link">Analiza problemu<text:tab/>2</text:a></text:p>
          <text:p text:style-name="P139"><text:a xlink:type="simple" xlink:href="#__RefHeading___Toc110_3699051073" text:style-name="Index_20_Link" text:visited-style-name="Index_20_Link">Opis problemu do rozwiązania<text:tab/>2</text:a></text:p>
          <text:p text:style-name="P139"><text:a xlink:type="simple" xlink:href="#__RefHeading___Toc112_3699051073" text:style-name="Index_20_Link" text:visited-style-name="Index_20_Link">Opis dużego zbioru danych testowych<text:tab/>3</text:a></text:p>
          <text:p text:style-name="P139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138"><text:a xlink:type="simple" xlink:href="#__RefHeading___Toc1736_599542671" text:style-name="Index_20_Link" text:visited-style-name="Index_20_Link">Prototyp<text:tab/>6</text:a></text:p>
          <text:p text:style-name="P139"><text:a xlink:type="simple" xlink:href="#__RefHeading___Toc118_3699051073" text:style-name="Index_20_Link" text:visited-style-name="Index_20_Link">Prototyp systemu<text:tab/>6</text:a></text:p>
          <text:p text:style-name="P139"><text:a xlink:type="simple" xlink:href="#__RefHeading___Toc120_3699051073" text:style-name="Index_20_Link" text:visited-style-name="Index_20_Link">Implementacja RESTful API<text:tab/>7</text:a></text:p>
          <text:p text:style-name="P139"><text:a xlink:type="simple" xlink:href="#__RefHeading___Toc122_3699051073" text:style-name="Index_20_Link" text:visited-style-name="Index_20_Link">Środowisko testowe i testy<text:tab/>9</text:a></text:p>
          <text:p text:style-name="P138"><text:a xlink:type="simple" xlink:href="#__RefHeading___Toc2514_3259790794" text:style-name="Index_20_Link" text:visited-style-name="Index_20_Link">Literatura<text:tab/>13</text:a></text:p>
          <text:p text:style-name="P138"><text:a xlink:type="simple" xlink:href="#__RefHeading___Toc146_3699051073" text:style-name="Index_20_Link" text:visited-style-name="Index_20_Link">Uwagi<text:tab/>14</text:a></text:p>
        </text:index-body>
      </text:table-of-content>
      <text:p text:style-name="Normal"/>
      <text:p text:style-name="Normal"/>
      <text:p text:style-name="Normal"/>
      <text:p text:style-name="Normal"/>
      <text:p text:style-name="P100"/>
      <text:h text:style-name="P104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18"/>
      <text:p text:style-name="P18">Celem zadania jest przygotowanie nierelacyjnej bazy danych w oparciu o system bazodanowy Cassandra <text:s/>dla pewnej firmy w oparciu o dowolny duży zbiór danych systemu. Ilość gromadzonych danych będzie w przyszłości powiększać się. </text:p>
      <text:p text:style-name="P18">System ten ma umożliwić nie tylko łatwe zapisywanie nowych danych, lecz również szybki ich odczyt. Każdy pracownik, z dowolnej filli, powinien mieć możliwość ręcznego dodania rekordu <text:span text:style-name="T107">oraz jego modyfikacji.</text:span> Zważywszy na perspektywy rozwoju, ma on za zadanie być prosty w obsłudze.</text:p>
      <text:p text:style-name="P18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26">Wymagania funkcjonalne:</text:p>
      <text:list xml:id="list3498105295" text:style-name="L3">
        <text:list-item>
          <text:p text:style-name="P160"><text:span text:style-name="Default_20_Paragraph_20_Font"><text:span text:style-name="T2">Odczyt rekordów</text:span></text:span></text:p>
        </text:list-item>
        <text:list-item>
          <text:p text:style-name="P161"><text:span text:style-name="T2">Modyfikacje </text:span><text:span text:style-name="T3">rekordów zawierających błędne dane</text:span></text:p>
        </text:list-item>
        <text:list-item>
          <text:p text:style-name="P162">Ręczne wprowadzanie rekordów</text:p>
        </text:list-item>
        <text:list-item>
          <text:p text:style-name="P163">Możliwość usuwania rekordów </text:p>
        </text:list-item>
      </text:list>
      <text:p text:style-name="P18"/>
      <text:p text:style-name="P26">Wymagania niefunkcjonalne:</text:p>
      <text:p text:style-name="P43">•<text:tab/>Bezawaryjność i niezawodność </text:p>
      <text:p text:style-name="P43">•<text:tab/>Szybkość działania</text:p>
      <text:p text:style-name="P44">•<text:tab/>Przejrzystość</text:p>
      <text:p text:style-name="P44">•<text:tab/>Skalowalność</text:p>
      <text:h text:style-name="P108" text:outline-level="2"/>
      <text:h text:style-name="P111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29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46"><text:s/></text:span><text:span text:style-name="T47">Zbiór ten składa się z danych pogodowych dla 209579 miast na świecie, dane zawarte w pliku są w formacie JSON. </text:span></text:p>
      <text:p text:style-name="P51"><text:s/><text:span text:style-name="T42">{</text:span></text:p>
      <text:p text:style-name="P51"><text:s text:c="3"/><text:span text:style-name="T43">"city"</text:span><text:span text:style-name="T42">:{</text:span></text:p>
      <text:p text:style-name="P51"><text:s text:c="6"/><text:span text:style-name="T43">"id"</text:span><text:span text:style-name="T42">:</text:span><text:span text:style-name="T44">14256</text:span><text:span text:style-name="T42">,</text:span></text:p>
      <text:p text:style-name="P51"><text:s text:c="6"/><text:span text:style-name="T43">"name"</text:span><text:span text:style-name="T42">:</text:span><text:span text:style-name="T44">"Azadshahr"</text:span><text:span text:style-name="T42">,</text:span></text:p>
      <text:p text:style-name="P51"><text:s text:c="6"/><text:span text:style-name="T43">"findname"</text:span><text:span text:style-name="T42">:</text:span><text:span text:style-name="T44">"AZADSHAHR"</text:span><text:span text:style-name="T42">,</text:span></text:p>
      <text:p text:style-name="P51"><text:s text:c="6"/><text:span text:style-name="T43">"country"</text:span><text:span text:style-name="T42">:</text:span><text:span text:style-name="T44">"IR"</text:span><text:span text:style-name="T42">,</text:span></text:p>
      <text:p text:style-name="P51"><text:s text:c="6"/><text:span text:style-name="T43">"coord"</text:span><text:span text:style-name="T42">:{</text:span></text:p>
      <text:p text:style-name="P51"><text:s text:c="9"/><text:span text:style-name="T43">"lon"</text:span><text:span text:style-name="T42">:</text:span><text:span text:style-name="T44">48.570728</text:span><text:span text:style-name="T42">,</text:span></text:p>
      <text:p text:style-name="P51"><text:s text:c="9"/><text:span text:style-name="T43">"lat"</text:span><text:span text:style-name="T42">:</text:span><text:span text:style-name="T44">34.790878</text:span></text:p>
      <text:p text:style-name="P51"><text:s text:c="6"/><text:span text:style-name="T42">},</text:span></text:p>
      <text:p text:style-name="P51"><text:s text:c="6"/><text:span text:style-name="T43">"zoom"</text:span><text:span text:style-name="T42">:</text:span><text:span text:style-name="T44">10</text:span></text:p>
      <text:p text:style-name="P51"><text:s text:c="3"/><text:span text:style-name="T42">},</text:span></text:p>
      <text:p text:style-name="P51"><text:s text:c="3"/><text:span text:style-name="T43">"time"</text:span><text:span text:style-name="T42">:</text:span><text:span text:style-name="T44">1554462304</text:span><text:span text:style-name="T42">,</text:span></text:p>
      <text:p text:style-name="P51"><text:s text:c="3"/><text:span text:style-name="T43">"main"</text:span><text:span text:style-name="T42">:{</text:span></text:p>
      <text:p text:style-name="P51"><text:s text:c="6"/><text:span text:style-name="T43">"temp"</text:span><text:span text:style-name="T42">:</text:span><text:span text:style-name="T44">287.07</text:span><text:span text:style-name="T42">,</text:span></text:p>
      <text:p text:style-name="P51"><text:s text:c="6"/><text:span text:style-name="T43">"pressure"</text:span><text:span text:style-name="T42">:</text:span><text:span text:style-name="T44">1022</text:span><text:span text:style-name="T42">,</text:span></text:p>
      <text:p text:style-name="P51"><text:s text:c="6"/><text:span text:style-name="T43">"humidity"</text:span><text:span text:style-name="T42">:</text:span><text:span text:style-name="T44">71</text:span><text:span text:style-name="T42">,</text:span></text:p>
      <text:p text:style-name="P51"><text:s text:c="6"/><text:span text:style-name="T43">"temp_min"</text:span><text:span text:style-name="T42">:</text:span><text:span text:style-name="T44">284.15</text:span><text:span text:style-name="T42">,</text:span></text:p>
      <text:p text:style-name="P51"><text:s text:c="6"/><text:span text:style-name="T43">"temp_max"</text:span><text:span text:style-name="T42">:</text:span><text:span text:style-name="T44">289.15</text:span></text:p>
      <text:p text:style-name="P51"><text:s text:c="3"/><text:span text:style-name="T42">},</text:span></text:p>
      <text:p text:style-name="P51"><text:s text:c="3"/><text:span text:style-name="T43">"wind"</text:span><text:span text:style-name="T42">:{</text:span></text:p>
      <text:p text:style-name="P51"><text:s text:c="6"/><text:span text:style-name="T43">"speed"</text:span><text:span text:style-name="T42">:</text:span><text:span text:style-name="T44">4.1</text:span><text:span text:style-name="T42">,</text:span></text:p>
      <text:p text:style-name="P51"><text:s text:c="6"/><text:span text:style-name="T43">"deg"</text:span><text:span text:style-name="T42">:</text:span><text:span text:style-name="T44">340</text:span></text:p>
      <text:p text:style-name="P51"><text:s text:c="3"/><text:span text:style-name="T42">},</text:span></text:p>
      <text:p text:style-name="P51"><text:s text:c="3"/><text:span text:style-name="T43">"clouds"</text:span><text:span text:style-name="T42">:{</text:span></text:p>
      <text:p text:style-name="P51"><text:s text:c="6"/><text:span text:style-name="T43">"all"</text:span><text:span text:style-name="T42">:</text:span><text:span text:style-name="T44">90</text:span></text:p>
      <text:p text:style-name="P51"><text:s text:c="3"/><text:span text:style-name="T42">},</text:span></text:p>
      <text:p text:style-name="P51"><text:s text:c="3"/><text:span text:style-name="T43">"weather"</text:span><text:span text:style-name="T42">:[</text:span></text:p>
      <text:p text:style-name="P51"><text:s text:c="6"/><text:span text:style-name="T42">{</text:span></text:p>
      <text:p text:style-name="P51"><text:s text:c="9"/><text:span text:style-name="T43">"id"</text:span><text:span text:style-name="T42">:</text:span><text:span text:style-name="T44">804</text:span><text:span text:style-name="T42">,</text:span></text:p>
      <text:p text:style-name="P51"><text:s text:c="9"/><text:span text:style-name="T43">"main"</text:span><text:span text:style-name="T42">:</text:span><text:span text:style-name="T44">"Clouds"</text:span><text:span text:style-name="T42">,</text:span></text:p>
      <text:p text:style-name="P51"><text:s text:c="9"/><text:span text:style-name="T43">"description"</text:span><text:span text:style-name="T42">:</text:span><text:span text:style-name="T44">"overcast clouds"</text:span><text:span text:style-name="T42">,</text:span></text:p>
      <text:p text:style-name="P51"><text:s text:c="9"/><text:span text:style-name="T43">"icon"</text:span><text:span text:style-name="T42">:</text:span><text:span text:style-name="T44">"04d"</text:span></text:p>
      <text:p text:style-name="P51"><text:s text:c="6"/><text:span text:style-name="T42">}</text:span></text:p>
      <text:p text:style-name="P51"><text:s text:c="3"/><text:span text:style-name="T42">]</text:span></text:p>
      <text:p text:style-name="P52">}</text:p>
      <text:p text:style-name="P52"/>
      <text:p text:style-name="P53">Listing 1. Przykładowy wpis w danych pogodowych.</text:p>
      <text:p text:style-name="P54"/>
      <text:p text:style-name="Preformatted_20_Text"/>
      <table:table table:name="Table1" table:style-name="Table1">
        <table:table-column table:style-name="Table1.A" table:number-columns-repeated="3"/>
        <table:table-row table:style-name="TableLine94716639163536">
          <table:table-cell table:style-name="Table1.A1" office:value-type="string">
            <text:p text:style-name="P70">Parametr</text:p>
          </table:table-cell>
          <table:table-cell table:style-name="Table1.A1" office:value-type="string">
            <text:p text:style-name="P70">Opis</text:p>
          </table:table-cell>
          <table:table-cell table:style-name="Table1.C1" office:value-type="string">
            <text:p text:style-name="P70">Jednostka</text:p>
          </table:table-cell>
        </table:table-row>
        <table:table-row table:style-name="TableLine94716639235904">
          <table:table-cell table:style-name="Table1.A2" office:value-type="string">
            <text:p text:style-name="P61">city.id</text:p>
          </table:table-cell>
          <table:table-cell table:style-name="Table1.A2" office:value-type="string">
            <text:p text:style-name="P62">Idetyfikator miasta zgdodny z wpisem w bazie GEONAMES </text:p>
          </table:table-cell>
          <table:table-cell table:style-name="Table1.C2" office:value-type="string">
            <text:p text:style-name="P60"><text:s/><text:span text:style-name="T45">brak</text:span></text:p>
          </table:table-cell>
        </table:table-row>
        <table:table-row table:style-name="TableLine94716639237360">
          <table:table-cell table:style-name="Table1.A2" office:value-type="string">
            <text:p text:style-name="P63">city.name</text:p>
          </table:table-cell>
          <table:table-cell table:style-name="Table1.A2" office:value-type="string">
            <text:p text:style-name="P64">Nazwa miasta</text:p>
          </table:table-cell>
          <table:table-cell table:style-name="Table1.C2" office:value-type="string">
            <text:p text:style-name="P63">brak</text:p>
          </table:table-cell>
        </table:table-row>
        <table:table-row table:style-name="TableLine94716639238160">
          <table:table-cell table:style-name="Table1.A2" office:value-type="string">
            <text:p text:style-name="P63">city.country</text:p>
          </table:table-cell>
          <table:table-cell table:style-name="Table1.A2" office:value-type="string">
            <text:p text:style-name="P64">Kod kraju (ISO 3166-1)</text:p>
          </table:table-cell>
          <table:table-cell table:style-name="Table1.C2" office:value-type="string">
            <text:p text:style-name="P63">brak</text:p>
          </table:table-cell>
        </table:table-row>
        <table:table-row table:style-name="TableLine94716639239008">
          <table:table-cell table:style-name="Table1.A2" office:value-type="string">
            <text:p text:style-name="P65">city.coord.lon</text:p>
          </table:table-cell>
          <table:table-cell table:style-name="Table1.A2" office:value-type="string">
            <text:p text:style-name="P75">Długość geograficzna, na której znajduje się miasto</text:p>
          </table:table-cell>
          <table:table-cell table:style-name="Table1.C2" office:value-type="string">
            <text:p text:style-name="P69">Stopnie geograficzne</text:p>
          </table:table-cell>
        </table:table-row>
        <table:table-row table:style-name="TableLine94716639239808">
          <table:table-cell table:style-name="Table1.A2" office:value-type="string">
            <text:p text:style-name="P65">city.coord.lat</text:p>
          </table:table-cell>
          <table:table-cell table:style-name="Table1.A2" office:value-type="string">
            <text:p text:style-name="P75">Szerokość geograficzna, na której znajduje się miasto</text:p>
          </table:table-cell>
          <table:table-cell table:style-name="Table1.C2" office:value-type="string">
            <text:p text:style-name="P69">Stopnie geograficzne</text:p>
          </table:table-cell>
        </table:table-row>
        <table:table-row table:style-name="TableLine94716639240560">
          <table:table-cell table:style-name="Table1.A2" office:value-type="string">
            <text:p text:style-name="P60">time</text:p>
          </table:table-cell>
          <table:table-cell table:style-name="Table1.A2" office:value-type="string">
            <text:p text:style-name="P66">Czas odczytu danych</text:p>
          </table:table-cell>
          <table:table-cell table:style-name="Table1.C2" office:value-type="string">
            <text:p text:style-name="P65">Unix/UTC</text:p>
          </table:table-cell>
        </table:table-row>
        <table:table-row table:style-name="TableLine94716639241440">
          <table:table-cell table:style-name="Table1.A2" office:value-type="string">
            <text:p text:style-name="P76">main.temp</text:p>
          </table:table-cell>
          <table:table-cell table:style-name="Table1.A2" office:value-type="string">
            <text:p text:style-name="P75">Temperatura</text:p>
          </table:table-cell>
          <table:table-cell table:style-name="Table1.C2" office:value-type="string">
            <text:p text:style-name="P76">Kelvin</text:p>
          </table:table-cell>
        </table:table-row>
        <table:table-row table:style-name="TableLine94716639242400">
          <table:table-cell table:style-name="Table1.A2" office:value-type="string">
            <text:p text:style-name="P76">main.pressure</text:p>
          </table:table-cell>
          <table:table-cell table:style-name="Table1.A2" office:value-type="string">
            <text:p text:style-name="P75">Ciśnienie atmosferyczne</text:p>
          </table:table-cell>
          <table:table-cell table:style-name="Table1.C2" office:value-type="string">
            <text:p text:style-name="P76">hPa</text:p>
          </table:table-cell>
        </table:table-row>
        <table:table-row table:style-name="TableLine94716639243280">
          <table:table-cell table:style-name="Table1.A2" office:value-type="string">
            <text:p text:style-name="P76">main.humidity</text:p>
          </table:table-cell>
          <table:table-cell table:style-name="Table1.A2" office:value-type="string">
            <text:p text:style-name="P75">Wilgotność</text:p>
          </table:table-cell>
          <table:table-cell table:style-name="Table1.C2" office:value-type="string">
            <text:p text:style-name="P60">%</text:p>
          </table:table-cell>
        </table:table-row>
        <table:table-row table:style-name="TableLine94716639244240">
          <table:table-cell table:style-name="Table1.A2" office:value-type="string">
            <text:p text:style-name="P76">main.temp_min</text:p>
          </table:table-cell>
          <table:table-cell table:style-name="Table1.A2" office:value-type="string">
            <text:p text:style-name="P75">Minimalna temperatura zaobserwowana w danym momencie</text:p>
          </table:table-cell>
          <table:table-cell table:style-name="Table1.C2" office:value-type="string">
            <text:p text:style-name="P76">Kelvin</text:p>
          </table:table-cell>
        </table:table-row>
        <table:table-row table:style-name="TableLine94716639245120">
          <table:table-cell table:style-name="Table1.A2" office:value-type="string">
            <text:p text:style-name="P76">main.temp_max</text:p>
          </table:table-cell>
          <table:table-cell table:style-name="Table1.A2" office:value-type="string">
            <text:p text:style-name="P75">Maksymalna temperatura zaobserwowana w danym momencie</text:p>
          </table:table-cell>
          <table:table-cell table:style-name="Table1.C2" office:value-type="string">
            <text:p text:style-name="P76">Kelvin</text:p>
          </table:table-cell>
        </table:table-row>
        <table:table-row table:style-name="TableLine94716639246080">
          <table:table-cell table:style-name="Table1.A2" office:value-type="string">
            <text:p text:style-name="P76">wind.speed</text:p>
          </table:table-cell>
          <table:table-cell table:style-name="Table1.A2" office:value-type="string">
            <text:p text:style-name="P75">Prędkośćwiatru</text:p>
          </table:table-cell>
          <table:table-cell table:style-name="Table1.C2" office:value-type="string">
            <text:p text:style-name="P76">m/s</text:p>
          </table:table-cell>
        </table:table-row>
        <table:table-row table:style-name="TableLine94716639247040">
          <table:table-cell table:style-name="Table1.A2" office:value-type="string">
            <text:p text:style-name="P76">wind.degree</text:p>
          </table:table-cell>
          <table:table-cell table:style-name="Table1.A2" office:value-type="string">
            <text:p text:style-name="P75">Kierunek wiatru</text:p>
          </table:table-cell>
          <table:table-cell table:style-name="Table1.C2" office:value-type="string">
            <text:p text:style-name="P76">Stopnie meteorologiczne</text:p>
          </table:table-cell>
        </table:table-row>
        <table:table-row table:style-name="TableLine94716639248000">
          <table:table-cell table:style-name="Table1.A2" office:value-type="string">
            <text:p text:style-name="P76">clouds.all</text:p>
          </table:table-cell>
          <table:table-cell table:style-name="Table1.A2" office:value-type="string">
            <text:p text:style-name="P75">Zachmurzenie</text:p>
          </table:table-cell>
          <table:table-cell table:style-name="Table1.C2" office:value-type="string">
            <text:p text:style-name="P60">%</text:p>
          </table:table-cell>
        </table:table-row>
        <table:table-row table:style-name="TableLine94716639248960">
          <table:table-cell table:style-name="Table1.A2" office:value-type="string">
            <text:p text:style-name="P76">weather.id</text:p>
          </table:table-cell>
          <table:table-cell table:style-name="Table1.A2" office:value-type="string">
            <text:p text:style-name="P75">Identyfikator warunku pogodowego</text:p>
          </table:table-cell>
          <table:table-cell table:style-name="Table1.C2" office:value-type="string">
            <text:p text:style-name="P67">brak</text:p>
          </table:table-cell>
        </table:table-row>
        <table:table-row table:style-name="TableLine94716639249920">
          <table:table-cell table:style-name="Table1.A2" office:value-type="string">
            <text:p text:style-name="P76">weather.main</text:p>
          </table:table-cell>
          <table:table-cell table:style-name="Table1.A2" office:value-type="string">
            <text:p text:style-name="P76">Grupa warunków pogodowych</text:p>
          </table:table-cell>
          <table:table-cell table:style-name="Table1.C2" office:value-type="string">
            <text:p text:style-name="P68">brak</text:p>
          </table:table-cell>
        </table:table-row>
        <table:table-row table:style-name="TableLine94716639250880">
          <table:table-cell table:style-name="Table1.A2" office:value-type="string">
            <text:p text:style-name="P76">weather.description</text:p>
          </table:table-cell>
          <table:table-cell table:style-name="Table1.A2" office:value-type="string">
            <text:p text:style-name="P76">Opis warunków pogodowych</text:p>
          </table:table-cell>
          <table:table-cell table:style-name="Table1.C2" office:value-type="string">
            <text:p text:style-name="P68">brak</text:p>
          </table:table-cell>
        </table:table-row>
        <table:table-row table:style-name="TableLine94716639251840">
          <table:table-cell table:style-name="Table1.A2" office:value-type="string">
            <text:p text:style-name="P76">weather.icon</text:p>
          </table:table-cell>
          <table:table-cell table:style-name="Table1.A2" office:value-type="string">
            <text:p text:style-name="P60"><text:span text:style-name="T30">Ikona </text:span><text:span text:style-name="T31">warunku pogodowego</text:span></text:p>
          </table:table-cell>
          <table:table-cell table:style-name="Table1.C2" office:value-type="string">
            <text:p text:style-name="P68">brak</text:p>
          </table:table-cell>
        </table:table-row>
      </table:table>
      <text:p text:style-name="P31"/>
      <text:p text:style-name="P31">Tabela 1. Opis danych pogodowych</text:p>
      <text:p text:style-name="P19"><text:tab/></text:p>
      <text:h text:style-name="P108" text:outline-level="2"/>
      <text:h text:style-name="P111" text:outline-level="2"><text:bookmark-start text:name="_Toc53648707"/><text:bookmark-start text:name="__RefHeading___Toc2512_3259790794"/><text:bookmark-start text:name="_Toc53610527"/><text:bookmark-start text:name="_Toc53675710"/>Porównanie wybranych systemów baz danych (MongoDB oraz Cassandra)<text:bookmark-end text:name="_Toc53648707"/><text:bookmark-end text:name="_Toc53610527"/><text:bookmark-end text:name="_Toc53675710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716639256144">
          <table:table-cell table:style-name="Table2.A1" office:value-type="string">
            <text:p text:style-name="P78">Wymagania</text:p>
          </table:table-cell>
          <table:table-cell table:style-name="Table2.A1" office:value-type="string">
            <text:p text:style-name="P78">Cassandra </text:p>
          </table:table-cell>
          <table:table-cell table:style-name="Table2.C1" office:value-type="string">
            <text:p text:style-name="P78">MongoDB</text:p>
          </table:table-cell>
        </table:table-row>
        <table:table-row table:style-name="TableLine94716639282048">
          <table:table-cell table:style-name="Table2.A2" office:value-type="string">
            <text:p text:style-name="P79">Typ NBD</text:p>
          </table:table-cell>
          <table:table-cell table:style-name="Table2.A2" office:value-type="string">
            <text:p text:style-name="P81"><text:span text:style-name="T66">K</text:span>olumnowa</text:p>
          </table:table-cell>
          <table:table-cell table:style-name="Table2.C2" office:value-type="string">
            <text:p text:style-name="P81"><text:span text:style-name="T67">D</text:span>okumentowa</text:p>
          </table:table-cell>
        </table:table-row>
        <table:table-row table:style-name="TableLine94716639283504">
          <table:table-cell table:style-name="Table2.A2" office:value-type="string">
            <text:p text:style-name="P79">Skalowalność</text:p>
          </table:table-cell>
          <table:table-cell table:style-name="Table2.A2" office:value-type="string">
            <text:p text:style-name="P81">Wysoka</text:p>
          </table:table-cell>
          <table:table-cell table:style-name="Table2.C2" office:value-type="string">
            <text:p text:style-name="P81">Ograniczona</text:p>
          </table:table-cell>
        </table:table-row>
        <table:table-row table:style-name="TableLine94716639284304">
          <table:table-cell table:style-name="Table2.A2" office:value-type="string">
            <text:p text:style-name="P80">stosunek ilości zapisów do odczytów</text:p>
          </table:table-cell>
          <table:table-cell table:style-name="Table2.A2" office:value-type="string">
            <text:p text:style-name="P84">Zapisy i odczyty mogą być wykonywane do/z dowolnego węzła</text:p>
          </table:table-cell>
          <table:table-cell table:style-name="Table2.C2" office:value-type="string">
            <text:p text:style-name="P84">Zapisy mogą być wykonywane tylko do węzła master, odczyty ze wszytkich węzłów</text:p>
          </table:table-cell>
        </table:table-row>
        <table:table-row table:style-name="TableLine94716639285152">
          <table:table-cell table:style-name="Table2.A2" office:value-type="string">
            <text:p text:style-name="P80"><text:span text:style-name="T71">M</text:span>ożliwość umieszczenia bazy w systemie chmurowym</text:p>
          </table:table-cell>
          <table:table-cell table:style-name="Table2.A2" office:value-type="string">
            <text:p text:style-name="P81">Tak</text:p>
          </table:table-cell>
          <table:table-cell table:style-name="Table2.C2" office:value-type="string">
            <text:p text:style-name="P81">Tak</text:p>
          </table:table-cell>
        </table:table-row>
        <table:table-row table:style-name="TableLine94716639285952">
          <table:table-cell table:style-name="Table2.A2" office:value-type="string">
            <text:p text:style-name="P30">Prostota języka zapytań</text:p>
          </table:table-cell>
          <table:table-cell table:style-name="Table2.A2" office:value-type="string">
            <text:p text:style-name="P81">Wykorzystuje język CQL (składnia podobna do SQL)</text:p>
          </table:table-cell>
          <table:table-cell table:style-name="Table2.C2" office:value-type="string">
            <text:p text:style-name="P81">Własny język zapytań</text:p>
          </table:table-cell>
        </table:table-row>
        <table:table-row table:style-name="TableLine94716639286704">
          <table:table-cell table:style-name="Table2.A2" office:value-type="string">
            <text:p text:style-name="P20"><text:span text:style-name="T71">M</text:span>etoda replikacji</text:p>
          </table:table-cell>
          <table:table-cell table:style-name="Table2.A2" office:value-type="string">
            <text:p text:style-name="P87"><text:span text:style-name="T34">Cassandra </text:span><text:span text:style-name="T32">wspiera replikację danych pomiędzy serwerami dla zapewnienia redundancji oraz zwiększenia niezawodności.</text:span></text:p>
            <text:p text:style-name="P88"><text:span text:style-name="T34">W Cassandrze nie ma konfiguracji master/slave, dane są rozlokowane na wielu węzłach. Za ich spójność odpowiada wspołczynnik spójności. W przypadku awarii jednego z węzłów inny przejm</text:span><text:span text:style-name="T35">u</text:span><text:span text:style-name="T34">je jego pracę.</text:span></text:p>
          </table:table-cell>
          <table:table-cell table:style-name="Table2.C2" office:value-type="string">
            <text:p text:style-name="P77">MongoDB wspiera replikację danych pomiędzy serwerami dla zapewnienia redundancji oraz zwiększenia niezawodności. </text:p>
            <text:p text:style-name="P89"><text:span text:style-name="T32">MongoDB </text:span><text:span text:style-name="T33">musi być rozlokowany na przynajmniej 2 </text:span><text:span text:style-name="T34">węzłach</text:span><text:span text:style-name="T32">: master i slave. <text:line-break/></text:span><text:span text:style-name="T33">Rolą mastera jest zapisywanie oraz odczytywanie danych, a salve kopiuje zapisane dane. W przypadku awarii mastera, slave przejmuje jego rolę. </text:span></text:p>
          </table:table-cell>
        </table:table-row>
        <table:table-row table:style-name="TableLine94716639287504">
          <table:table-cell table:style-name="Table2.A2" office:value-type="string">
            <text:p text:style-name="P20"><text:span text:style-name="T71">W</text:span>sparcie i dokumentacja</text:p>
          </table:table-cell>
          <table:table-cell table:style-name="Table2.A2" office:value-type="string">
            <text:p text:style-name="P83">Niepełna dokumentacja (work-in-progress)</text:p>
          </table:table-cell>
          <table:table-cell table:style-name="Table2.C2" office:value-type="string">
            <text:p text:style-name="P82">Wysokiej jakości dokumentacja oraz wsparcie</text:p>
          </table:table-cell>
        </table:table-row>
        <table:table-row table:style-name="TableLine94716639288384">
          <table:table-cell table:style-name="Table2.A2" office:value-type="string">
            <text:p text:style-name="P21">Przewidywane problemy</text:p>
          </table:table-cell>
          <table:table-cell table:style-name="Table2.A2" office:value-type="string">
            <text:p text:style-name="P85">Wymaga specjalnych operacji do obsługi formatu JSON</text:p>
          </table:table-cell>
          <table:table-cell table:style-name="Table2.C2" office:value-type="string">
            <text:p text:style-name="P86">Usunięcie dokumentu z kolekcji nie powoduje zwolnienia miejsca na dysku</text:p>
          </table:table-cell>
        </table:table-row>
      </table:table>
      <text:p text:style-name="P32"/>
      <text:p text:style-name="P31">Tabela 2. Porównanie baz danych.</text:p>
      <text:p text:style-name="P27">Po analizie<text:span text:style-name="T68"> tabeli 2 zdecywaliśmy, że wykorzystamy bazę danych Cassandra.</text:span></text:p>
      <text:p text:style-name="P28">Pomino gorszej jakości dokumenacji i mniejszej liczby materiałów pomocniczych, posiada ona lepszą skalowalność niż MongoDB. Zapisy i odczyty mogą byc realizowane do/z dowolnego jej węzła. Kolejną jej zaletą <text:span text:style-name="T69">jest wykorzystywanie jezyka podobnego w składni <text:s/>do języka SQL. <text:s/>Ponadto w przypadku awarii jednego z węzłów nie występuje przestój podczas którego nie można realizować zapytań do bazy. [1]</text:span></text:p>
      <text:h text:style-name="P105" text:outline-level="1"><text:bookmark-start text:name="_Toc53675711"/><text:bookmark-start text:name="_Toc53648708"/><text:bookmark-start text:name="__RefHeading___Toc1736_599542671"/><text:bookmark-start text:name="_Toc53610528"/><text:soft-page-break/>Prototyp<text:bookmark-end text:name="_Toc53675711"/><text:bookmark-end text:name="_Toc53648708"/><text:bookmark-end text:name="__RefHeading___Toc1736_599542671"/><text:bookmark-end text:name="_Toc53610528"/></text:h>
      <text:h text:style-name="P109" text:outline-level="2"><text:bookmark-start text:name="_Toc53610529"/><text:bookmark-start text:name="_Toc53648709"/><text:bookmark-start text:name="_Toc53675712"/><text:bookmark-start text:name="__RefHeading___Toc118_3699051073"/>Prototyp systemu<text:bookmark-end text:name="_Toc53610529"/><text:bookmark-end text:name="_Toc53648709"/><text:bookmark-end text:name="_Toc53675712"/><text:bookmark-end text:name="__RefHeading___Toc118_3699051073"/></text:h>
      <text:p text:style-name="P22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102"/>
      <text:list xml:id="list319824691" text:style-name="L4">
        <text:list-item>
          <text:p text:style-name="P112">Opis wybranej technologii implementacji RESTful API</text:p>
          <text:p text:style-name="P116"><text:span text:style-name="T105">Do implementacji RESTful API wybraliśmy technologie </text:span><text:span text:style-name="T106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06">https://start.spring.io/</text:span></text:a><text:span text:style-name="T106"> można wygenerować gotowy szkielet projektu wraz z niezbędnymi zależnościami.<text:line-break/></text:span></text:p>
        </text:list-item>
        <text:list-item>
          <text:p text:style-name="P113">Wybór chmury obliczeniowej</text:p>
        </text:list-item>
      </text:list>
      <text:p text:style-name="P57"><text:span text:style-name="T1">Po analizie dostępnych na rynku </text:span><text:span text:style-name="T5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6">podstawy jej działania. [</text:span><text:span text:style-name="T10">3</text:span><text:span text:style-name="T6">]</text:span></text:p>
      <text:p text:style-name="P58"><text:span text:style-name="T1">Na podstawie badań przeprowadzonych przez firmę Gartner w Sierpniu 2020 chmura AWS jest liderem rozwiązań IaaS ( Infrastructure as a Service ), </text:span><text:span text:style-name="T4">deklasując rozwiązania takich firm <text:s/>jak Microsoft lub Google. [</text:span><text:span text:style-name="T10">4</text:span><text:span text:style-name="T4">]</text:span></text:p>
      <text:p text:style-name="P59"/>
      <text:list xml:id="list191835124" text:style-name="L5">
        <text:list-item>
          <text:p text:style-name="P114">Instalacja oraz konfiguracja bazy danych</text:p>
          <text:p text:style-name="P117"><text:span text:style-name="T24">Do instalacji bazy danych Cassandra wykorzystaliśmy narzędzie Docker Compose. [</text:span><text:span text:style-name="T27">5</text:span><text:span text:style-name="T24">]<text:line-break/>Przygotowaliśmy odpowiedni skrypt inicjalizacyjny </text:span><text:span text:style-name="T25">konfigurujący i uruchamiający kontener.</text:span></text:p>
          <text:p text:style-name="P118"><text:span text:style-name="T14">Skrypt uruchamia się poleceniem : </text:span><text:span text:style-name="Source_20_Text"><text:span text:style-name="T74"><text:s/>docker-compose up</text:span></text:span></text:p>
          <text:p text:style-name="P118"><text:span text:style-name="Source_20_Text"><text:span text:style-name="T74"/></text:span></text:p>
          <text:list>
            <text:list-header>
              <text:p text:style-name="P129"><text:span text:style-name="T76">version</text:span><text:span text:style-name="T78">: </text:span><text:span text:style-name="T79">'3'</text:span><text:line-break/><text:span text:style-name="T77">services</text:span><text:span text:style-name="T78">:</text:span><text:line-break/><text:span text:style-name="T78"> <text:s/></text:span><text:span text:style-name="T77">mycassandra</text:span><text:span text:style-name="T78">:</text:span><text:line-break/><text:span text:style-name="T78"> <text:s text:c="3"/></text:span><text:span text:style-name="T77">image</text:span><text:span text:style-name="T78">: </text:span><text:span text:style-name="T80">cassandra</text:span><text:line-break/><text:span text:style-name="T80"> <text:s text:c="3"/></text:span><text:span text:style-name="T77">container_name</text:span><text:span text:style-name="T78">: </text:span><text:span text:style-name="T81">mycassandra</text:span><text:line-break/><text:span text:style-name="T81"> <text:s text:c="3"/></text:span><text:span text:style-name="T77">ports</text:span><text:span text:style-name="T78">:</text:span><text:line-break/><text:span text:style-name="T78"> <text:s text:c="3"/>- </text:span><text:span text:style-name="T79">"9042:9042"</text:span></text:p>
              <text:p text:style-name="P118"><text:span text:style-name="T48">Listing </text:span><text:span text:style-name="T49">2</text:span><text:span text:style-name="T48">. </text:span><text:span text:style-name="T49">Skrypt docker-compose.yml przygotowywujący kontener z bazą danych Cassandra.</text:span></text:p>
              <text:p text:style-name="P121"/>
              <text:p text:style-name="P118"><text:span text:style-name="T15">Po uruchomieniu kontenera należy uruchomić RESTful API. W celu uruchomienia API wykorzystano Maven’a i polecenie:</text:span><text:span text:style-name="T12"> <text:s/></text:span><text:span text:style-name="Source_20_Text"><text:span text:style-name="T82">mvn spring-boot:run</text:span></text:span></text:p>
              <text:p text:style-name="P119"><text:span text:style-name="Source_20_Text"><text:span text:style-name="T13"><text:line-break/></text:span></text:span><text:span text:style-name="Source_20_Text"><text:span text:style-name="T19">Dzięku użyciu zależn</text:span></text:span><text:span text:style-name="Source_20_Text"><text:span text:style-name="T18">ości</text:span></text:span><text:span text:style-name="Source_20_Text"><text:span text:style-name="T17"> </text:span></text:span><text:span text:style-name="Source_20_Text"><text:span text:style-name="T23">Spring Data for Apache Cassandra</text:span></text:span><text:span text:style-name="Source_20_Text"><text:span text:style-name="T17"> </text:span></text:span><text:span text:style-name="Source_20_Text"><text:span text:style-name="T19">po uruchom</text:span></text:span><text:span text:style-name="Source_20_Text"><text:span text:style-name="T75">i</text:span></text:span><text:span text:style-name="Source_20_Text"><text:span text:style-name="T19">eniu </text:span></text:span><text:span text:style-name="Source_20_Text"><text:span text:style-name="T88">A</text:span></text:span><text:span text:style-name="Source_20_Text"><text:span text:style-name="T18">PI w bazie danych automatycznie jest generowan</text:span></text:span><text:span text:style-name="Source_20_Text"><text:span text:style-name="T88">a</text:span></text:span><text:span text:style-name="Source_20_Text"><text:span text:style-name="T18"> pusta tab</text:span></text:span><text:span text:style-name="Source_20_Text"><text:span text:style-name="T88">e</text:span></text:span><text:span text:style-name="Source_20_Text"><text:span text:style-name="T18">la</text:span></text:span><text:span text:style-name="Source_20_Text"><text:span text:style-name="T19"> </text:span></text:span><text:span text:style-name="Source_20_Text"><text:span text:style-name="T18">[</text:span></text:span><text:span text:style-name="Source_20_Text"><text:span text:style-name="T22">6</text:span></text:span><text:span text:style-name="Source_20_Text"><text:span text:style-name="T18">].</text:span></text:span></text:p>
              <text:p text:style-name="P119"><text:span text:style-name="Source_20_Text"><text:span text:style-name="T18"/></text:span></text:p>
              <text:p text:style-name="P119"><text:span text:style-name="Source_20_Text"><text:span text:style-name="T20">Zmienne potrzebne do konfiguracji</text:span></text:span><text:span text:style-name="Source_20_Text"><text:span text:style-name="T19"> połączenia z bazą danych</text:span></text:span><text:span text:style-name="Source_20_Text"><text:span text:style-name="T13"> </text:span></text:span><text:span text:style-name="Source_20_Text"><text:span text:style-name="T18">znajduje się w pliku </text:span></text:span><text:span text:style-name="Source_20_Text"><text:span text:style-name="T84">a</text:span></text:span><text:span text:style-name="Source_20_Text"><text:span text:style-name="T85">p</text:span></text:span><text:span text:style-name="Source_20_Text"><text:span text:style-name="T83">plication.properties</text:span></text:span></text:p>
              <text:p text:style-name="P130"><text:soft-page-break/><text:span text:style-name="Source_20_Text"><text:span text:style-name="T93">spring.data.cassandra.keyspace-name</text:span></text:span><text:span text:style-name="T78">=</text:span><text:span text:style-name="T79">weatherspace</text:span><text:line-break/><text:span text:style-name="T94">spring.data.cassandra.basepackages </text:span><text:span text:style-name="T78">= <text:s/></text:span><text:span text:style-name="T95">pl</text:span><text:span text:style-name="T79">.</text:span><text:span text:style-name="T95">nosql</text:span><text:span text:style-name="T79">.</text:span><text:span text:style-name="T95">weather</text:span><text:span text:style-name="T79">.</text:span><text:span text:style-name="T95">cityweatherapp</text:span><text:span text:style-name="T79">.model</text:span></text:p>
              <text:p text:style-name="P130"><text:span text:style-name="T50">Li</text:span><text:span text:style-name="T55">s</text:span><text:span text:style-name="T56">t</text:span><text:span text:style-name="T55">ing</text:span><text:span text:style-name="T57"> 3.</text:span><text:span text:style-name="T50"> </text:span><text:span text:style-name="T52">Plik</text:span><text:span text:style-name="T51"> </text:span><text:span text:style-name="T52">application.properties</text:span><text:span text:style-name="T51"> </text:span><text:span text:style-name="T52">zawierający </text:span><text:span text:style-name="T53">zmienne konfiguracyjne</text:span><text:span text:style-name="T52"> </text:span><text:span text:style-name="T51">bazą danych Cassandra.</text:span><text:span text:style-name="T11"><text:line-break/></text:span></text:p>
              <text:p text:style-name="P120"><text:span text:style-name="T16">Baza danych zostaje wypełniona przy pomocy skryptu w jezyku Python. Wczytuje on dane w formacie JSON a następnie <text:s/>na każdym pomiarze w danych wykonuje żądanie POST do API. </text:span><text:span text:style-name="T11"><text:line-break/></text:span></text:p>
            </text:list-header>
          </text:list>
        </text:list-item>
        <text:list-item>
          <text:p text:style-name="P115"><text:span text:style-name="T72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 table:style-name="TableLine94716639388496">
          <table:table-cell table:style-name="Table3.A1" office:value-type="string">
            <text:p text:style-name="P74">URL</text:p>
          </table:table-cell>
          <table:table-cell table:style-name="Table3.A1" office:value-type="string">
            <text:p text:style-name="P74">Metoda HTTP</text:p>
          </table:table-cell>
          <table:table-cell table:style-name="Table3.C1" office:value-type="string">
            <text:p text:style-name="P74">Opis</text:p>
          </table:table-cell>
        </table:table-row>
        <table:table-row table:style-name="TableLine94716639384384">
          <table:table-cell table:style-name="Table3.A2" office:value-type="string">
            <text:p text:style-name="P72"><text:span text:style-name="Source_20_Text"><text:span text:style-name="T87">/api/weather</text:span></text:span></text:p>
          </table:table-cell>
          <table:table-cell table:style-name="Table3.A2" office:value-type="string">
            <text:p text:style-name="P71"><text:span text:style-name="Source_20_Text"><text:span text:style-name="T86">GET</text:span></text:span></text:p>
          </table:table-cell>
          <table:table-cell table:style-name="Table3.C2" office:value-type="string">
            <text:p text:style-name="P74">Pobranie wszytkich rekordów</text:p>
          </table:table-cell>
        </table:table-row>
        <table:table-row table:style-name="TableLine94716639421680">
          <table:table-cell table:style-name="Table3.A2" office:value-type="string">
            <text:p text:style-name="P73"><text:span text:style-name="Source_20_Text"><text:span text:style-name="T87">/api/weather/{id}</text:span></text:span></text:p>
          </table:table-cell>
          <table:table-cell table:style-name="Table3.A2" office:value-type="string">
            <text:p text:style-name="P90">GET</text:p>
          </table:table-cell>
          <table:table-cell table:style-name="Table3.C2" office:value-type="string">
            <text:p text:style-name="P74">Pobranie pojedyńczego rekordu o danym ID</text:p>
          </table:table-cell>
        </table:table-row>
        <table:table-row table:style-name="TableLine94716639401744">
          <table:table-cell table:style-name="Table3.A2" office:value-type="string">
            <text:p text:style-name="P73"><text:span text:style-name="Source_20_Text"><text:span text:style-name="T87">/api/weather</text:span></text:span></text:p>
          </table:table-cell>
          <table:table-cell table:style-name="Table3.A2" office:value-type="string">
            <text:p text:style-name="P90">POST</text:p>
          </table:table-cell>
          <table:table-cell table:style-name="Table3.C2" office:value-type="string">
            <text:p text:style-name="P74">Dodanie rekordu</text:p>
          </table:table-cell>
        </table:table-row>
        <table:table-row table:style-name="TableLine94716639402592">
          <table:table-cell table:style-name="Table3.A2" office:value-type="string">
            <text:p text:style-name="P73"><text:span text:style-name="Source_20_Text"><text:span text:style-name="T87">/api/weather/{id}</text:span></text:span></text:p>
          </table:table-cell>
          <table:table-cell table:style-name="Table3.A2" office:value-type="string">
            <text:p text:style-name="P90">PUT</text:p>
          </table:table-cell>
          <table:table-cell table:style-name="Table3.C2" office:value-type="string">
            <text:p text:style-name="P74">Modyfikacja rekordu</text:p>
          </table:table-cell>
        </table:table-row>
        <table:table-row table:style-name="TableLine94716639403392">
          <table:table-cell table:style-name="Table3.A2" office:value-type="string">
            <text:p text:style-name="P73"><text:span text:style-name="Source_20_Text"><text:span text:style-name="T87">/api/weather/{id}</text:span></text:span></text:p>
          </table:table-cell>
          <table:table-cell table:style-name="Table3.A2" office:value-type="string">
            <text:p text:style-name="P90">DELETE</text:p>
          </table:table-cell>
          <table:table-cell table:style-name="Table3.C2" office:value-type="string">
            <text:p text:style-name="P74">Usunięcie rekordu</text:p>
          </table:table-cell>
        </table:table-row>
      </table:table>
      <text:list xml:id="list174921309823207" text:continue-numbering="true" text:style-name="L5">
        <text:list-header>
          <text:p text:style-name="P140">Tabela <text:span text:style-name="T108">3</text:span>. Opis metod RESTful API</text:p>
        </text:list-header>
      </text:list>
      <text:h text:style-name="P109" text:outline-level="2"><text:bookmark-start text:name="_Toc53675713"/><text:bookmark-start text:name="_Toc53648710"/><text:bookmark-start text:name="_Toc53610530"/><text:bookmark-start text:name="__RefHeading___Toc120_3699051073"/>Implementacja RESTful API<text:bookmark-end text:name="_Toc53675713"/><text:bookmark-end text:name="_Toc53648710"/><text:bookmark-end text:name="_Toc53610530"/><text:bookmark-end text:name="__RefHeading___Toc120_3699051073"/></text:h>
      <text:p text:style-name="P22">Student ma za zadanie przygotować prostą implementację RESTful API, tak aby móc wykonywać podstawowe operacje CRUD na bazie danych.</text:p>
      <text:p text:style-name="P22">W tym podpunkcie muszą zostać zawarte informacje na temat:</text:p>
      <text:list xml:id="list2896695086" text:style-name="L6">
        <text:list-item>
          <text:p text:style-name="P165">Wykorzystane narzędzia</text:p>
          <text:list>
            <text:list-item>
              <text:p text:style-name="P166">język programowania: Java (openjdk 11)</text:p>
            </text:list-item>
            <text:list-item>
              <text:p text:style-name="P166">środowisko deweloperskie: IntellJ IDEA</text:p>
            </text:list-item>
            <text:list-item>
              <text:p text:style-name="P166">platforma programistyczna: <text:s/>Spring</text:p>
            </text:list-item>
            <text:list-item>
              <text:p text:style-name="P168">narzędzie automatyzujące budowę oprogramowania: <text:span text:style-name="T109">Maven</text:span></text:p>
            </text:list-item>
          </text:list>
        </text:list-item>
      </text:list>
      <text:p text:style-name="P45"/>
      <text:list xml:id="list174922634329805" text:continue-numbering="true" text:style-name="L6">
        <text:list-item>
          <text:p text:style-name="P169">Wykorzystane sterowniki</text:p>
        </text:list-item>
      </text:list>
      <text:p text:style-name="P46">Sterowniki wykorzystywane jako zależności Maven:</text:p>
      <text:list xml:id="list174922074417136" text:continue-numbering="true" text:style-name="L6">
        <text:list-item>
          <text:list>
            <text:list-item>
              <text:p text:style-name="P171">spring-boot-starter-data-cassandra <text:span text:style-name="T110">(Spring Data for Apache Cassandra)</text:span></text:p>
            </text:list-item>
            <text:list-item>
              <text:p text:style-name="P171">spring-boot-starter-web</text:p>
            </text:list-item>
          </text:list>
        </text:list-item>
      </text:list>
      <text:p text:style-name="P46"/>
      <text:list xml:id="list174921611225711" text:continue-numbering="true" text:style-name="L6">
        <text:list-item>
          <text:p text:style-name="P170">Parametry połączenia do bazy danych</text:p>
        </text:list-item>
      </text:list>
      <text:p text:style-name="P101"><text:span text:style-name="T94">spring.data.cassandra.keyspace-name</text:span><text:span text:style-name="T78">=</text:span><text:span text:style-name="T79">weatherspace</text:span><text:line-break/><text:span text:style-name="T94">spring.data.cassandra.contact-points</text:span><text:span text:style-name="T78">=</text:span><text:span text:style-name="T79">127.0.0.1</text:span><text:line-break/><text:span text:style-name="T94">spring.data.cassandra.port</text:span><text:span text:style-name="T78">=</text:span><text:span text:style-name="T96">9042</text:span><text:line-break/><text:span text:style-name="T94">spring.data.cassandra.local-datacenter</text:span><text:span text:style-name="T78">=</text:span><text:span text:style-name="T79">datacenter1</text:span></text:p>
      <text:p text:style-name="P56"><text:span text:style-name="T50">Li</text:span><text:span text:style-name="T55">s</text:span><text:span text:style-name="T56">t</text:span><text:span text:style-name="T55">ing</text:span><text:span text:style-name="T58"> 3.</text:span><text:span text:style-name="T50"> </text:span><text:span text:style-name="T52">Plik</text:span><text:span text:style-name="T51"> </text:span><text:span text:style-name="T52">application.properties</text:span><text:span text:style-name="T51"> </text:span><text:span text:style-name="T52">zawierający </text:span><text:span text:style-name="T54">parametry</text:span><text:span text:style-name="T53"> </text:span><text:span text:style-name="T54">połączenia z</text:span><text:span text:style-name="T52"> </text:span><text:span text:style-name="T51">bazą danych Cassandra.</text:span></text:p>
      <text:p text:style-name="P131"/>
      <text:p text:style-name="P133"/>
      <text:list xml:id="list174922625162754" text:continue-numbering="true" text:style-name="L6">
        <text:list-item>
          <text:p text:style-name="P173">Implementacja RESTful API</text:p>
          <text:p text:style-name="P174"><text:span text:style-name="T99">I</text:span><text:span text:style-name="T98">mplementacj</text:span><text:span text:style-name="T99">a</text:span><text:span text:style-name="T98"> komponentu dostępu do danych </text:span><text:span text:style-name="T99">znajduje się w klasie WeatherRepository i</text:span><text:span text:style-name="T98"> odpowiada sterownik <text:s/></text:span><text:span text:style-name="T102">Spring Data for Apache Cassandra,</text:span><text:span text:style-name="T100"> </text:span><text:span text:style-name="T98">udostępnia on </text:span><text:span text:style-name="T99">interfejs</text:span><text:span text:style-name="T98"> </text:span><text:span text:style-name="T103">CassandraRepository </text:span><text:span text:style-name="T98">zawierając</text:span><text:span text:style-name="T101">y</text:span><text:span text:style-name="T98"> metody:</text:span></text:p>
          <text:list>
            <text:list-item>
              <text:p text:style-name="P172"><text:span text:style-name="Source_20_Text"><text:span text:style-name="T36">&lt;S extends T&gt; S </text:span></text:span><text:span text:style-name="Source_20_Text"><text:span text:style-name="T37">save</text:span></text:span><text:span text:style-name="Source_20_Text"><text:span text:style-name="T36">(S entity); </text:span></text:span></text:p>
            </text:list-item>
            <text:list-item>
              <text:p text:style-name="P172"><text:span text:style-name="Source_20_Text"><text:span text:style-name="T36">Optional&lt;T&gt; </text:span></text:span><text:span text:style-name="Source_20_Text"><text:span text:style-name="T37">findById</text:span></text:span><text:span text:style-name="Source_20_Text"><text:span text:style-name="T36">(ID primaryKey); </text:span></text:span></text:p>
            </text:list-item>
            <text:list-item>
              <text:p text:style-name="P172"><text:span text:style-name="Source_20_Text"><text:span text:style-name="T36">Iterable&lt;T&gt; </text:span></text:span><text:span text:style-name="Source_20_Text"><text:span text:style-name="T37">findAll</text:span></text:span><text:span text:style-name="Source_20_Text"><text:span text:style-name="T36">();</text:span></text:span></text:p>
            </text:list-item>
            <text:list-item>
              <text:p text:style-name="P172"><text:span text:style-name="Source_20_Text"><text:span text:style-name="T29">long</text:span></text:span><text:span text:style-name="Source_20_Text"><text:span text:style-name="T36"> </text:span></text:span><text:span text:style-name="Source_20_Text"><text:span text:style-name="T37">count</text:span></text:span><text:span text:style-name="Source_20_Text"><text:span text:style-name="T36">(); </text:span></text:span></text:p>
            </text:list-item>
            <text:list-item>
              <text:p text:style-name="P172"><text:span text:style-name="Source_20_Text"><text:span text:style-name="T29">void</text:span></text:span><text:span text:style-name="Source_20_Text"><text:span text:style-name="T36"> </text:span></text:span><text:span text:style-name="Source_20_Text"><text:span text:style-name="T37">delete</text:span></text:span><text:span text:style-name="Source_20_Text"><text:span text:style-name="T36">(T entity);</text:span></text:span></text:p>
            </text:list-item>
            <text:list-item>
              <text:p text:style-name="P172"><text:span text:style-name="Source_20_Text"><text:span text:style-name="T29">boolean</text:span></text:span><text:span text:style-name="Source_20_Text"><text:span text:style-name="T36"> </text:span></text:span><text:span text:style-name="Source_20_Text"><text:span text:style-name="T37">existsById</text:span></text:span><text:span text:style-name="Source_20_Text"><text:span text:style-name="T36">(ID primaryKey); </text:span></text:span></text:p>
              <text:p text:style-name="P172"><text:span text:style-name="Source_20_Text"><text:span text:style-name="T36"/></text:span></text:p>
            </text:list-item>
          </text:list>
        </text:list-item>
      </text:list>
      <text:p text:style-name="P55">Implementacja komponentu usługi REST znajduje się w klasie WeatherController:</text:p>
      <text:p text:style-name="P55"/>
      <text:list xml:id="list2916959007" text:style-name="L7">
        <text:list-item>
          <text:p text:style-name="P135"><text:span text:style-name="T73">GET </text:span>– pobranie wszystkich rekordów, pobranie jednego rekordu o danym ID</text:p>
          <text:p text:style-name="P135"><text:span text:style-name="T62"/></text:p>
        </text:list-item>
      </text:list>
      <text:p text:style-name="P136"><text:span text:style-name="T62">@GetMapping("</text:span><text:span text:style-name="T63">/weather</text:span><text:span text:style-name="T62">")</text:span><text:span text:style-name="T65"><text:line-break/></text:span><text:span text:style-name="T64">public </text:span><text:span text:style-name="T62">ResponseEntity&lt;</text:span><text:span text:style-name="T64">List</text:span><text:span text:style-name="T62">&lt;Data&gt;&gt; getAllWeatherData() {</text:span><text:span text:style-name="T65"><text:line-break/></text:span><text:span text:style-name="T62"> <text:s text:c="3"/></text:span><text:span text:style-name="T64">try </text:span><text:span text:style-name="T62">{</text:span><text:span text:style-name="T65"><text:line-break/></text:span><text:span text:style-name="T62"> <text:s text:c="7"/></text:span><text:span text:style-name="T64">List</text:span><text:span text:style-name="T62">&lt;Data&gt; dataList = </text:span><text:span text:style-name="T64">new </text:span><text:span text:style-name="T62">ArrayList&lt;&gt;(weatherRepository.findAll());</text:span><text:span text:style-name="T65"><text:line-break/></text:span><text:span text:style-name="T62"> <text:s text:c="7"/></text:span><text:span text:style-name="T64">if </text:span><text:span text:style-name="T62">(dataList.isEmpty()) {</text:span><text:span text:style-name="T65"><text:line-break/></text:span><text:span text:style-name="T62"> <text:s text:c="11"/></text:span><text:span text:style-name="T64">return new </text:span><text:span text:style-name="T62">ResponseEntity&lt;&gt;(HttpStatus.NO_CONTENT);</text:span><text:span text:style-name="T65"><text:line-break/></text:span><text:span text:style-name="T62"> <text:s text:c="7"/>}</text:span><text:span text:style-name="T65"><text:line-break/></text:span><text:span text:style-name="T62"> <text:s text:c="7"/></text:span><text:span text:style-name="T64">return new </text:span><text:span text:style-name="T62">ResponseEntity&lt;&gt;(dataList, HttpStatus.OK);</text:span><text:span text:style-name="T65"><text:line-break/></text:span><text:span text:style-name="T62"> <text:s text:c="3"/>} </text:span><text:span text:style-name="T64">catch </text:span><text:span text:style-name="T62">(Exception e) {</text:span><text:span text:style-name="T65"><text:line-break/></text:span><text:span text:style-name="T62"> <text:s text:c="7"/></text:span><text:span text:style-name="T64">return new </text:span><text:span text:style-name="T62">ResponseEntity&lt;&gt;(</text:span><text:span text:style-name="T64">null</text:span><text:span text:style-name="T62">, HttpStatus.INTERNAL_SERVER_ERROR);</text:span><text:span text:style-name="T65"><text:line-break/></text:span><text:span text:style-name="T62"> <text:s text:c="3"/>}</text:span><text:span text:style-name="T65"><text:line-break/></text:span><text:span text:style-name="T62">}</text:span><text:span text:style-name="T65"><text:line-break/><text:line-break/></text:span><text:span text:style-name="T62">@GetMapping("</text:span><text:span text:style-name="T63">/weather/{id}</text:span><text:span text:style-name="T62">")</text:span><text:span text:style-name="T65"><text:line-break/></text:span><text:span text:style-name="T64">public </text:span><text:span text:style-name="T62">ResponseEntity&lt;Data&gt; getById(@PathVariable("</text:span><text:span text:style-name="T63">id</text:span><text:span text:style-name="T62">") Long id) {</text:span><text:span text:style-name="T65"><text:line-break/></text:span><text:span text:style-name="T62"> <text:s text:c="3"/>Optional&lt;Data&gt; weatherData = weatherRepository.findById(id);</text:span><text:span text:style-name="T65"><text:line-break/></text:span><text:span text:style-name="T62"> <text:s text:c="3"/></text:span><text:span text:style-name="T64">if </text:span><text:span text:style-name="T62">(weatherData.isPresent()) {</text:span><text:span text:style-name="T65"><text:line-break/></text:span><text:span text:style-name="T62"> <text:s text:c="7"/></text:span><text:span text:style-name="T64">return new </text:span><text:span text:style-name="T62">ResponseEntity&lt;&gt;(weatherData.get(), HttpStatus.OK);</text:span><text:span text:style-name="T65"><text:line-break/></text:span><text:span text:style-name="T62"> <text:s text:c="3"/>} </text:span><text:span text:style-name="T64">else </text:span><text:span text:style-name="T62">{</text:span><text:span text:style-name="T65"><text:line-break/></text:span><text:span text:style-name="T62"> <text:s text:c="7"/></text:span><text:span text:style-name="T64">return new </text:span><text:span text:style-name="T62">ResponseEntity&lt;&gt;(HttpStatus.NOT_FOUND);</text:span><text:span text:style-name="T65"><text:line-break/></text:span><text:span text:style-name="T62"> <text:s text:c="3"/>}</text:span><text:span text:style-name="T65"><text:line-break/></text:span><text:span text:style-name="T62">}</text:span></text:p>
      <text:list xml:id="list174922394626905" text:continue-numbering="true" text:style-name="L7">
        <text:list-header>
          <text:p text:style-name="P134"/>
        </text:list-header>
        <text:list-item>
          <text:p text:style-name="P134"><text:span text:style-name="T73">POST</text:span> – przesłanie rekordu </text:p>
          <text:p text:style-name="P134"/>
        </text:list-item>
      </text:list>
      <text:p text:style-name="P48"><text:span text:style-name="T111">@PostMapping("/weather")</text:span><text:line-break/><text:span text:style-name="T113">public </text:span><text:span text:style-name="T111">ResponseEntity&lt;Data&gt; createWeatherData(@RequestBody Data weatherData) {</text:span><text:line-break/><text:span text:style-name="T111"> <text:s text:c="3"/></text:span><text:span text:style-name="T113">try </text:span><text:span text:style-name="T111">{</text:span><text:line-break/><text:span text:style-name="T111"> <text:s text:c="7"/>Data _Data = weatherRepository.save(</text:span><text:span text:style-name="T113">new </text:span><text:span text:style-name="T111">Data(weatherData.getId(), weatherData.getCity(),</text:span><text:line-break/><text:span text:style-name="T111"> <text:s text:c="15"/>weatherData.getTime(),weatherData.getMain(),weatherData.getWind(), weatherData.getClouds(),</text:span><text:line-break/><text:soft-page-break/><text:span text:style-name="T111"> <text:s text:c="15"/>weatherData.getWeather()));</text:span><text:line-break/><text:span text:style-name="T111"> <text:s text:c="7"/></text:span><text:span text:style-name="T113">return new </text:span><text:span text:style-name="T111">ResponseEntity&lt;&gt;(_Data, HttpStatus.CREATED);</text:span><text:line-break/><text:span text:style-name="T111"> <text:s text:c="3"/>} </text:span><text:span text:style-name="T113">catch </text:span><text:span text:style-name="T111">(Exception e) {</text:span><text:line-break/><text:span text:style-name="T111"> <text:s text:c="7"/></text:span><text:span text:style-name="T113">return new </text:span><text:span text:style-name="T111">ResponseEntity&lt;&gt;(</text:span><text:span text:style-name="T113">null</text:span><text:span text:style-name="T111">, HttpStatus.INTERNAL_SERVER_ERROR);</text:span><text:line-break/><text:span text:style-name="T111"> <text:s text:c="3"/>}</text:span><text:line-break/><text:span text:style-name="T111">}</text:span></text:p>
      <text:p text:style-name="P47"/>
      <text:list xml:id="list174921087091105" text:continue-numbering="true" text:style-name="L7">
        <text:list-item>
          <text:p text:style-name="P134"><text:span text:style-name="T73">PUT </text:span>– modyfikacja rekordu o danym ID</text:p>
          <text:p text:style-name="P134"/>
        </text:list-item>
      </text:list>
      <text:p text:style-name="P48"><text:span text:style-name="T111">@PutMapping("/weather/{id}")</text:span><text:line-break/><text:span text:style-name="T113">public </text:span><text:span text:style-name="T111">ResponseEntity&lt;Data&gt; updateWeatherData(@PathVariable("id") Long id, @RequestBody Data weatherData) {</text:span><text:line-break/><text:span text:style-name="T111"> <text:s text:c="3"/>Optional&lt;Data&gt; foundData = weatherRepository.findById(id);</text:span><text:line-break/><text:line-break/><text:span text:style-name="T111"> <text:s text:c="3"/></text:span><text:span text:style-name="T113">if </text:span><text:span text:style-name="T111">(foundData.isPresent()){</text:span><text:line-break/><text:span text:style-name="T111"> <text:s text:c="7"/>Data _Data = foundData.get();</text:span><text:line-break/><text:span text:style-name="T111"> <text:s text:c="7"/>_Data.setCity(weatherData.getCity());</text:span><text:line-break/><text:span text:style-name="T111"> <text:s text:c="7"/>_Data.setTime(weatherData.getTime());</text:span><text:line-break/><text:span text:style-name="T111"> <text:s text:c="7"/>_Data.setMain(weatherData.getMain());</text:span><text:line-break/><text:span text:style-name="T111"> <text:s text:c="7"/>_Data.setClouds(weatherData.getClouds());</text:span><text:line-break/><text:span text:style-name="T111"> <text:s text:c="7"/>_Data.setWind(weatherData.getWind());</text:span><text:line-break/><text:span text:style-name="T111"> <text:s text:c="7"/>_Data.setWeather(weatherData.getWeather());</text:span><text:line-break/><text:line-break/><text:span text:style-name="T111"> <text:s text:c="7"/></text:span><text:span text:style-name="T113">return new </text:span><text:span text:style-name="T111">ResponseEntity&lt;&gt;(weatherRepository.save(_Data),HttpStatus.OK);</text:span><text:line-break/><text:span text:style-name="T111"> <text:s text:c="3"/>}</text:span><text:span text:style-name="T113">else </text:span><text:span text:style-name="T111">{</text:span><text:line-break/><text:span text:style-name="T111"> <text:s text:c="7"/></text:span><text:span text:style-name="T113">return new </text:span><text:span text:style-name="T111">ResponseEntity&lt;&gt;(HttpStatus.NOT_FOUND);</text:span><text:line-break/><text:span text:style-name="T111"> <text:s text:c="3"/>}</text:span><text:line-break/><text:span text:style-name="T111">}</text:span></text:p>
      <text:p text:style-name="P47"/>
      <text:list xml:id="list174922520428222" text:continue-numbering="true" text:style-name="L7">
        <text:list-item>
          <text:p text:style-name="P137"><text:span text:style-name="T104">DELETE</text:span> – <text:span text:style-name="T97">usuniecie rekordu o danym ID</text:span></text:p>
          <text:p text:style-name="P137"><text:span text:style-name="T97"/></text:p>
        </text:list-item>
      </text:list>
      <text:p text:style-name="P49"><text:span text:style-name="T114">@DeleteMapping</text:span><text:span text:style-name="T111">("/weather/{id}")</text:span><text:line-break/><text:span text:style-name="T113">public </text:span><text:span text:style-name="T111">ResponseEntity&lt;HttpStatus&gt; deleteData(@PathVariable("id") Long id) {</text:span><text:line-break/><text:span text:style-name="T111"> <text:s text:c="3"/></text:span><text:span text:style-name="T113">try </text:span><text:span text:style-name="T111">{</text:span><text:line-break/><text:span text:style-name="T111"> <text:s text:c="7"/>weatherRepository.deleteById(id);</text:span><text:line-break/><text:span text:style-name="T111"> <text:s text:c="7"/></text:span><text:span text:style-name="T113">return new </text:span><text:span text:style-name="T111">ResponseEntity&lt;&gt;(HttpStatus.OK);</text:span><text:line-break/><text:span text:style-name="T111"> <text:s text:c="3"/>} </text:span><text:span text:style-name="T113">catch </text:span><text:span text:style-name="T111">(Exception e){</text:span><text:line-break/><text:span text:style-name="T111"> <text:s text:c="7"/></text:span><text:span text:style-name="T113">return new </text:span><text:span text:style-name="T111">ResponseEntity&lt;&gt;(HttpStatus.INTERNAL_SERVER_ERROR);</text:span><text:line-break/><text:span text:style-name="T111"> <text:s text:c="3"/>}</text:span><text:line-break/><text:span text:style-name="T111">}</text:span></text:p>
      <text:p text:style-name="P50"/>
      <text:h text:style-name="P109" text:outline-level="2"><text:bookmark-start text:name="_Toc53675714"/><text:bookmark-start text:name="_Toc53648711"/><text:bookmark-start text:name="_Toc53610531"/><text:bookmark-start text:name="__RefHeading___Toc122_3699051073"/>Środowisko testowe i testy<text:bookmark-end text:name="_Toc53675714"/><text:bookmark-end text:name="_Toc53648711"/><text:bookmark-end text:name="_Toc53610531"/><text:bookmark-end text:name="__RefHeading___Toc122_3699051073"/></text:h>
      <text:p text:style-name="P25"><text:span text:style-name="T97">Do wykonania testów obciążeniowych posłużyło narzędzie </text:span><text:a xlink:type="simple" xlink:href="https://jmeter.apache.org/" text:style-name="Internet_20_link" text:visited-style-name="Visited_20_Internet_20_Link"><text:span text:style-name="T97">Jmeter</text:span></text:a><text:span text:style-name="T97">, którego działanie opiera się na komunikacji z testowanym serwerem, pozwalając na wysyłanie zapytań i analizę otrzymanych odpowiedzi. Do monitorowania parametrów serwera posłużył </text:span><text:span text:style-name="T131">plugin</text:span><text:span text:style-name="T97"> </text:span><text:a xlink:type="simple" xlink:href="https://jmeter-plugins.org/wiki/PerfMon/" text:style-name="Internet_20_link" text:visited-style-name="Visited_20_Internet_20_Link"><text:span text:style-name="T97">PerfMon</text:span></text:a><text:span text:style-name="T97">.</text:span></text:p>
      <text:p text:style-name="P147">Testy zostały przeprowadzone zgodnie z <text:span text:style-name="T115">[</text:span><text:span text:style-name="T129">7</text:span><text:span text:style-name="T115">] i [</text:span><text:span text:style-name="T129">8</text:span><text:span text:style-name="T115">].</text:span></text:p>
      <text:p text:style-name="P147"><text:soft-page-break/></text:p>
      <text:p text:style-name="P148">W ramach każdego testu wykonano <text:span text:style-name="T119">5</text:span> zapytań:</text:p>
      <text:list xml:id="list949113624" text:style-name="L8">
        <text:list-item>
          <text:p text:style-name="P149">Odczytanie wszystkich <text:span text:style-name="T116">danych pogodowych</text:span></text:p>
          <text:list>
            <text:list-item>
              <text:p text:style-name="P150">Zapytanie typu <text:span text:style-name="T117">Get</text:span></text:p>
            </text:list-item>
            <text:list-item>
              <text:p text:style-name="P151">Ścieżka /api/weather</text:p>
            </text:list-item>
          </text:list>
        </text:list-item>
        <text:list-item>
          <text:p text:style-name="P150">Odczytanie danych pogodowych o id = 789</text:p>
          <text:list>
            <text:list-item>
              <text:p text:style-name="P150">Zapytanie typu <text:span text:style-name="T117">GET</text:span></text:p>
            </text:list-item>
            <text:list-item>
              <text:p text:style-name="P151">Ścieżka /api/weather/789</text:p>
            </text:list-item>
          </text:list>
        </text:list-item>
        <text:list-item>
          <text:p text:style-name="P150">Dodanie danych pogodowych o id = 999999999</text:p>
          <text:list>
            <text:list-item>
              <text:p text:style-name="P150">Zapytanie typu <text:span text:style-name="T117">POST</text:span></text:p>
            </text:list-item>
            <text:list-item>
              <text:p text:style-name="P151">Ścieżka /api/weather</text:p>
            </text:list-item>
          </text:list>
        </text:list-item>
        <text:list-item>
          <text:p text:style-name="P150">Zmodyfikowanie danych pogodowych o id = 999999999</text:p>
          <text:list>
            <text:list-item>
              <text:p text:style-name="P150">Zapytanie typu <text:span text:style-name="T117">PUT</text:span></text:p>
            </text:list-item>
            <text:list-item>
              <text:p text:style-name="P151">Ścieżka /api/weather/999999999</text:p>
            </text:list-item>
          </text:list>
        </text:list-item>
        <text:list-item>
          <text:p text:style-name="P150">Usunięcie danych pogodowych o id = 999999999</text:p>
          <text:list>
            <text:list-item>
              <text:p text:style-name="P150">Zapytanie typu <text:span text:style-name="T117">DELETE</text:span></text:p>
            </text:list-item>
            <text:list-item>
              <text:p text:style-name="P151">Ścieżka /api/weather/999999999</text:p>
            </text:list-item>
          </text:list>
        </text:list-item>
      </text:list>
      <text:p text:style-name="P152">Przeprowadzono 9 testów <text:span text:style-name="T118">o następujących parametrach</text:span>:</text:p>
      <text:list xml:id="list352298404" text:style-name="L9">
        <text:list-item>
          <text:p text:style-name="P153">15 wątków,30 sekund na uruchomienie</text:p>
        </text:list-item>
        <text:list-item>
          <text:p text:style-name="P153">30 wątków,60 sekund na uruchomienie</text:p>
        </text:list-item>
        <text:list-item>
          <text:p text:style-name="P153">30 wątków,100 sekund na uruchomienie</text:p>
        </text:list-item>
        <text:list-item>
          <text:p text:style-name="P153">60 wątków,50 sekund na uruchomienie</text:p>
        </text:list-item>
        <text:list-item>
          <text:p text:style-name="P153">60 wątków,100 sekund na uruchomienie</text:p>
        </text:list-item>
        <text:list-item>
          <text:p text:style-name="P153">100 wątków,30 sekund na uruchomienie</text:p>
        </text:list-item>
        <text:list-item>
          <text:p text:style-name="P153">100 wątków,50 sekund na uruchomienie</text:p>
        </text:list-item>
        <text:list-item>
          <text:p text:style-name="P153">100 wątków,100 sekund na uruchomieni<text:span text:style-name="T120">e</text:span></text:p>
        </text:list-item>
        <text:list-item>
          <text:p text:style-name="P153">200 wątków,30 sekund na uruchomienie</text:p>
          <text:p text:style-name="P153"/>
        </text:list-item>
      </text:list>
      <text:p text:style-name="P157"><text:span text:style-name="T89">Celem testów było zbadanie wpływu </text:span><text:span text:style-name="T90">ilości zapytań na</text:span><text:span text:style-name="T89"> poziom obciążenia serwera,ilość błędów, prędkość przesyłania danych, oraz przepustowość.</text:span></text:p>
      <text:p text:style-name="P154">Parametrami mierzonymi podczas testów były:</text:p>
      <text:list xml:id="list1805936342" text:style-name="L10">
        <text:list-item>
          <text:p text:style-name="P158"><text:soft-page-break/><text:span text:style-name="T89"><text:tab/>Najkrótszy, najdłuższy oraz średni czas wykonywania tes</text:span><text:span text:style-name="T91">tu</text:span></text:p>
        </text:list-item>
        <text:list-item>
          <text:p text:style-name="P155"><text:tab/>Procentowa wartość zapytań zakończonych błędem</text:p>
        </text:list-item>
        <text:list-item>
          <text:p text:style-name="P155"><text:tab/>Przepustowość (ilość zapytań obsługiwanych na sekundę)</text:p>
        </text:list-item>
        <text:list-item>
          <text:p text:style-name="P155"><text:tab/>Średnia prędkosć transferu danych</text:p>
        </text:list-item>
        <text:list-item>
          <text:p text:style-name="P155"><text:tab/>Średnia ilość otrzymanych danych</text:p>
        </text:list-item>
        <text:list-item>
          <text:p text:style-name="P158"><text:span text:style-name="T91"><text:tab/></text:span><text:span text:style-name="T92">Średnie obciążenie procesora podczas testu</text:span></text:p>
        </text:list-item>
        <text:list-item>
          <text:p text:style-name="P156"><text:tab/>Średnie obciążenie pamięci podczas testu</text:p>
        </text:list-item>
        <text:list-item>
          <text:p text:style-name="P156"><text:tab/>Średnia ilość operacji I/O na sekundę podczas testu</text:p>
          <text:p text:style-name="P159"><text:span text:style-name="T92">P</text:span><text:span text:style-name="T89">oniżej znajdują się wyniki przeprowadzonych testów</text:span></text:p>
        </text:list-item>
      </text:list>
      <text:p text:style-name="P154"><text:tab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8">Nr zapytania</text:p>
          </table:table-cell>
          <table:table-cell table:style-name="Tabela1.A1" office:value-type="string">
            <text:p text:style-name="P8">Śr</text:p>
            <text:p text:style-name="P8">czas[ms]</text:p>
          </table:table-cell>
          <table:table-cell table:style-name="Tabela1.A1" office:value-type="string">
            <text:p text:style-name="P8">Min</text:p>
            <text:p text:style-name="P8">czas[ms]</text:p>
          </table:table-cell>
          <table:table-cell table:style-name="Tabela1.A1" office:value-type="string">
            <text:p text:style-name="P9">Max</text:p>
            <text:p text:style-name="P9"><text:s/>czas[ms]</text:p>
          </table:table-cell>
          <table:table-cell table:style-name="Tabela1.A1" office:value-type="string">
            <text:p text:style-name="P10">Odchyleni<text:span text:style-name="T122">e standardowe</text:span></text:p>
          </table:table-cell>
          <table:table-cell table:style-name="Tabela1.A1" office:value-type="string">
            <text:p text:style-name="P15">% <text:span text:style-name="T121">Błędów</text:span></text:p>
          </table:table-cell>
          <table:table-cell table:style-name="Tabela1.A1" office:value-type="string">
            <text:p text:style-name="P10">Przepustowość</text:p>
          </table:table-cell>
          <table:table-cell table:style-name="Tabela1.A1" office:value-type="string">
            <text:p text:style-name="P10">Otrzymane</text:p>
            <text:p text:style-name="P10">KB/s</text:p>
          </table:table-cell>
          <table:table-cell table:style-name="Tabela1.A1" office:value-type="string">
            <text:p text:style-name="P10">Wysłane KB/s</text:p>
          </table:table-cell>
          <table:table-cell table:style-name="Tabela1.A1" office:value-type="string">
            <text:p text:style-name="P10">Średnia ilość bajtów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125">1574</text:p>
          </table:table-cell>
          <table:table-cell table:style-name="Tabela1.A1" office:value-type="string">
            <text:p text:style-name="P125">1552</text:p>
          </table:table-cell>
          <table:table-cell table:style-name="Tabela1.A1" office:value-type="string">
            <text:p text:style-name="P125">1606</text:p>
          </table:table-cell>
          <table:table-cell table:style-name="Tabela1.A1" office:value-type="string">
            <text:p text:style-name="P126">13.20</text:p>
          </table:table-cell>
          <table:table-cell table:style-name="Tabela1.A1" office:value-type="string">
            <text:p text:style-name="P126">0.000%</text:p>
          </table:table-cell>
          <table:table-cell table:style-name="Tabela1.A1" office:value-type="string">
            <text:p text:style-name="P126">.50753</text:p>
          </table:table-cell>
          <table:table-cell table:style-name="Tabela1.A1" office:value-type="string">
            <text:p text:style-name="P126">858.81</text:p>
          </table:table-cell>
          <table:table-cell table:style-name="Tabela1.A1" office:value-type="string">
            <text:p text:style-name="P126">0.08</text:p>
          </table:table-cell>
          <table:table-cell table:style-name="Tabela1.A1" office:value-type="string">
            <text:p text:style-name="P126">1732751.0</text:p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125">4</text:p>
          </table:table-cell>
          <table:table-cell table:style-name="Tabela1.A1" office:value-type="string">
            <text:p text:style-name="P125">4</text:p>
          </table:table-cell>
          <table:table-cell table:style-name="Tabela1.A1" office:value-type="string">
            <text:p text:style-name="P125">5</text:p>
          </table:table-cell>
          <table:table-cell table:style-name="Tabela1.A1" office:value-type="string">
            <text:p text:style-name="P126">0.44</text:p>
          </table:table-cell>
          <table:table-cell table:style-name="Tabela1.A1" office:value-type="string">
            <text:p text:style-name="P126">0.000%</text:p>
          </table:table-cell>
          <table:table-cell table:style-name="Tabela1.A1" office:value-type="string">
            <text:p text:style-name="P126">.53585</text:p>
          </table:table-cell>
          <table:table-cell table:style-name="Tabela1.A1" office:value-type="string">
            <text:p text:style-name="P126">0.29</text:p>
          </table:table-cell>
          <table:table-cell table:style-name="Tabela1.A1" office:value-type="string">
            <text:p text:style-name="P126">0.09</text:p>
          </table:table-cell>
          <table:table-cell table:style-name="Tabela1.A1" office:value-type="string">
            <text:p text:style-name="P126">554.0</text:p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125">4</text:p>
          </table:table-cell>
          <table:table-cell table:style-name="Tabela1.A1" office:value-type="string">
            <text:p text:style-name="P125">4</text:p>
          </table:table-cell>
          <table:table-cell table:style-name="Tabela1.A1" office:value-type="string">
            <text:p text:style-name="P125">6</text:p>
          </table:table-cell>
          <table:table-cell table:style-name="Tabela1.A1" office:value-type="string">
            <text:p text:style-name="P126">0.60</text:p>
          </table:table-cell>
          <table:table-cell table:style-name="Tabela1.A1" office:value-type="string">
            <text:p text:style-name="P126">0.000%</text:p>
          </table:table-cell>
          <table:table-cell table:style-name="Tabela1.A1" office:value-type="string">
            <text:p text:style-name="P126">.53587</text:p>
          </table:table-cell>
          <table:table-cell table:style-name="Tabela1.A1" office:value-type="string">
            <text:p text:style-name="P126">0.29</text:p>
          </table:table-cell>
          <table:table-cell table:style-name="Tabela1.A1" office:value-type="string">
            <text:p text:style-name="P126">0.30</text:p>
          </table:table-cell>
          <table:table-cell table:style-name="Tabela1.A1" office:value-type="string">
            <text:p text:style-name="P126">563.0</text:p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125">6</text:p>
          </table:table-cell>
          <table:table-cell table:style-name="Tabela1.A1" office:value-type="string">
            <text:p text:style-name="P125">6</text:p>
          </table:table-cell>
          <table:table-cell table:style-name="Tabela1.A1" office:value-type="string">
            <text:p text:style-name="P125">8</text:p>
          </table:table-cell>
          <table:table-cell table:style-name="Tabela1.A1" office:value-type="string">
            <text:p text:style-name="P126">0.57</text:p>
          </table:table-cell>
          <table:table-cell table:style-name="Tabela1.A1" office:value-type="string">
            <text:p text:style-name="P126">0.000%</text:p>
          </table:table-cell>
          <table:table-cell table:style-name="Tabela1.A1" office:value-type="string">
            <text:p text:style-name="P126">.53583</text:p>
          </table:table-cell>
          <table:table-cell table:style-name="Tabela1.A1" office:value-type="string">
            <text:p text:style-name="P126">0.29</text:p>
          </table:table-cell>
          <table:table-cell table:style-name="Tabela1.A1" office:value-type="string">
            <text:p text:style-name="P126">0.30</text:p>
          </table:table-cell>
          <table:table-cell table:style-name="Tabela1.A1" office:value-type="string">
            <text:p text:style-name="P126">563.0</text:p>
          </table:table-cell>
        </table:table-row>
        <table:table-row table:style-name="Tabela1.1"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125">2</text:p>
          </table:table-cell>
          <table:table-cell table:style-name="Tabela1.A1" office:value-type="string">
            <text:p text:style-name="P125">2</text:p>
          </table:table-cell>
          <table:table-cell table:style-name="Tabela1.A1" office:value-type="string">
            <text:p text:style-name="P125">3</text:p>
          </table:table-cell>
          <table:table-cell table:style-name="Tabela1.A1" office:value-type="string">
            <text:p text:style-name="P126">0.40</text:p>
          </table:table-cell>
          <table:table-cell table:style-name="Tabela1.A1" office:value-type="string">
            <text:p text:style-name="P126">0.000%</text:p>
          </table:table-cell>
          <table:table-cell table:style-name="Tabela1.A1" office:value-type="string">
            <text:p text:style-name="P126">.53591</text:p>
          </table:table-cell>
          <table:table-cell table:style-name="Tabela1.A1" office:value-type="string">
            <text:p text:style-name="P126">0.05</text:p>
          </table:table-cell>
          <table:table-cell table:style-name="Tabela1.A1" office:value-type="string">
            <text:p text:style-name="P126">0.10</text:p>
          </table:table-cell>
          <table:table-cell table:style-name="Tabela1.A1" office:value-type="string">
            <text:p text:style-name="P126">102.0</text:p>
          </table:table-cell>
        </table:table-row>
        <table:table-row table:style-name="Tabela1.1">
          <table:table-cell table:style-name="Tabela1.A1" office:value-type="string">
            <text:p text:style-name="P7">Razem</text:p>
          </table:table-cell>
          <table:table-cell table:style-name="Tabela1.A1" office:value-type="string">
            <text:p text:style-name="P125">318</text:p>
          </table:table-cell>
          <table:table-cell table:style-name="Tabela1.A1" office:value-type="string">
            <text:p text:style-name="P125">2</text:p>
          </table:table-cell>
          <table:table-cell table:style-name="Tabela1.A1" office:value-type="string">
            <text:p text:style-name="P125">1606</text:p>
          </table:table-cell>
          <table:table-cell table:style-name="Tabela1.A1" office:value-type="string">
            <text:p text:style-name="P126">628.14</text:p>
          </table:table-cell>
          <table:table-cell table:style-name="Tabela1.A1" office:value-type="string">
            <text:p text:style-name="P126">0.000%</text:p>
          </table:table-cell>
          <table:table-cell table:style-name="Tabela1.A1" office:value-type="string">
            <text:p text:style-name="P126">2.53601</text:p>
          </table:table-cell>
          <table:table-cell table:style-name="Tabela1.A1" office:value-type="string">
            <text:p text:style-name="P126">859.14</text:p>
          </table:table-cell>
          <table:table-cell table:style-name="Tabela1.A1" office:value-type="string">
            <text:p text:style-name="P126">0.83</text:p>
          </table:table-cell>
          <table:table-cell table:style-name="Tabela1.A1" office:value-type="string">
            <text:p text:style-name="P126">346906.6</text:p>
          </table:table-cell>
        </table:table-row>
      </table:table>
      <text:p text:style-name="P35"><text:span text:style-name="T59">Tabela </text:span><text:span text:style-name="T60">4</text:span><text:span text:style-name="T59">. </text:span><text:span text:style-name="T60">Test 1</text:span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office:value-type="string">
            <text:p text:style-name="P14">Nr zapytania</text:p>
          </table:table-cell>
          <table:table-cell table:style-name="Tabela3.A1" office:value-type="string">
            <text:p text:style-name="P13">Śr </text:p>
            <text:p text:style-name="P13">czas[ms]</text:p>
          </table:table-cell>
          <table:table-cell table:style-name="Tabela3.A1" office:value-type="string">
            <text:p text:style-name="P13">Min </text:p>
            <text:p text:style-name="P13">czas[ms]</text:p>
          </table:table-cell>
          <table:table-cell table:style-name="Tabela3.A1" office:value-type="string">
            <text:p text:style-name="P13">Max</text:p>
            <text:p text:style-name="P13"><text:s/>czas[ms]</text:p>
          </table:table-cell>
          <table:table-cell table:style-name="Tabela3.A1" office:value-type="string">
            <text:p text:style-name="P12">Odchylenie</text:p>
            <text:p text:style-name="P12"><text:s/>standardowe</text:p>
          </table:table-cell>
          <table:table-cell table:style-name="Tabela3.A1" office:value-type="string">
            <text:p text:style-name="P15">% <text:span text:style-name="T122">Błędów</text:span></text:p>
          </table:table-cell>
          <table:table-cell table:style-name="Tabela3.A1" office:value-type="string">
            <text:p text:style-name="P11">Przepustowość</text:p>
          </table:table-cell>
          <table:table-cell table:style-name="Tabela3.A1" office:value-type="string">
            <text:p text:style-name="P11">Otrzymane KB/s</text:p>
          </table:table-cell>
          <table:table-cell table:style-name="Tabela3.A1" office:value-type="string">
            <text:p text:style-name="P11">Wysłane KB/s</text:p>
          </table:table-cell>
          <table:table-cell table:style-name="Tabela3.A1" office:value-type="string">
            <text:p text:style-name="P11">Średnia ilość bajtów</text:p>
          </table:table-cell>
        </table:table-row>
        <table:table-row table:style-name="Tabela3.1">
          <table:table-cell table:style-name="Tabela3.A1" office:value-type="string">
            <text:p text:style-name="P5">1</text:p>
          </table:table-cell>
          <table:table-cell table:style-name="Tabela3.A1" office:value-type="string">
            <text:p text:style-name="P125">1563</text:p>
          </table:table-cell>
          <table:table-cell table:style-name="Tabela3.A1" office:value-type="string">
            <text:p text:style-name="P125">1529</text:p>
          </table:table-cell>
          <table:table-cell table:style-name="Tabela3.A1" office:value-type="string">
            <text:p text:style-name="P125">1612</text:p>
          </table:table-cell>
          <table:table-cell table:style-name="Tabela3.A1" office:value-type="string">
            <text:p text:style-name="P126">19.25</text:p>
          </table:table-cell>
          <table:table-cell table:style-name="Tabela3.A1" office:value-type="string">
            <text:p text:style-name="P126">0.000%</text:p>
          </table:table-cell>
          <table:table-cell table:style-name="Tabela3.A1" office:value-type="string">
            <text:p text:style-name="P126">.50377</text:p>
          </table:table-cell>
          <table:table-cell table:style-name="Tabela3.A1" office:value-type="string">
            <text:p text:style-name="P126">852.45</text:p>
          </table:table-cell>
          <table:table-cell table:style-name="Tabela3.A1" office:value-type="string">
            <text:p text:style-name="P126">0.08</text:p>
          </table:table-cell>
          <table:table-cell table:style-name="Tabela3.A1" office:value-type="string">
            <text:p text:style-name="P126">1732751.0</text:p>
          </table:table-cell>
        </table:table-row>
        <table:table-row table:style-name="Tabela3.1">
          <table:table-cell table:style-name="Tabela3.A1" office:value-type="string">
            <text:p text:style-name="P5">2</text:p>
          </table:table-cell>
          <table:table-cell table:style-name="Tabela3.A1" office:value-type="string">
            <text:p text:style-name="P125">3</text:p>
          </table:table-cell>
          <table:table-cell table:style-name="Tabela3.A1" office:value-type="string">
            <text:p text:style-name="P125">3</text:p>
          </table:table-cell>
          <table:table-cell table:style-name="Tabela3.A1" office:value-type="string">
            <text:p text:style-name="P125">5</text:p>
          </table:table-cell>
          <table:table-cell table:style-name="Tabela3.A1" office:value-type="string">
            <text:p text:style-name="P126">0.43</text:p>
          </table:table-cell>
          <table:table-cell table:style-name="Tabela3.A1" office:value-type="string">
            <text:p text:style-name="P126">0.000%</text:p>
          </table:table-cell>
          <table:table-cell table:style-name="Tabela3.A1" office:value-type="string">
            <text:p text:style-name="P126">.51711</text:p>
          </table:table-cell>
          <table:table-cell table:style-name="Tabela3.A1" office:value-type="string">
            <text:p text:style-name="P126">0.28</text:p>
          </table:table-cell>
          <table:table-cell table:style-name="Tabela3.A1" office:value-type="string">
            <text:p text:style-name="P126">0.08</text:p>
          </table:table-cell>
          <table:table-cell table:style-name="Tabela3.A1" office:value-type="string">
            <text:p text:style-name="P126">554.0</text:p>
          </table:table-cell>
        </table:table-row>
        <table:table-row table:style-name="Tabela3.1"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125">4</text:p>
          </table:table-cell>
          <table:table-cell table:style-name="Tabela3.A1" office:value-type="string">
            <text:p text:style-name="P125">3</text:p>
          </table:table-cell>
          <table:table-cell table:style-name="Tabela3.A1" office:value-type="string">
            <text:p text:style-name="P125">5</text:p>
          </table:table-cell>
          <table:table-cell table:style-name="Tabela3.A1" office:value-type="string">
            <text:p text:style-name="P126">0.37</text:p>
          </table:table-cell>
          <table:table-cell table:style-name="Tabela3.A1" office:value-type="string">
            <text:p text:style-name="P126">0.000%</text:p>
          </table:table-cell>
          <table:table-cell table:style-name="Tabela3.A1" office:value-type="string">
            <text:p text:style-name="P126">.51712</text:p>
          </table:table-cell>
          <table:table-cell table:style-name="Tabela3.A1" office:value-type="string">
            <text:p text:style-name="P126">0.28</text:p>
          </table:table-cell>
          <table:table-cell table:style-name="Tabela3.A1" office:value-type="string">
            <text:p text:style-name="P126">0.29</text:p>
          </table:table-cell>
          <table:table-cell table:style-name="Tabela3.A1" office:value-type="string">
            <text:p text:style-name="P126">563.0</text:p>
          </table:table-cell>
        </table:table-row>
        <table:table-row table:style-name="Tabela3.1">
          <table:table-cell table:style-name="Tabela3.A1" office:value-type="string">
            <text:p text:style-name="P5">4</text:p>
          </table:table-cell>
          <table:table-cell table:style-name="Tabela3.A1" office:value-type="string">
            <text:p text:style-name="P125">6</text:p>
          </table:table-cell>
          <table:table-cell table:style-name="Tabela3.A1" office:value-type="string">
            <text:p text:style-name="P125">6</text:p>
          </table:table-cell>
          <table:table-cell table:style-name="Tabela3.A1" office:value-type="string">
            <text:p text:style-name="P125">7</text:p>
          </table:table-cell>
          <table:table-cell table:style-name="Tabela3.A1" office:value-type="string">
            <text:p text:style-name="P126">0.48</text:p>
          </table:table-cell>
          <table:table-cell table:style-name="Tabela3.A1" office:value-type="string">
            <text:p text:style-name="P126">0.000%</text:p>
          </table:table-cell>
          <table:table-cell table:style-name="Tabela3.A1" office:value-type="string">
            <text:p text:style-name="P126">.51709</text:p>
          </table:table-cell>
          <table:table-cell table:style-name="Tabela3.A1" office:value-type="string">
            <text:p text:style-name="P126">0.28</text:p>
          </table:table-cell>
          <table:table-cell table:style-name="Tabela3.A1" office:value-type="string">
            <text:p text:style-name="P126">0.29</text:p>
          </table:table-cell>
          <table:table-cell table:style-name="Tabela3.A1" office:value-type="string">
            <text:p text:style-name="P126">563.0</text:p>
          </table:table-cell>
        </table:table-row>
        <table:table-row table:style-name="Tabela3.1"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125">2</text:p>
          </table:table-cell>
          <table:table-cell table:style-name="Tabela3.A1" office:value-type="string">
            <text:p text:style-name="P125">2</text:p>
          </table:table-cell>
          <table:table-cell table:style-name="Tabela3.A1" office:value-type="string">
            <text:p text:style-name="P125">3</text:p>
          </table:table-cell>
          <table:table-cell table:style-name="Tabela3.A1" office:value-type="string">
            <text:p text:style-name="P126">0.46</text:p>
          </table:table-cell>
          <table:table-cell table:style-name="Tabela3.A1" office:value-type="string">
            <text:p text:style-name="P126">0.000%</text:p>
          </table:table-cell>
          <table:table-cell table:style-name="Tabela3.A1" office:value-type="string">
            <text:p text:style-name="P126">.51713</text:p>
          </table:table-cell>
          <table:table-cell table:style-name="Tabela3.A1" office:value-type="string">
            <text:p text:style-name="P126">0.05</text:p>
          </table:table-cell>
          <table:table-cell table:style-name="Tabela3.A1" office:value-type="string">
            <text:p text:style-name="P126">0.10</text:p>
          </table:table-cell>
          <table:table-cell table:style-name="Tabela3.A1" office:value-type="string">
            <text:p text:style-name="P126">102.0</text:p>
          </table:table-cell>
        </table:table-row>
        <table:table-row table:style-name="Tabela3.1">
          <table:table-cell table:style-name="Tabela3.A1" office:value-type="string">
            <text:p text:style-name="P6">Razem</text:p>
          </table:table-cell>
          <table:table-cell table:style-name="Tabela3.A1" office:value-type="string">
            <text:p text:style-name="P125">316</text:p>
          </table:table-cell>
          <table:table-cell table:style-name="Tabela3.A1" office:value-type="string">
            <text:p text:style-name="P125">2</text:p>
          </table:table-cell>
          <table:table-cell table:style-name="Tabela3.A1" office:value-type="string">
            <text:p text:style-name="P125">1612</text:p>
          </table:table-cell>
          <table:table-cell table:style-name="Tabela3.A1" office:value-type="string">
            <text:p text:style-name="P126">623.77</text:p>
          </table:table-cell>
          <table:table-cell table:style-name="Tabela3.A1" office:value-type="string">
            <text:p text:style-name="P126">0.000%</text:p>
          </table:table-cell>
          <table:table-cell table:style-name="Tabela3.A1" office:value-type="string">
            <text:p text:style-name="P126">2.51809</text:p>
          </table:table-cell>
          <table:table-cell table:style-name="Tabela3.A1" office:value-type="string">
            <text:p text:style-name="P126">853.07</text:p>
          </table:table-cell>
          <table:table-cell table:style-name="Tabela3.A1" office:value-type="string">
            <text:p text:style-name="P126">0.82</text:p>
          </table:table-cell>
          <table:table-cell table:style-name="Tabela3.A1" office:value-type="string">
            <text:p text:style-name="P126">346906.6</text:p>
          </table:table-cell>
        </table:table-row>
      </table:table>
      <text:p text:style-name="P42"><text:span text:style-name="T39">Tabela </text:span><text:span text:style-name="T41">5</text:span><text:span text:style-name="T39">. </text:span><text:span text:style-name="T41">Test 2</text:span><text:span text:style-name="T39">.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14">Nr zapytania</text:p>
          </table:table-cell>
          <table:table-cell table:style-name="Tabela2.A1" office:value-type="string">
            <text:p text:style-name="P13">Śr </text:p>
            <text:p text:style-name="P13">czas[ms]</text:p>
          </table:table-cell>
          <table:table-cell table:style-name="Tabela2.A1" office:value-type="string">
            <text:p text:style-name="P13">Min </text:p>
            <text:p text:style-name="P13">czas[ms]</text:p>
          </table:table-cell>
          <table:table-cell table:style-name="Tabela2.A1" office:value-type="string">
            <text:p text:style-name="P13">Max</text:p>
            <text:p text:style-name="P13"><text:s/>czas[ms]</text:p>
          </table:table-cell>
          <table:table-cell table:style-name="Tabela2.A1" office:value-type="string">
            <text:p text:style-name="P12">Odchylenie</text:p>
            <text:p text:style-name="P12"><text:s/>standardowe</text:p>
          </table:table-cell>
          <table:table-cell table:style-name="Tabela2.A1" office:value-type="string">
            <text:p text:style-name="P15">% <text:span text:style-name="T122">Błędów</text:span></text:p>
          </table:table-cell>
          <table:table-cell table:style-name="Tabela2.A1" office:value-type="string">
            <text:p text:style-name="P11">Przepustowość</text:p>
          </table:table-cell>
          <table:table-cell table:style-name="Tabela2.A1" office:value-type="string">
            <text:p text:style-name="P11">Otrzymane KB/s</text:p>
          </table:table-cell>
          <table:table-cell table:style-name="Tabela2.A1" office:value-type="string">
            <text:p text:style-name="P11">Wysłane KB/s</text:p>
          </table:table-cell>
          <table:table-cell table:style-name="Tabela2.A1" office:value-type="string">
            <text:p text:style-name="P11">Średnia ilość bajtów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125">1577</text:p>
          </table:table-cell>
          <table:table-cell table:style-name="Tabela2.A1" office:value-type="string">
            <text:p text:style-name="P125">1531</text:p>
          </table:table-cell>
          <table:table-cell table:style-name="Tabela2.A1" office:value-type="string">
            <text:p text:style-name="P125">1647</text:p>
          </table:table-cell>
          <table:table-cell table:style-name="Tabela2.A1" office:value-type="string">
            <text:p text:style-name="P126">20.05</text:p>
          </table:table-cell>
          <table:table-cell table:style-name="Tabela2.A1" office:value-type="string">
            <text:p text:style-name="P126">0.000%</text:p>
          </table:table-cell>
          <table:table-cell table:style-name="Tabela2.A1" office:value-type="string">
            <text:p text:style-name="P126">.30538</text:p>
          </table:table-cell>
          <table:table-cell table:style-name="Tabela2.A1" office:value-type="string">
            <text:p text:style-name="P126">516.74</text:p>
          </table:table-cell>
          <table:table-cell table:style-name="Tabela2.A1" office:value-type="string">
            <text:p text:style-name="P126">0.05</text:p>
          </table:table-cell>
          <table:table-cell table:style-name="Tabela2.A1" office:value-type="string">
            <text:p text:style-name="P126">1732751.0</text:p>
          </table:table-cell>
        </table:table-row>
        <table:table-row table:style-name="Tabela2.1"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125">4</text:p>
          </table:table-cell>
          <table:table-cell table:style-name="Tabela2.A1" office:value-type="string">
            <text:p text:style-name="P125">3</text:p>
          </table:table-cell>
          <table:table-cell table:style-name="Tabela2.A1" office:value-type="string">
            <text:p text:style-name="P125">10</text:p>
          </table:table-cell>
          <table:table-cell table:style-name="Tabela2.A1" office:value-type="string">
            <text:p text:style-name="P126">1.25</text:p>
          </table:table-cell>
          <table:table-cell table:style-name="Tabela2.A1" office:value-type="string">
            <text:p text:style-name="P126">0.000%</text:p>
          </table:table-cell>
          <table:table-cell table:style-name="Tabela2.A1" office:value-type="string">
            <text:p text:style-name="P126">.31022</text:p>
          </table:table-cell>
          <table:table-cell table:style-name="Tabela2.A1" office:value-type="string">
            <text:p text:style-name="P126">0.17</text:p>
          </table:table-cell>
          <table:table-cell table:style-name="Tabela2.A1" office:value-type="string">
            <text:p text:style-name="P126">0.05</text:p>
          </table:table-cell>
          <table:table-cell table:style-name="Tabela2.A1" office:value-type="string">
            <text:p text:style-name="P126">554.0</text:p>
          </table:table-cell>
        </table:table-row>
        <table:table-row table:style-name="Tabela2.1"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125">4</text:p>
          </table:table-cell>
          <table:table-cell table:style-name="Tabela2.A1" office:value-type="string">
            <text:p text:style-name="P125">3</text:p>
          </table:table-cell>
          <table:table-cell table:style-name="Tabela2.A1" office:value-type="string">
            <text:p text:style-name="P125">8</text:p>
          </table:table-cell>
          <table:table-cell table:style-name="Tabela2.A1" office:value-type="string">
            <text:p text:style-name="P126">0.99</text:p>
          </table:table-cell>
          <table:table-cell table:style-name="Tabela2.A1" office:value-type="string">
            <text:p text:style-name="P126">0.000%</text:p>
          </table:table-cell>
          <table:table-cell table:style-name="Tabela2.A1" office:value-type="string">
            <text:p text:style-name="P126">.31021</text:p>
          </table:table-cell>
          <table:table-cell table:style-name="Tabela2.A1" office:value-type="string">
            <text:p text:style-name="P126">0.17</text:p>
          </table:table-cell>
          <table:table-cell table:style-name="Tabela2.A1" office:value-type="string">
            <text:p text:style-name="P126">0.17</text:p>
          </table:table-cell>
          <table:table-cell table:style-name="Tabela2.A1" office:value-type="string">
            <text:p text:style-name="P126">563.0</text:p>
          </table:table-cell>
        </table:table-row>
        <table:table-row table:style-name="Tabela2.1">
          <table:table-cell table:style-name="Tabela2.A1" office:value-type="string">
            <text:p text:style-name="P5">4</text:p>
          </table:table-cell>
          <table:table-cell table:style-name="Tabela2.A1" office:value-type="string">
            <text:p text:style-name="P125">6</text:p>
          </table:table-cell>
          <table:table-cell table:style-name="Tabela2.A1" office:value-type="string">
            <text:p text:style-name="P125">6</text:p>
          </table:table-cell>
          <table:table-cell table:style-name="Tabela2.A1" office:value-type="string">
            <text:p text:style-name="P125">9</text:p>
          </table:table-cell>
          <table:table-cell table:style-name="Tabela2.A1" office:value-type="string">
            <text:p text:style-name="P126">0.79</text:p>
          </table:table-cell>
          <table:table-cell table:style-name="Tabela2.A1" office:value-type="string">
            <text:p text:style-name="P126">0.000%</text:p>
          </table:table-cell>
          <table:table-cell table:style-name="Tabela2.A1" office:value-type="string">
            <text:p text:style-name="P126">.31020</text:p>
          </table:table-cell>
          <table:table-cell table:style-name="Tabela2.A1" office:value-type="string">
            <text:p text:style-name="P126">0.17</text:p>
          </table:table-cell>
          <table:table-cell table:style-name="Tabela2.A1" office:value-type="string">
            <text:p text:style-name="P126">0.17</text:p>
          </table:table-cell>
          <table:table-cell table:style-name="Tabela2.A1" office:value-type="string">
            <text:p text:style-name="P126">563.0</text:p>
          </table:table-cell>
        </table:table-row>
        <table:table-row table:style-name="Tabela2.1">
          <table:table-cell table:style-name="Tabela2.A1" office:value-type="string">
            <text:p text:style-name="P5">5</text:p>
          </table:table-cell>
          <table:table-cell table:style-name="Tabela2.A1" office:value-type="string">
            <text:p text:style-name="P125">2</text:p>
          </table:table-cell>
          <table:table-cell table:style-name="Tabela2.A1" office:value-type="string">
            <text:p text:style-name="P125">2</text:p>
          </table:table-cell>
          <table:table-cell table:style-name="Tabela2.A1" office:value-type="string">
            <text:p text:style-name="P125">3</text:p>
          </table:table-cell>
          <table:table-cell table:style-name="Tabela2.A1" office:value-type="string">
            <text:p text:style-name="P126">0.44</text:p>
          </table:table-cell>
          <table:table-cell table:style-name="Tabela2.A1" office:value-type="string">
            <text:p text:style-name="P126">0.000%</text:p>
          </table:table-cell>
          <table:table-cell table:style-name="Tabela2.A1" office:value-type="string">
            <text:p text:style-name="P126">.31021</text:p>
          </table:table-cell>
          <table:table-cell table:style-name="Tabela2.A1" office:value-type="string">
            <text:p text:style-name="P126">0.03</text:p>
          </table:table-cell>
          <table:table-cell table:style-name="Tabela2.A1" office:value-type="string">
            <text:p text:style-name="P126">0.06</text:p>
          </table:table-cell>
          <table:table-cell table:style-name="Tabela2.A1" office:value-type="string">
            <text:p text:style-name="P126">102.0</text:p>
          </table:table-cell>
        </table:table-row>
        <table:table-row table:style-name="Tabela2.1">
          <table:table-cell table:style-name="Tabela2.A1" office:value-type="string">
            <text:p text:style-name="P6">Razem</text:p>
          </table:table-cell>
          <table:table-cell table:style-name="Tabela2.A1" office:value-type="string">
            <text:p text:style-name="P125">319</text:p>
          </table:table-cell>
          <table:table-cell table:style-name="Tabela2.A1" office:value-type="string">
            <text:p text:style-name="P125">2</text:p>
          </table:table-cell>
          <table:table-cell table:style-name="Tabela2.A1" office:value-type="string">
            <text:p text:style-name="P125">1647</text:p>
          </table:table-cell>
          <table:table-cell table:style-name="Tabela2.A1" office:value-type="string">
            <text:p text:style-name="P126">629.14</text:p>
          </table:table-cell>
          <table:table-cell table:style-name="Tabela2.A1" office:value-type="string">
            <text:p text:style-name="P126">0.000%</text:p>
          </table:table-cell>
          <table:table-cell table:style-name="Tabela2.A1" office:value-type="string">
            <text:p text:style-name="P126">1.52656</text:p>
          </table:table-cell>
          <table:table-cell table:style-name="Tabela2.A1" office:value-type="string">
            <text:p text:style-name="P126">517.16</text:p>
          </table:table-cell>
          <table:table-cell table:style-name="Tabela2.A1" office:value-type="string">
            <text:p text:style-name="P126">0.50</text:p>
          </table:table-cell>
          <table:table-cell table:style-name="Tabela2.A1" office:value-type="string">
            <text:p text:style-name="P126">346906.6</text:p>
          </table:table-cell>
        </table:table-row>
      </table:table>
      <text:p text:style-name="P41"><text:span text:style-name="T40">Tabela </text:span><text:span text:style-name="T41">6</text:span><text:span text:style-name="T40">. </text:span><text:span text:style-name="T41">Test 3</text:span><text:span text:style-name="T40">.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office:value-type="string">
            <text:p text:style-name="P14">Nr zapytania</text:p>
          </table:table-cell>
          <table:table-cell table:style-name="Tabela4.A1" office:value-type="string">
            <text:p text:style-name="P13">Śr </text:p>
            <text:p text:style-name="P13">czas[ms]</text:p>
          </table:table-cell>
          <table:table-cell table:style-name="Tabela4.A1" office:value-type="string">
            <text:p text:style-name="P13">Min </text:p>
            <text:p text:style-name="P13">czas[ms]</text:p>
          </table:table-cell>
          <table:table-cell table:style-name="Tabela4.A1" office:value-type="string">
            <text:p text:style-name="P13">Max</text:p>
            <text:p text:style-name="P13"><text:s/>czas[ms]</text:p>
          </table:table-cell>
          <table:table-cell table:style-name="Tabela4.A1" office:value-type="string">
            <text:p text:style-name="P12">Odchylenie</text:p>
            <text:p text:style-name="P12"><text:s/>standardowe</text:p>
          </table:table-cell>
          <table:table-cell table:style-name="Tabela4.A1" office:value-type="string">
            <text:p text:style-name="P15">% <text:span text:style-name="T122">Błędów</text:span></text:p>
          </table:table-cell>
          <table:table-cell table:style-name="Tabela4.A1" office:value-type="string">
            <text:p text:style-name="P11">Przepustowość</text:p>
          </table:table-cell>
          <table:table-cell table:style-name="Tabela4.A1" office:value-type="string">
            <text:p text:style-name="P11">Otrzymane KB/s</text:p>
          </table:table-cell>
          <table:table-cell table:style-name="Tabela4.A1" office:value-type="string">
            <text:p text:style-name="P11">Wysłane KB/s</text:p>
          </table:table-cell>
          <table:table-cell table:style-name="Tabela4.A1" office:value-type="string">
            <text:p text:style-name="P11">Średnia ilość bajtów</text:p>
          </table:table-cell>
        </table:table-row>
        <table:table-row table:style-name="Tabela4.1">
          <table:table-cell table:style-name="Tabela4.A1" office:value-type="string">
            <text:p text:style-name="P5">1</text:p>
          </table:table-cell>
          <table:table-cell table:style-name="Tabela4.A1" office:value-type="string">
            <text:p text:style-name="P127">1738</text:p>
          </table:table-cell>
          <table:table-cell table:style-name="Tabela4.A1" office:value-type="string">
            <text:p text:style-name="P127">1581</text:p>
          </table:table-cell>
          <table:table-cell table:style-name="Tabela4.A1" office:value-type="string">
            <text:p text:style-name="P127">1879</text:p>
          </table:table-cell>
          <table:table-cell table:style-name="Tabela4.A1" office:value-type="string">
            <text:p text:style-name="P128">74.38</text:p>
          </table:table-cell>
          <table:table-cell table:style-name="Tabela4.A1" office:value-type="string">
            <text:p text:style-name="P128">0.000%</text:p>
          </table:table-cell>
          <table:table-cell table:style-name="Tabela4.A1" office:value-type="string">
            <text:p text:style-name="P128">1.18006</text:p>
          </table:table-cell>
          <table:table-cell table:style-name="Tabela4.A1" office:value-type="string">
            <text:p text:style-name="P128">1996.83</text:p>
          </table:table-cell>
          <table:table-cell table:style-name="Tabela4.A1" office:value-type="string">
            <text:p text:style-name="P128">0.19</text:p>
          </table:table-cell>
          <table:table-cell table:style-name="Tabela4.A1" office:value-type="string">
            <text:p text:style-name="P128">1732757.5</text:p>
          </table:table-cell>
        </table:table-row>
        <table:table-row table:style-name="Tabela4.1">
          <table:table-cell table:style-name="Tabela4.A1" office:value-type="string">
            <text:p text:style-name="P5">2</text:p>
          </table:table-cell>
          <table:table-cell table:style-name="Tabela4.A1" office:value-type="string">
            <text:p text:style-name="P127">14</text:p>
          </table:table-cell>
          <table:table-cell table:style-name="Tabela4.A1" office:value-type="string">
            <text:p text:style-name="P127">3</text:p>
          </table:table-cell>
          <table:table-cell table:style-name="Tabela4.A1" office:value-type="string">
            <text:p text:style-name="P127">50</text:p>
          </table:table-cell>
          <table:table-cell table:style-name="Tabela4.A1" office:value-type="string">
            <text:p text:style-name="P128">13.45</text:p>
          </table:table-cell>
          <table:table-cell table:style-name="Tabela4.A1" office:value-type="string">
            <text:p text:style-name="P128">0.000%</text:p>
          </table:table-cell>
          <table:table-cell table:style-name="Tabela4.A1" office:value-type="string">
            <text:p text:style-name="P128">1.21874</text:p>
          </table:table-cell>
          <table:table-cell table:style-name="Tabela4.A1" office:value-type="string">
            <text:p text:style-name="P128">0.66</text:p>
          </table:table-cell>
          <table:table-cell table:style-name="Tabela4.A1" office:value-type="string">
            <text:p text:style-name="P128">0.20</text:p>
          </table:table-cell>
          <table:table-cell table:style-name="Tabela4.A1" office:value-type="string">
            <text:p text:style-name="P128">554.0</text:p>
          </table:table-cell>
        </table:table-row>
        <table:table-row table:style-name="Tabela4.1">
          <table:table-cell table:style-name="Tabela4.A1" office:value-type="string">
            <text:p text:style-name="P5">3</text:p>
          </table:table-cell>
          <table:table-cell table:style-name="Tabela4.A1" office:value-type="string">
            <text:p text:style-name="P127">6</text:p>
          </table:table-cell>
          <table:table-cell table:style-name="Tabela4.A1" office:value-type="string">
            <text:p text:style-name="P127">4</text:p>
          </table:table-cell>
          <table:table-cell table:style-name="Tabela4.A1" office:value-type="string">
            <text:p text:style-name="P127">44</text:p>
          </table:table-cell>
          <table:table-cell table:style-name="Tabela4.A1" office:value-type="string">
            <text:p text:style-name="P128">6.80</text:p>
          </table:table-cell>
          <table:table-cell table:style-name="Tabela4.A1" office:value-type="string">
            <text:p text:style-name="P128">0.000%</text:p>
          </table:table-cell>
          <table:table-cell table:style-name="Tabela4.A1" office:value-type="string">
            <text:p text:style-name="P128">1.21872</text:p>
          </table:table-cell>
          <table:table-cell table:style-name="Tabela4.A1" office:value-type="string">
            <text:p text:style-name="P128">0.67</text:p>
          </table:table-cell>
          <table:table-cell table:style-name="Tabela4.A1" office:value-type="string">
            <text:p text:style-name="P128">0.68</text:p>
          </table:table-cell>
          <table:table-cell table:style-name="Tabela4.A1" office:value-type="string">
            <text:p text:style-name="P128">563.0</text:p>
          </table:table-cell>
        </table:table-row>
        <table:table-row table:style-name="Tabela4.1">
          <table:table-cell table:style-name="Tabela4.A1" office:value-type="string">
            <text:p text:style-name="P5">4</text:p>
          </table:table-cell>
          <table:table-cell table:style-name="Tabela4.A1" office:value-type="string">
            <text:p text:style-name="P127">10</text:p>
          </table:table-cell>
          <table:table-cell table:style-name="Tabela4.A1" office:value-type="string">
            <text:p text:style-name="P127">6</text:p>
          </table:table-cell>
          <table:table-cell table:style-name="Tabela4.A1" office:value-type="string">
            <text:p text:style-name="P127">53</text:p>
          </table:table-cell>
          <table:table-cell table:style-name="Tabela4.A1" office:value-type="string">
            <text:p text:style-name="P128">9.78</text:p>
          </table:table-cell>
          <table:table-cell table:style-name="Tabela4.A1" office:value-type="string">
            <text:p text:style-name="P128">0.000%</text:p>
          </table:table-cell>
          <table:table-cell table:style-name="Tabela4.A1" office:value-type="string">
            <text:p text:style-name="P128">1.21867</text:p>
          </table:table-cell>
          <table:table-cell table:style-name="Tabela4.A1" office:value-type="string">
            <text:p text:style-name="P128">0.67</text:p>
          </table:table-cell>
          <table:table-cell table:style-name="Tabela4.A1" office:value-type="string">
            <text:p text:style-name="P128">0.69</text:p>
          </table:table-cell>
          <table:table-cell table:style-name="Tabela4.A1" office:value-type="string">
            <text:p text:style-name="P128">563.0</text:p>
          </table:table-cell>
        </table:table-row>
        <table:table-row table:style-name="Tabela4.1">
          <table:table-cell table:style-name="Tabela4.A1" office:value-type="string">
            <text:p text:style-name="P5">5</text:p>
          </table:table-cell>
          <table:table-cell table:style-name="Tabela4.A1" office:value-type="string">
            <text:p text:style-name="P127">4</text:p>
          </table:table-cell>
          <table:table-cell table:style-name="Tabela4.A1" office:value-type="string">
            <text:p text:style-name="P127">2</text:p>
          </table:table-cell>
          <table:table-cell table:style-name="Tabela4.A1" office:value-type="string">
            <text:p text:style-name="P127">38</text:p>
          </table:table-cell>
          <table:table-cell table:style-name="Tabela4.A1" office:value-type="string">
            <text:p text:style-name="P128">4.49</text:p>
          </table:table-cell>
          <table:table-cell table:style-name="Tabela4.A1" office:value-type="string">
            <text:p text:style-name="P128">0.000%</text:p>
          </table:table-cell>
          <table:table-cell table:style-name="Tabela4.A1" office:value-type="string">
            <text:p text:style-name="P128">1.21877</text:p>
          </table:table-cell>
          <table:table-cell table:style-name="Tabela4.A1" office:value-type="string">
            <text:p text:style-name="P128">0.12</text:p>
          </table:table-cell>
          <table:table-cell table:style-name="Tabela4.A1" office:value-type="string">
            <text:p text:style-name="P128">0.23</text:p>
          </table:table-cell>
          <table:table-cell table:style-name="Tabela4.A1" office:value-type="string">
            <text:p text:style-name="P128">102.0</text:p>
          </table:table-cell>
        </table:table-row>
        <table:table-row table:style-name="Tabela4.1">
          <table:table-cell table:style-name="Tabela4.A1" office:value-type="string">
            <text:p text:style-name="P6">Razem</text:p>
          </table:table-cell>
          <table:table-cell table:style-name="Tabela4.A1" office:value-type="string">
            <text:p text:style-name="P127">354</text:p>
          </table:table-cell>
          <table:table-cell table:style-name="Tabela4.A1" office:value-type="string">
            <text:p text:style-name="P127">2</text:p>
          </table:table-cell>
          <table:table-cell table:style-name="Tabela4.A1" office:value-type="string">
            <text:p text:style-name="P127">1879</text:p>
          </table:table-cell>
          <table:table-cell table:style-name="Tabela4.A1" office:value-type="string">
            <text:p text:style-name="P128">692.69</text:p>
          </table:table-cell>
          <table:table-cell table:style-name="Tabela4.A1" office:value-type="string">
            <text:p text:style-name="P128">0.000%</text:p>
          </table:table-cell>
          <table:table-cell table:style-name="Tabela4.A1" office:value-type="string">
            <text:p text:style-name="P128">5.89750</text:p>
          </table:table-cell>
          <table:table-cell table:style-name="Tabela4.A1" office:value-type="string">
            <text:p text:style-name="P128">1997.94</text:p>
          </table:table-cell>
          <table:table-cell table:style-name="Tabela4.A1" office:value-type="string">
            <text:p text:style-name="P128">1.92</text:p>
          </table:table-cell>
          <table:table-cell table:style-name="Tabela4.A1" office:value-type="string">
            <text:p text:style-name="P128">346907.9</text:p>
          </table:table-cell>
        </table:table-row>
      </table:table>
      <text:p text:style-name="P35"><text:span text:style-name="T59">Tabela </text:span><text:span text:style-name="T60">7</text:span><text:span text:style-name="T59">. </text:span><text:span text:style-name="T60">Test 4</text:span><text:span text:style-name="T59">.</text:span>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row table:style-name="Tabela5.1">
          <table:table-cell table:style-name="Tabela5.A1" office:value-type="string">
            <text:p text:style-name="P14">Nr zapytania</text:p>
          </table:table-cell>
          <table:table-cell table:style-name="Tabela5.A1" office:value-type="string">
            <text:p text:style-name="P13">Śr </text:p>
            <text:p text:style-name="P13">czas[ms]</text:p>
          </table:table-cell>
          <table:table-cell table:style-name="Tabela5.A1" office:value-type="string">
            <text:p text:style-name="P13">Min </text:p>
            <text:p text:style-name="P13">czas[ms]</text:p>
          </table:table-cell>
          <table:table-cell table:style-name="Tabela5.A1" office:value-type="string">
            <text:p text:style-name="P13">Max</text:p>
            <text:p text:style-name="P13"><text:s/>czas[ms]</text:p>
          </table:table-cell>
          <table:table-cell table:style-name="Tabela5.A1" office:value-type="string">
            <text:p text:style-name="P12">Odchylenie</text:p>
            <text:p text:style-name="P12"><text:s/>standardowe</text:p>
          </table:table-cell>
          <table:table-cell table:style-name="Tabela5.A1" office:value-type="string">
            <text:p text:style-name="P15">% <text:span text:style-name="T122">Błędów</text:span></text:p>
          </table:table-cell>
          <table:table-cell table:style-name="Tabela5.A1" office:value-type="string">
            <text:p text:style-name="P11">Przepustowość</text:p>
          </table:table-cell>
          <table:table-cell table:style-name="Tabela5.A1" office:value-type="string">
            <text:p text:style-name="P11">Otrzymane KB/s</text:p>
          </table:table-cell>
          <table:table-cell table:style-name="Tabela5.A1" office:value-type="string">
            <text:p text:style-name="P11">Wysłane KB/s</text:p>
          </table:table-cell>
          <table:table-cell table:style-name="Tabela5.A1" office:value-type="string">
            <text:p text:style-name="P11">Średnia ilość bajtów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127">1564</text:p>
          </table:table-cell>
          <table:table-cell table:style-name="Tabela5.A1" office:value-type="string">
            <text:p text:style-name="P127">1533</text:p>
          </table:table-cell>
          <table:table-cell table:style-name="Tabela5.A1" office:value-type="string">
            <text:p text:style-name="P127">1637</text:p>
          </table:table-cell>
          <table:table-cell table:style-name="Tabela5.A1" office:value-type="string">
            <text:p text:style-name="P128">26.00</text:p>
          </table:table-cell>
          <table:table-cell table:style-name="Tabela5.A1" office:value-type="string">
            <text:p text:style-name="P128">0.000%</text:p>
          </table:table-cell>
          <table:table-cell table:style-name="Tabela5.A1" office:value-type="string">
            <text:p text:style-name="P128">.59994</text:p>
          </table:table-cell>
          <table:table-cell table:style-name="Tabela5.A1" office:value-type="string">
            <text:p text:style-name="P128">1015.18</text:p>
          </table:table-cell>
          <table:table-cell table:style-name="Tabela5.A1" office:value-type="string">
            <text:p text:style-name="P128">0.09</text:p>
          </table:table-cell>
          <table:table-cell table:style-name="Tabela5.A1" office:value-type="string">
            <text:p text:style-name="P128">1732751.0</text:p>
          </table:table-cell>
        </table:table-row>
        <text:soft-page-break/>
        <table:table-row table:style-name="Tabela5.1">
          <table:table-cell table:style-name="Tabela5.A1" office:value-type="string">
            <text:p text:style-name="P5">2</text:p>
          </table:table-cell>
          <table:table-cell table:style-name="Tabela5.A1" office:value-type="string">
            <text:p text:style-name="P127">4</text:p>
          </table:table-cell>
          <table:table-cell table:style-name="Tabela5.A1" office:value-type="string">
            <text:p text:style-name="P127">3</text:p>
          </table:table-cell>
          <table:table-cell table:style-name="Tabela5.A1" office:value-type="string">
            <text:p text:style-name="P127">6</text:p>
          </table:table-cell>
          <table:table-cell table:style-name="Tabela5.A1" office:value-type="string">
            <text:p text:style-name="P128">0.73</text:p>
          </table:table-cell>
          <table:table-cell table:style-name="Tabela5.A1" office:value-type="string">
            <text:p text:style-name="P128">0.000%</text:p>
          </table:table-cell>
          <table:table-cell table:style-name="Tabela5.A1" office:value-type="string">
            <text:p text:style-name="P128">.60974</text:p>
          </table:table-cell>
          <table:table-cell table:style-name="Tabela5.A1" office:value-type="string">
            <text:p text:style-name="P128">0.33</text:p>
          </table:table-cell>
          <table:table-cell table:style-name="Tabela5.A1" office:value-type="string">
            <text:p text:style-name="P128">0.10</text:p>
          </table:table-cell>
          <table:table-cell table:style-name="Tabela5.A1" office:value-type="string">
            <text:p text:style-name="P128">554.0</text:p>
          </table:table-cell>
        </table:table-row>
        <table:table-row table:style-name="Tabela5.1">
          <table:table-cell table:style-name="Tabela5.A1" office:value-type="string">
            <text:p text:style-name="P5">3</text:p>
          </table:table-cell>
          <table:table-cell table:style-name="Tabela5.A1" office:value-type="string">
            <text:p text:style-name="P127">4</text:p>
          </table:table-cell>
          <table:table-cell table:style-name="Tabela5.A1" office:value-type="string">
            <text:p text:style-name="P127">3</text:p>
          </table:table-cell>
          <table:table-cell table:style-name="Tabela5.A1" office:value-type="string">
            <text:p text:style-name="P127">7</text:p>
          </table:table-cell>
          <table:table-cell table:style-name="Tabela5.A1" office:value-type="string">
            <text:p text:style-name="P128">0.81</text:p>
          </table:table-cell>
          <table:table-cell table:style-name="Tabela5.A1" office:value-type="string">
            <text:p text:style-name="P128">0.000%</text:p>
          </table:table-cell>
          <table:table-cell table:style-name="Tabela5.A1" office:value-type="string">
            <text:p text:style-name="P128">.60975</text:p>
          </table:table-cell>
          <table:table-cell table:style-name="Tabela5.A1" office:value-type="string">
            <text:p text:style-name="P128">0.34</text:p>
          </table:table-cell>
          <table:table-cell table:style-name="Tabela5.A1" office:value-type="string">
            <text:p text:style-name="P128">0.34</text:p>
          </table:table-cell>
          <table:table-cell table:style-name="Tabela5.A1" office:value-type="string">
            <text:p text:style-name="P128">563.0</text:p>
          </table:table-cell>
        </table:table-row>
        <table:table-row table:style-name="Tabela5.1">
          <table:table-cell table:style-name="Tabela5.A1" office:value-type="string">
            <text:p text:style-name="P5">4</text:p>
          </table:table-cell>
          <table:table-cell table:style-name="Tabela5.A1" office:value-type="string">
            <text:p text:style-name="P127">6</text:p>
          </table:table-cell>
          <table:table-cell table:style-name="Tabela5.A1" office:value-type="string">
            <text:p text:style-name="P127">6</text:p>
          </table:table-cell>
          <table:table-cell table:style-name="Tabela5.A1" office:value-type="string">
            <text:p text:style-name="P127">9</text:p>
          </table:table-cell>
          <table:table-cell table:style-name="Tabela5.A1" office:value-type="string">
            <text:p text:style-name="P128">0.75</text:p>
          </table:table-cell>
          <table:table-cell table:style-name="Tabela5.A1" office:value-type="string">
            <text:p text:style-name="P128">0.000%</text:p>
          </table:table-cell>
          <table:table-cell table:style-name="Tabela5.A1" office:value-type="string">
            <text:p text:style-name="P128">.60974</text:p>
          </table:table-cell>
          <table:table-cell table:style-name="Tabela5.A1" office:value-type="string">
            <text:p text:style-name="P128">0.34</text:p>
          </table:table-cell>
          <table:table-cell table:style-name="Tabela5.A1" office:value-type="string">
            <text:p text:style-name="P128">0.34</text:p>
          </table:table-cell>
          <table:table-cell table:style-name="Tabela5.A1" office:value-type="string">
            <text:p text:style-name="P128">563.0</text:p>
          </table:table-cell>
        </table:table-row>
        <table:table-row table:style-name="Tabela5.1">
          <table:table-cell table:style-name="Tabela5.A1" office:value-type="string">
            <text:p text:style-name="P5">5</text:p>
          </table:table-cell>
          <table:table-cell table:style-name="Tabela5.A1" office:value-type="string">
            <text:p text:style-name="P127">2</text:p>
          </table:table-cell>
          <table:table-cell table:style-name="Tabela5.A1" office:value-type="string">
            <text:p text:style-name="P127">2</text:p>
          </table:table-cell>
          <table:table-cell table:style-name="Tabela5.A1" office:value-type="string">
            <text:p text:style-name="P127">4</text:p>
          </table:table-cell>
          <table:table-cell table:style-name="Tabela5.A1" office:value-type="string">
            <text:p text:style-name="P128">0.52</text:p>
          </table:table-cell>
          <table:table-cell table:style-name="Tabela5.A1" office:value-type="string">
            <text:p text:style-name="P128">0.000%</text:p>
          </table:table-cell>
          <table:table-cell table:style-name="Tabela5.A1" office:value-type="string">
            <text:p text:style-name="P128">.60977</text:p>
          </table:table-cell>
          <table:table-cell table:style-name="Tabela5.A1" office:value-type="string">
            <text:p text:style-name="P128">0.06</text:p>
          </table:table-cell>
          <table:table-cell table:style-name="Tabela5.A1" office:value-type="string">
            <text:p text:style-name="P128">0.12</text:p>
          </table:table-cell>
          <table:table-cell table:style-name="Tabela5.A1" office:value-type="string">
            <text:p text:style-name="P128">102.0</text:p>
          </table:table-cell>
        </table:table-row>
        <table:table-row table:style-name="Tabela5.1">
          <table:table-cell table:style-name="Tabela5.A1" office:value-type="string">
            <text:p text:style-name="P6">Razem</text:p>
          </table:table-cell>
          <table:table-cell table:style-name="Tabela5.A1" office:value-type="string">
            <text:p text:style-name="P127">316</text:p>
          </table:table-cell>
          <table:table-cell table:style-name="Tabela5.A1" office:value-type="string">
            <text:p text:style-name="P127">2</text:p>
          </table:table-cell>
          <table:table-cell table:style-name="Tabela5.A1" office:value-type="string">
            <text:p text:style-name="P127">1637</text:p>
          </table:table-cell>
          <table:table-cell table:style-name="Tabela5.A1" office:value-type="string">
            <text:p text:style-name="P128">624.00</text:p>
          </table:table-cell>
          <table:table-cell table:style-name="Tabela5.A1" office:value-type="string">
            <text:p text:style-name="P128">0.000%</text:p>
          </table:table-cell>
          <table:table-cell table:style-name="Tabela5.A1" office:value-type="string">
            <text:p text:style-name="P128">2.99919</text:p>
          </table:table-cell>
          <table:table-cell table:style-name="Tabela5.A1" office:value-type="string">
            <text:p text:style-name="P128">1016.05</text:p>
          </table:table-cell>
          <table:table-cell table:style-name="Tabela5.A1" office:value-type="string">
            <text:p text:style-name="P128">0.98</text:p>
          </table:table-cell>
          <table:table-cell table:style-name="Tabela5.A1" office:value-type="string">
            <text:p text:style-name="P128">346906.6</text:p>
          </table:table-cell>
        </table:table-row>
      </table:table>
      <text:p text:style-name="P35"><text:span text:style-name="T59">Tabela </text:span><text:span text:style-name="T60">8</text:span><text:span text:style-name="T59">. </text:span><text:span text:style-name="T60">Test 5</text:span><text:span text:style-name="T59">.</text:span></text:p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ela6.1">
          <table:table-cell table:style-name="Tabela6.A1" office:value-type="string">
            <text:p text:style-name="P14">Nr zapytania</text:p>
          </table:table-cell>
          <table:table-cell table:style-name="Tabela6.A1" office:value-type="string">
            <text:p text:style-name="P13">Śr </text:p>
            <text:p text:style-name="P13">czas[ms]</text:p>
          </table:table-cell>
          <table:table-cell table:style-name="Tabela6.A1" office:value-type="string">
            <text:p text:style-name="P13">Min </text:p>
            <text:p text:style-name="P13">czas[ms]</text:p>
          </table:table-cell>
          <table:table-cell table:style-name="Tabela6.A1" office:value-type="string">
            <text:p text:style-name="P13">Max</text:p>
            <text:p text:style-name="P13"><text:s/>czas[ms]</text:p>
          </table:table-cell>
          <table:table-cell table:style-name="Tabela6.A1" office:value-type="string">
            <text:p text:style-name="P12">Odchylenie</text:p>
            <text:p text:style-name="P12"><text:s/>standardowe</text:p>
          </table:table-cell>
          <table:table-cell table:style-name="Tabela6.A1" office:value-type="string">
            <text:p text:style-name="P15">% <text:span text:style-name="T122">Błędów</text:span></text:p>
          </table:table-cell>
          <table:table-cell table:style-name="Tabela6.A1" office:value-type="string">
            <text:p text:style-name="P11">Przepustowość</text:p>
          </table:table-cell>
          <table:table-cell table:style-name="Tabela6.A1" office:value-type="string">
            <text:p text:style-name="P11">Otrzymane KB/s</text:p>
          </table:table-cell>
          <table:table-cell table:style-name="Tabela6.A1" office:value-type="string">
            <text:p text:style-name="P11">Wysłane KB/s</text:p>
          </table:table-cell>
          <table:table-cell table:style-name="Tabela6.A1" office:value-type="string">
            <text:p text:style-name="P11">Średnia ilość bajtów</text:p>
          </table:table-cell>
        </table:table-row>
        <table:table-row table:style-name="Tabela6.1">
          <table:table-cell table:style-name="Tabela6.A1" office:value-type="string">
            <text:p text:style-name="P5">1</text:p>
          </table:table-cell>
          <table:table-cell table:style-name="Tabela6.A1" office:value-type="string">
            <text:p text:style-name="P127">2935</text:p>
          </table:table-cell>
          <table:table-cell table:style-name="Tabela6.A1" office:value-type="string">
            <text:p text:style-name="P127">1963</text:p>
          </table:table-cell>
          <table:table-cell table:style-name="Tabela6.A1" office:value-type="string">
            <text:p text:style-name="P127">4416</text:p>
          </table:table-cell>
          <table:table-cell table:style-name="Tabela6.A1" office:value-type="string">
            <text:p text:style-name="P128">872.07</text:p>
          </table:table-cell>
          <table:table-cell table:style-name="Tabela6.A1" office:value-type="string">
            <text:p text:style-name="P128">44.000%</text:p>
          </table:table-cell>
          <table:table-cell table:style-name="Tabela6.A1" office:value-type="string">
            <text:p text:style-name="P128">3.04785</text:p>
          </table:table-cell>
          <table:table-cell table:style-name="Tabela6.A1" office:value-type="string">
            <text:p text:style-name="P128">2888.76</text:p>
          </table:table-cell>
          <table:table-cell table:style-name="Tabela6.A1" office:value-type="string">
            <text:p text:style-name="P128">0.48</text:p>
          </table:table-cell>
          <table:table-cell table:style-name="Tabela6.A1" office:value-type="string">
            <text:p text:style-name="P128">970548.7</text:p>
          </table:table-cell>
        </table:table-row>
        <table:table-row table:style-name="Tabela6.1">
          <table:table-cell table:style-name="Tabela6.A1" office:value-type="string">
            <text:p text:style-name="P5">2</text:p>
          </table:table-cell>
          <table:table-cell table:style-name="Tabela6.A1" office:value-type="string">
            <text:p text:style-name="P127">1690</text:p>
          </table:table-cell>
          <table:table-cell table:style-name="Tabela6.A1" office:value-type="string">
            <text:p text:style-name="P127">4</text:p>
          </table:table-cell>
          <table:table-cell table:style-name="Tabela6.A1" office:value-type="string">
            <text:p text:style-name="P127">2147</text:p>
          </table:table-cell>
          <table:table-cell table:style-name="Tabela6.A1" office:value-type="string">
            <text:p text:style-name="P128">541.69</text:p>
          </table:table-cell>
          <table:table-cell table:style-name="Tabela6.A1" office:value-type="string">
            <text:p text:style-name="P128">41.000%</text:p>
          </table:table-cell>
          <table:table-cell table:style-name="Tabela6.A1" office:value-type="string">
            <text:p text:style-name="P128">3.24139</text:p>
          </table:table-cell>
          <table:table-cell table:style-name="Tabela6.A1" office:value-type="string">
            <text:p text:style-name="P128">1.39</text:p>
          </table:table-cell>
          <table:table-cell table:style-name="Tabela6.A1" office:value-type="string">
            <text:p text:style-name="P128">0.53</text:p>
          </table:table-cell>
          <table:table-cell table:style-name="Tabela6.A1" office:value-type="string">
            <text:p text:style-name="P128">438.8</text:p>
          </table:table-cell>
        </table:table-row>
        <table:table-row table:style-name="Tabela6.1">
          <table:table-cell table:style-name="Tabela6.A1" office:value-type="string">
            <text:p text:style-name="P5">3</text:p>
          </table:table-cell>
          <table:table-cell table:style-name="Tabela6.A1" office:value-type="string">
            <text:p text:style-name="P127">1620</text:p>
          </table:table-cell>
          <table:table-cell table:style-name="Tabela6.A1" office:value-type="string">
            <text:p text:style-name="P127">4</text:p>
          </table:table-cell>
          <table:table-cell table:style-name="Tabela6.A1" office:value-type="string">
            <text:p text:style-name="P127">2143</text:p>
          </table:table-cell>
          <table:table-cell table:style-name="Tabela6.A1" office:value-type="string">
            <text:p text:style-name="P128">668.36</text:p>
          </table:table-cell>
          <table:table-cell table:style-name="Tabela6.A1" office:value-type="string">
            <text:p text:style-name="P128">38.000%</text:p>
          </table:table-cell>
          <table:table-cell table:style-name="Tabela6.A1" office:value-type="string">
            <text:p text:style-name="P128">3.31785</text:p>
          </table:table-cell>
          <table:table-cell table:style-name="Tabela6.A1" office:value-type="string">
            <text:p text:style-name="P128">1.24</text:p>
          </table:table-cell>
          <table:table-cell table:style-name="Tabela6.A1" office:value-type="string">
            <text:p text:style-name="P128">1.86</text:p>
          </table:table-cell>
          <table:table-cell table:style-name="Tabela6.A1" office:value-type="string">
            <text:p text:style-name="P128">384.0</text:p>
          </table:table-cell>
        </table:table-row>
        <table:table-row table:style-name="Tabela6.1">
          <table:table-cell table:style-name="Tabela6.A1" office:value-type="string">
            <text:p text:style-name="P5">4</text:p>
          </table:table-cell>
          <table:table-cell table:style-name="Tabela6.A1" office:value-type="string">
            <text:p text:style-name="P127">1936</text:p>
          </table:table-cell>
          <table:table-cell table:style-name="Tabela6.A1" office:value-type="string">
            <text:p text:style-name="P127">6</text:p>
          </table:table-cell>
          <table:table-cell table:style-name="Tabela6.A1" office:value-type="string">
            <text:p text:style-name="P127">4170</text:p>
          </table:table-cell>
          <table:table-cell table:style-name="Tabela6.A1" office:value-type="string">
            <text:p text:style-name="P128">1163.10</text:p>
          </table:table-cell>
          <table:table-cell table:style-name="Tabela6.A1" office:value-type="string">
            <text:p text:style-name="P128">75.000%</text:p>
          </table:table-cell>
          <table:table-cell table:style-name="Tabela6.A1" office:value-type="string">
            <text:p text:style-name="P128">3.46644</text:p>
          </table:table-cell>
          <table:table-cell table:style-name="Tabela6.A1" office:value-type="string">
            <text:p text:style-name="P128">1.04</text:p>
          </table:table-cell>
          <table:table-cell table:style-name="Tabela6.A1" office:value-type="string">
            <text:p text:style-name="P128">1.95</text:p>
          </table:table-cell>
          <table:table-cell table:style-name="Tabela6.A1" office:value-type="string">
            <text:p text:style-name="P128">307.3</text:p>
          </table:table-cell>
        </table:table-row>
        <table:table-row table:style-name="Tabela6.1">
          <table:table-cell table:style-name="Tabela6.A1" office:value-type="string">
            <text:p text:style-name="P5">5</text:p>
          </table:table-cell>
          <table:table-cell table:style-name="Tabela6.A1" office:value-type="string">
            <text:p text:style-name="P127">1436</text:p>
          </table:table-cell>
          <table:table-cell table:style-name="Tabela6.A1" office:value-type="string">
            <text:p text:style-name="P127">3</text:p>
          </table:table-cell>
          <table:table-cell table:style-name="Tabela6.A1" office:value-type="string">
            <text:p text:style-name="P127">2117</text:p>
          </table:table-cell>
          <table:table-cell table:style-name="Tabela6.A1" office:value-type="string">
            <text:p text:style-name="P128">869.93</text:p>
          </table:table-cell>
          <table:table-cell table:style-name="Tabela6.A1" office:value-type="string">
            <text:p text:style-name="P128">33.000%</text:p>
          </table:table-cell>
          <table:table-cell table:style-name="Tabela6.A1" office:value-type="string">
            <text:p text:style-name="P128">4.04040</text:p>
          </table:table-cell>
          <table:table-cell table:style-name="Tabela6.A1" office:value-type="string">
            <text:p text:style-name="P128">0.39</text:p>
          </table:table-cell>
          <table:table-cell table:style-name="Tabela6.A1" office:value-type="string">
            <text:p text:style-name="P128">0.77</text:p>
          </table:table-cell>
          <table:table-cell table:style-name="Tabela6.A1" office:value-type="string">
            <text:p text:style-name="P128">98.7</text:p>
          </table:table-cell>
        </table:table-row>
        <table:table-row table:style-name="Tabela6.1">
          <table:table-cell table:style-name="Tabela6.A1" office:value-type="string">
            <text:p text:style-name="P6">Razem</text:p>
          </table:table-cell>
          <table:table-cell table:style-name="Tabela6.A1" office:value-type="string">
            <text:p text:style-name="P127">1924</text:p>
          </table:table-cell>
          <table:table-cell table:style-name="Tabela6.A1" office:value-type="string">
            <text:p text:style-name="P127">3</text:p>
          </table:table-cell>
          <table:table-cell table:style-name="Tabela6.A1" office:value-type="string">
            <text:p text:style-name="P127">4416</text:p>
          </table:table-cell>
          <table:table-cell table:style-name="Tabela6.A1" office:value-type="string">
            <text:p text:style-name="P128">1001.80</text:p>
          </table:table-cell>
          <table:table-cell table:style-name="Tabela6.A1" office:value-type="string">
            <text:p text:style-name="P128">46.200%</text:p>
          </table:table-cell>
          <table:table-cell table:style-name="Tabela6.A1" office:value-type="string">
            <text:p text:style-name="P128">15.22951</text:p>
          </table:table-cell>
          <table:table-cell table:style-name="Tabela6.A1" office:value-type="string">
            <text:p text:style-name="P128">2890.57</text:p>
          </table:table-cell>
          <table:table-cell table:style-name="Tabela6.A1" office:value-type="string">
            <text:p text:style-name="P128">4.97</text:p>
          </table:table-cell>
          <table:table-cell table:style-name="Tabela6.A1" office:value-type="string">
            <text:p text:style-name="P128">194355.5</text:p>
          </table:table-cell>
        </table:table-row>
      </table:table>
      <text:p text:style-name="P35"><text:span text:style-name="T59">Tabela </text:span><text:span text:style-name="T60">9</text:span><text:span text:style-name="T59">. </text:span><text:span text:style-name="T60">Test 6</text:span><text:span text:style-name="T59">.</text:span></text:p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14">Nr zapytania</text:p>
          </table:table-cell>
          <table:table-cell table:style-name="Tabela7.A1" office:value-type="string">
            <text:p text:style-name="P13">Śr </text:p>
            <text:p text:style-name="P13">czas[ms]</text:p>
          </table:table-cell>
          <table:table-cell table:style-name="Tabela7.A1" office:value-type="string">
            <text:p text:style-name="P13">Min </text:p>
            <text:p text:style-name="P13">czas[ms]</text:p>
          </table:table-cell>
          <table:table-cell table:style-name="Tabela7.A1" office:value-type="string">
            <text:p text:style-name="P13">Max</text:p>
            <text:p text:style-name="P13"><text:s/>czas[ms]</text:p>
          </table:table-cell>
          <table:table-cell table:style-name="Tabela7.A1" office:value-type="string">
            <text:p text:style-name="P12">Odchylenie</text:p>
            <text:p text:style-name="P12"><text:s/>standardowe</text:p>
          </table:table-cell>
          <table:table-cell table:style-name="Tabela7.A1" office:value-type="string">
            <text:p text:style-name="P15">% <text:span text:style-name="T122">Błędów</text:span></text:p>
          </table:table-cell>
          <table:table-cell table:style-name="Tabela7.A1" office:value-type="string">
            <text:p text:style-name="P11">Przepustowość</text:p>
          </table:table-cell>
          <table:table-cell table:style-name="Tabela7.A1" office:value-type="string">
            <text:p text:style-name="P11">Otrzymane KB/s</text:p>
          </table:table-cell>
          <table:table-cell table:style-name="Tabela7.A1" office:value-type="string">
            <text:p text:style-name="P11">Wysłane KB/s</text:p>
          </table:table-cell>
          <table:table-cell table:style-name="Tabela7.A1" office:value-type="string">
            <text:p text:style-name="P11">Średnia ilość bajtów</text:p>
          </table:table-cell>
        </table:table-row>
        <table:table-row table:style-name="Tabela7.1">
          <table:table-cell table:style-name="Tabela7.A1" office:value-type="string">
            <text:p text:style-name="P5">1</text:p>
          </table:table-cell>
          <table:table-cell table:style-name="Tabela7.A1" office:value-type="string">
            <text:p text:style-name="P127">2636</text:p>
          </table:table-cell>
          <table:table-cell table:style-name="Tabela7.A1" office:value-type="string">
            <text:p text:style-name="P127">1690</text:p>
          </table:table-cell>
          <table:table-cell table:style-name="Tabela7.A1" office:value-type="string">
            <text:p text:style-name="P127">3538</text:p>
          </table:table-cell>
          <table:table-cell table:style-name="Tabela7.A1" office:value-type="string">
            <text:p text:style-name="P128">439.44</text:p>
          </table:table-cell>
          <table:table-cell table:style-name="Tabela7.A1" office:value-type="string">
            <text:p text:style-name="P128">0.000%</text:p>
          </table:table-cell>
          <table:table-cell table:style-name="Tabela7.A1" office:value-type="string">
            <text:p text:style-name="P128">1.89822</text:p>
          </table:table-cell>
          <table:table-cell table:style-name="Tabela7.A1" office:value-type="string">
            <text:p text:style-name="P128">3212.43</text:p>
          </table:table-cell>
          <table:table-cell table:style-name="Tabela7.A1" office:value-type="string">
            <text:p text:style-name="P128">0.30</text:p>
          </table:table-cell>
          <table:table-cell table:style-name="Tabela7.A1" office:value-type="string">
            <text:p text:style-name="P128">1732957.7</text:p>
          </table:table-cell>
        </table:table-row>
        <table:table-row table:style-name="Tabela7.1">
          <table:table-cell table:style-name="Tabela7.A1" office:value-type="string">
            <text:p text:style-name="P5">2</text:p>
          </table:table-cell>
          <table:table-cell table:style-name="Tabela7.A1" office:value-type="string">
            <text:p text:style-name="P127">417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1509</text:p>
          </table:table-cell>
          <table:table-cell table:style-name="Tabela7.A1" office:value-type="string">
            <text:p text:style-name="P128">356.68</text:p>
          </table:table-cell>
          <table:table-cell table:style-name="Tabela7.A1" office:value-type="string">
            <text:p text:style-name="P128">0.000%</text:p>
          </table:table-cell>
          <table:table-cell table:style-name="Tabela7.A1" office:value-type="string">
            <text:p text:style-name="P128">1.96098</text:p>
          </table:table-cell>
          <table:table-cell table:style-name="Tabela7.A1" office:value-type="string">
            <text:p text:style-name="P128">1.06</text:p>
          </table:table-cell>
          <table:table-cell table:style-name="Tabela7.A1" office:value-type="string">
            <text:p text:style-name="P128">0.32</text:p>
          </table:table-cell>
          <table:table-cell table:style-name="Tabela7.A1" office:value-type="string">
            <text:p text:style-name="P128">554.0</text:p>
          </table:table-cell>
        </table:table-row>
        <table:table-row table:style-name="Tabela7.1">
          <table:table-cell table:style-name="Tabela7.A1" office:value-type="string">
            <text:p text:style-name="P5">3</text:p>
          </table:table-cell>
          <table:table-cell table:style-name="Tabela7.A1" office:value-type="string">
            <text:p text:style-name="P127">448</text:p>
          </table:table-cell>
          <table:table-cell table:style-name="Tabela7.A1" office:value-type="string">
            <text:p text:style-name="P127">4</text:p>
          </table:table-cell>
          <table:table-cell table:style-name="Tabela7.A1" office:value-type="string">
            <text:p text:style-name="P127">1489</text:p>
          </table:table-cell>
          <table:table-cell table:style-name="Tabela7.A1" office:value-type="string">
            <text:p text:style-name="P128">385.31</text:p>
          </table:table-cell>
          <table:table-cell table:style-name="Tabela7.A1" office:value-type="string">
            <text:p text:style-name="P128">0.000%</text:p>
          </table:table-cell>
          <table:table-cell table:style-name="Tabela7.A1" office:value-type="string">
            <text:p text:style-name="P128">1.96094</text:p>
          </table:table-cell>
          <table:table-cell table:style-name="Tabela7.A1" office:value-type="string">
            <text:p text:style-name="P128">1.08</text:p>
          </table:table-cell>
          <table:table-cell table:style-name="Tabela7.A1" office:value-type="string">
            <text:p text:style-name="P128">1.10</text:p>
          </table:table-cell>
          <table:table-cell table:style-name="Tabela7.A1" office:value-type="string">
            <text:p text:style-name="P128">563.0</text:p>
          </table:table-cell>
        </table:table-row>
        <table:table-row table:style-name="Tabela7.1">
          <table:table-cell table:style-name="Tabela7.A1" office:value-type="string">
            <text:p text:style-name="P5">4</text:p>
          </table:table-cell>
          <table:table-cell table:style-name="Tabela7.A1" office:value-type="string">
            <text:p text:style-name="P127">661</text:p>
          </table:table-cell>
          <table:table-cell table:style-name="Tabela7.A1" office:value-type="string">
            <text:p text:style-name="P127">7</text:p>
          </table:table-cell>
          <table:table-cell table:style-name="Tabela7.A1" office:value-type="string">
            <text:p text:style-name="P127">2664</text:p>
          </table:table-cell>
          <table:table-cell table:style-name="Tabela7.A1" office:value-type="string">
            <text:p text:style-name="P128">641.86</text:p>
          </table:table-cell>
          <table:table-cell table:style-name="Tabela7.A1" office:value-type="string">
            <text:p text:style-name="P128">35.000%</text:p>
          </table:table-cell>
          <table:table-cell table:style-name="Tabela7.A1" office:value-type="string">
            <text:p text:style-name="P128">1.96082</text:p>
          </table:table-cell>
          <table:table-cell table:style-name="Tabela7.A1" office:value-type="string">
            <text:p text:style-name="P128">0.78</text:p>
          </table:table-cell>
          <table:table-cell table:style-name="Tabela7.A1" office:value-type="string">
            <text:p text:style-name="P128">1.10</text:p>
          </table:table-cell>
          <table:table-cell table:style-name="Tabela7.A1" office:value-type="string">
            <text:p text:style-name="P128">408.3</text:p>
          </table:table-cell>
        </table:table-row>
        <table:table-row table:style-name="Tabela7.1">
          <table:table-cell table:style-name="Tabela7.A1" office:value-type="string">
            <text:p text:style-name="P5">5</text:p>
          </table:table-cell>
          <table:table-cell table:style-name="Tabela7.A1" office:value-type="string">
            <text:p text:style-name="P127">393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1447</text:p>
          </table:table-cell>
          <table:table-cell table:style-name="Tabela7.A1" office:value-type="string">
            <text:p text:style-name="P128">350.18</text:p>
          </table:table-cell>
          <table:table-cell table:style-name="Tabela7.A1" office:value-type="string">
            <text:p text:style-name="P128">0.000%</text:p>
          </table:table-cell>
          <table:table-cell table:style-name="Tabela7.A1" office:value-type="string">
            <text:p text:style-name="P128">1.96094</text:p>
          </table:table-cell>
          <table:table-cell table:style-name="Tabela7.A1" office:value-type="string">
            <text:p text:style-name="P128">0.20</text:p>
          </table:table-cell>
          <table:table-cell table:style-name="Tabela7.A1" office:value-type="string">
            <text:p text:style-name="P128">0.37</text:p>
          </table:table-cell>
          <table:table-cell table:style-name="Tabela7.A1" office:value-type="string">
            <text:p text:style-name="P128">102.0</text:p>
          </table:table-cell>
        </table:table-row>
        <table:table-row table:style-name="Tabela7.1">
          <table:table-cell table:style-name="Tabela7.A1" office:value-type="string">
            <text:p text:style-name="P6">Razem</text:p>
          </table:table-cell>
          <table:table-cell table:style-name="Tabela7.A1" office:value-type="string">
            <text:p text:style-name="P127">911</text:p>
          </table:table-cell>
          <table:table-cell table:style-name="Tabela7.A1" office:value-type="string">
            <text:p text:style-name="P127">3</text:p>
          </table:table-cell>
          <table:table-cell table:style-name="Tabela7.A1" office:value-type="string">
            <text:p text:style-name="P127">3538</text:p>
          </table:table-cell>
          <table:table-cell table:style-name="Tabela7.A1" office:value-type="string">
            <text:p text:style-name="P128">976.43</text:p>
          </table:table-cell>
          <table:table-cell table:style-name="Tabela7.A1" office:value-type="string">
            <text:p text:style-name="P128">7.000%</text:p>
          </table:table-cell>
          <table:table-cell table:style-name="Tabela7.A1" office:value-type="string">
            <text:p text:style-name="P128">9.48695</text:p>
          </table:table-cell>
          <table:table-cell table:style-name="Tabela7.A1" office:value-type="string">
            <text:p text:style-name="P128">3214.05</text:p>
          </table:table-cell>
          <table:table-cell table:style-name="Tabela7.A1" office:value-type="string">
            <text:p text:style-name="P128">3.10</text:p>
          </table:table-cell>
          <table:table-cell table:style-name="Tabela7.A1" office:value-type="string">
            <text:p text:style-name="P128">346917.0</text:p>
          </table:table-cell>
        </table:table-row>
      </table:table>
      <text:p text:style-name="P35"><text:span text:style-name="T59">Tabela </text:span><text:span text:style-name="T60">10</text:span><text:span text:style-name="T59">. </text:span><text:span text:style-name="T60">Test </text:span><text:span text:style-name="T61">7</text:span></text:p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14">Nr zapytania</text:p>
          </table:table-cell>
          <table:table-cell table:style-name="Tabela8.A1" office:value-type="string">
            <text:p text:style-name="P13">Śr </text:p>
            <text:p text:style-name="P13">czas[ms]</text:p>
          </table:table-cell>
          <table:table-cell table:style-name="Tabela8.A1" office:value-type="string">
            <text:p text:style-name="P13">Min </text:p>
            <text:p text:style-name="P13">czas[ms]</text:p>
          </table:table-cell>
          <table:table-cell table:style-name="Tabela8.A1" office:value-type="string">
            <text:p text:style-name="P13">Max</text:p>
            <text:p text:style-name="P13"><text:s/>czas[ms]</text:p>
          </table:table-cell>
          <table:table-cell table:style-name="Tabela8.A1" office:value-type="string">
            <text:p text:style-name="P12">Odchylenie</text:p>
            <text:p text:style-name="P12"><text:s/>standardowe</text:p>
          </table:table-cell>
          <table:table-cell table:style-name="Tabela8.A1" office:value-type="string">
            <text:p text:style-name="P15">% <text:span text:style-name="T122">Błędów</text:span></text:p>
          </table:table-cell>
          <table:table-cell table:style-name="Tabela8.A1" office:value-type="string">
            <text:p text:style-name="P11">Przepustowość</text:p>
          </table:table-cell>
          <table:table-cell table:style-name="Tabela8.A1" office:value-type="string">
            <text:p text:style-name="P11">Otrzymane KB/s</text:p>
          </table:table-cell>
          <table:table-cell table:style-name="Tabela8.A1" office:value-type="string">
            <text:p text:style-name="P11">Wysłane KB/s</text:p>
          </table:table-cell>
          <table:table-cell table:style-name="Tabela8.A1" office:value-type="string">
            <text:p text:style-name="P11">Średnia ilość bajtów</text:p>
          </table:table-cell>
        </table:table-row>
        <table:table-row table:style-name="Tabela8.1">
          <table:table-cell table:style-name="Tabela8.A1" office:value-type="string">
            <text:p text:style-name="P5">1</text:p>
          </table:table-cell>
          <table:table-cell table:style-name="Tabela8.A1" office:value-type="string">
            <text:p text:style-name="P127">1637</text:p>
          </table:table-cell>
          <table:table-cell table:style-name="Tabela8.A1" office:value-type="string">
            <text:p text:style-name="P127">1567</text:p>
          </table:table-cell>
          <table:table-cell table:style-name="Tabela8.A1" office:value-type="string">
            <text:p text:style-name="P127">2353</text:p>
          </table:table-cell>
          <table:table-cell table:style-name="Tabela8.A1" office:value-type="string">
            <text:p text:style-name="P128">102.09</text:p>
          </table:table-cell>
          <table:table-cell table:style-name="Tabela8.A1" office:value-type="string">
            <text:p text:style-name="P128">0.000%</text:p>
          </table:table-cell>
          <table:table-cell table:style-name="Tabela8.A1" office:value-type="string">
            <text:p text:style-name="P128">.99440</text:p>
          </table:table-cell>
          <table:table-cell table:style-name="Tabela8.A1" office:value-type="string">
            <text:p text:style-name="P128">1682.67</text:p>
          </table:table-cell>
          <table:table-cell table:style-name="Tabela8.A1" office:value-type="string">
            <text:p text:style-name="P128">0.16</text:p>
          </table:table-cell>
          <table:table-cell table:style-name="Tabela8.A1" office:value-type="string">
            <text:p text:style-name="P128">1732751.0</text:p>
          </table:table-cell>
        </table:table-row>
        <table:table-row table:style-name="Tabela8.1">
          <table:table-cell table:style-name="Tabela8.A1" office:value-type="string">
            <text:p text:style-name="P5">2</text:p>
          </table:table-cell>
          <table:table-cell table:style-name="Tabela8.A1" office:value-type="string">
            <text:p text:style-name="P127">5</text:p>
          </table:table-cell>
          <table:table-cell table:style-name="Tabela8.A1" office:value-type="string">
            <text:p text:style-name="P127">3</text:p>
          </table:table-cell>
          <table:table-cell table:style-name="Tabela8.A1" office:value-type="string">
            <text:p text:style-name="P127">108</text:p>
          </table:table-cell>
          <table:table-cell table:style-name="Tabela8.A1" office:value-type="string">
            <text:p text:style-name="P128">10.44</text:p>
          </table:table-cell>
          <table:table-cell table:style-name="Tabela8.A1" office:value-type="string">
            <text:p text:style-name="P128">0.000%</text:p>
          </table:table-cell>
          <table:table-cell table:style-name="Tabela8.A1" office:value-type="string">
            <text:p text:style-name="P128">1.01050</text:p>
          </table:table-cell>
          <table:table-cell table:style-name="Tabela8.A1" office:value-type="string">
            <text:p text:style-name="P128">0.55</text:p>
          </table:table-cell>
          <table:table-cell table:style-name="Tabela8.A1" office:value-type="string">
            <text:p text:style-name="P128">0.16</text:p>
          </table:table-cell>
          <table:table-cell table:style-name="Tabela8.A1" office:value-type="string">
            <text:p text:style-name="P128">554.0</text:p>
          </table:table-cell>
        </table:table-row>
        <table:table-row table:style-name="Tabela8.1">
          <table:table-cell table:style-name="Tabela8.A1" office:value-type="string">
            <text:p text:style-name="P5">3</text:p>
          </table:table-cell>
          <table:table-cell table:style-name="Tabela8.A1" office:value-type="string">
            <text:p text:style-name="P127">4</text:p>
          </table:table-cell>
          <table:table-cell table:style-name="Tabela8.A1" office:value-type="string">
            <text:p text:style-name="P127">3</text:p>
          </table:table-cell>
          <table:table-cell table:style-name="Tabela8.A1" office:value-type="string">
            <text:p text:style-name="P127">42</text:p>
          </table:table-cell>
          <table:table-cell table:style-name="Tabela8.A1" office:value-type="string">
            <text:p text:style-name="P128">3.80</text:p>
          </table:table-cell>
          <table:table-cell table:style-name="Tabela8.A1" office:value-type="string">
            <text:p text:style-name="P128">0.000%</text:p>
          </table:table-cell>
          <table:table-cell table:style-name="Tabela8.A1" office:value-type="string">
            <text:p text:style-name="P128">1.01050</text:p>
          </table:table-cell>
          <table:table-cell table:style-name="Tabela8.A1" office:value-type="string">
            <text:p text:style-name="P128">0.56</text:p>
          </table:table-cell>
          <table:table-cell table:style-name="Tabela8.A1" office:value-type="string">
            <text:p text:style-name="P128">0.57</text:p>
          </table:table-cell>
          <table:table-cell table:style-name="Tabela8.A1" office:value-type="string">
            <text:p text:style-name="P128">563.0</text:p>
          </table:table-cell>
        </table:table-row>
        <table:table-row table:style-name="Tabela8.1">
          <table:table-cell table:style-name="Tabela8.A1" office:value-type="string">
            <text:p text:style-name="P5">4</text:p>
          </table:table-cell>
          <table:table-cell table:style-name="Tabela8.A1" office:value-type="string">
            <text:p text:style-name="P127">8</text:p>
          </table:table-cell>
          <table:table-cell table:style-name="Tabela8.A1" office:value-type="string">
            <text:p text:style-name="P127">5</text:p>
          </table:table-cell>
          <table:table-cell table:style-name="Tabela8.A1" office:value-type="string">
            <text:p text:style-name="P127">180</text:p>
          </table:table-cell>
          <table:table-cell table:style-name="Tabela8.A1" office:value-type="string">
            <text:p text:style-name="P128">17.68</text:p>
          </table:table-cell>
          <table:table-cell table:style-name="Tabela8.A1" office:value-type="string">
            <text:p text:style-name="P128">0.000%</text:p>
          </table:table-cell>
          <table:table-cell table:style-name="Tabela8.A1" office:value-type="string">
            <text:p text:style-name="P128">1.01047</text:p>
          </table:table-cell>
          <table:table-cell table:style-name="Tabela8.A1" office:value-type="string">
            <text:p text:style-name="P128">0.56</text:p>
          </table:table-cell>
          <table:table-cell table:style-name="Tabela8.A1" office:value-type="string">
            <text:p text:style-name="P128">0.57</text:p>
          </table:table-cell>
          <table:table-cell table:style-name="Tabela8.A1" office:value-type="string">
            <text:p text:style-name="P128">563.0</text:p>
          </table:table-cell>
        </table:table-row>
        <table:table-row table:style-name="Tabela8.1">
          <table:table-cell table:style-name="Tabela8.A1" office:value-type="string">
            <text:p text:style-name="P5">5</text:p>
          </table:table-cell>
          <table:table-cell table:style-name="Tabela8.A1" office:value-type="string">
            <text:p text:style-name="P127">3</text:p>
          </table:table-cell>
          <table:table-cell table:style-name="Tabela8.A1" office:value-type="string">
            <text:p text:style-name="P127">2</text:p>
          </table:table-cell>
          <table:table-cell table:style-name="Tabela8.A1" office:value-type="string">
            <text:p text:style-name="P127">12</text:p>
          </table:table-cell>
          <table:table-cell table:style-name="Tabela8.A1" office:value-type="string">
            <text:p text:style-name="P128">1.04</text:p>
          </table:table-cell>
          <table:table-cell table:style-name="Tabela8.A1" office:value-type="string">
            <text:p text:style-name="P128">0.000%</text:p>
          </table:table-cell>
          <table:table-cell table:style-name="Tabela8.A1" office:value-type="string">
            <text:p text:style-name="P128">1.01051</text:p>
          </table:table-cell>
          <table:table-cell table:style-name="Tabela8.A1" office:value-type="string">
            <text:p text:style-name="P128">0.10</text:p>
          </table:table-cell>
          <table:table-cell table:style-name="Tabela8.A1" office:value-type="string">
            <text:p text:style-name="P128">0.19</text:p>
          </table:table-cell>
          <table:table-cell table:style-name="Tabela8.A1" office:value-type="string">
            <text:p text:style-name="P128">102.0</text:p>
          </table:table-cell>
        </table:table-row>
        <table:table-row table:style-name="Tabela8.1">
          <table:table-cell table:style-name="Tabela8.A1" office:value-type="string">
            <text:p text:style-name="P6">Razem</text:p>
          </table:table-cell>
          <table:table-cell table:style-name="Tabela8.A1" office:value-type="string">
            <text:p text:style-name="P127">331</text:p>
          </table:table-cell>
          <table:table-cell table:style-name="Tabela8.A1" office:value-type="string">
            <text:p text:style-name="P127">2</text:p>
          </table:table-cell>
          <table:table-cell table:style-name="Tabela8.A1" office:value-type="string">
            <text:p text:style-name="P127">2353</text:p>
          </table:table-cell>
          <table:table-cell table:style-name="Tabela8.A1" office:value-type="string">
            <text:p text:style-name="P128">654.46</text:p>
          </table:table-cell>
          <table:table-cell table:style-name="Tabela8.A1" office:value-type="string">
            <text:p text:style-name="P128">0.000%</text:p>
          </table:table-cell>
          <table:table-cell table:style-name="Tabela8.A1" office:value-type="string">
            <text:p text:style-name="P128">4.97107</text:p>
          </table:table-cell>
          <table:table-cell table:style-name="Tabela8.A1" office:value-type="string">
            <text:p text:style-name="P128">1684.08</text:p>
          </table:table-cell>
          <table:table-cell table:style-name="Tabela8.A1" office:value-type="string">
            <text:p text:style-name="P128">1.62</text:p>
          </table:table-cell>
          <table:table-cell table:style-name="Tabela8.A1" office:value-type="string">
            <text:p text:style-name="P128">346906.6</text:p>
          </table:table-cell>
        </table:table-row>
      </table:table>
      <text:p text:style-name="P36"><text:span text:style-name="T59">Tabela </text:span><text:span text:style-name="T61">11</text:span><text:span text:style-name="T59">. </text:span><text:span text:style-name="T60">Test 8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column table:style-name="Tabela9.J"/>
        <table:table-row table:style-name="Tabela9.1">
          <table:table-cell table:style-name="Tabela9.A1" office:value-type="string">
            <text:p text:style-name="P14">Nr zapytania</text:p>
          </table:table-cell>
          <table:table-cell table:style-name="Tabela9.A1" office:value-type="string">
            <text:p text:style-name="P13">Śr </text:p>
            <text:p text:style-name="P13">czas[ms]</text:p>
          </table:table-cell>
          <table:table-cell table:style-name="Tabela9.A1" office:value-type="string">
            <text:p text:style-name="P13">Min </text:p>
            <text:p text:style-name="P13">czas[ms]</text:p>
          </table:table-cell>
          <table:table-cell table:style-name="Tabela9.A1" office:value-type="string">
            <text:p text:style-name="P13">Max</text:p>
            <text:p text:style-name="P13"><text:s/>czas[ms]</text:p>
          </table:table-cell>
          <table:table-cell table:style-name="Tabela9.A1" office:value-type="string">
            <text:p text:style-name="P12">Odchylenie</text:p>
            <text:p text:style-name="P12"><text:s/>standardowe</text:p>
          </table:table-cell>
          <table:table-cell table:style-name="Tabela9.A1" office:value-type="string">
            <text:p text:style-name="P15">% <text:span text:style-name="T122">Błędów</text:span></text:p>
          </table:table-cell>
          <table:table-cell table:style-name="Tabela9.A1" office:value-type="string">
            <text:p text:style-name="P11">Przepustowość</text:p>
          </table:table-cell>
          <table:table-cell table:style-name="Tabela9.A1" office:value-type="string">
            <text:p text:style-name="P11">Otrzymane KB/s</text:p>
          </table:table-cell>
          <table:table-cell table:style-name="Tabela9.A1" office:value-type="string">
            <text:p text:style-name="P11">Wysłane KB/s</text:p>
          </table:table-cell>
          <table:table-cell table:style-name="Tabela9.A1" office:value-type="string">
            <text:p text:style-name="P11">Średnia ilość bajtów</text:p>
          </table:table-cell>
        </table:table-row>
        <table:table-row table:style-name="Tabela9.1">
          <table:table-cell table:style-name="Tabela9.A1" office:value-type="string">
            <text:p text:style-name="P5">1</text:p>
          </table:table-cell>
          <table:table-cell table:style-name="Tabela9.A1" office:value-type="string">
            <text:p text:style-name="P127">2529</text:p>
          </table:table-cell>
          <table:table-cell table:style-name="Tabela9.A1" office:value-type="string">
            <text:p text:style-name="P127">2004</text:p>
          </table:table-cell>
          <table:table-cell table:style-name="Tabela9.A1" office:value-type="string">
            <text:p text:style-name="P127">5163</text:p>
          </table:table-cell>
          <table:table-cell table:style-name="Tabela9.A1" office:value-type="string">
            <text:p text:style-name="P128">918.88</text:p>
          </table:table-cell>
          <table:table-cell table:style-name="Tabela9.A1" office:value-type="string">
            <text:p text:style-name="P128">78.000%</text:p>
          </table:table-cell>
          <table:table-cell table:style-name="Tabela9.A1" office:value-type="string">
            <text:p text:style-name="P128">6.02428</text:p>
          </table:table-cell>
          <table:table-cell table:style-name="Tabela9.A1" office:value-type="string">
            <text:p text:style-name="P128">2243.37</text:p>
          </table:table-cell>
          <table:table-cell table:style-name="Tabela9.A1" office:value-type="string">
            <text:p text:style-name="P128">0.95</text:p>
          </table:table-cell>
          <table:table-cell table:style-name="Tabela9.A1" office:value-type="string">
            <text:p text:style-name="P128">381325.7</text:p>
          </table:table-cell>
        </table:table-row>
        <table:table-row table:style-name="Tabela9.1">
          <table:table-cell table:style-name="Tabela9.A1" office:value-type="string">
            <text:p text:style-name="P5">2</text:p>
          </table:table-cell>
          <table:table-cell table:style-name="Tabela9.A1" office:value-type="string">
            <text:p text:style-name="P127">1961</text:p>
          </table:table-cell>
          <table:table-cell table:style-name="Tabela9.A1" office:value-type="string">
            <text:p text:style-name="P127">4</text:p>
          </table:table-cell>
          <table:table-cell table:style-name="Tabela9.A1" office:value-type="string">
            <text:p text:style-name="P127">2150</text:p>
          </table:table-cell>
          <table:table-cell table:style-name="Tabela9.A1" office:value-type="string">
            <text:p text:style-name="P128">320.12</text:p>
          </table:table-cell>
          <table:table-cell table:style-name="Tabela9.A1" office:value-type="string">
            <text:p text:style-name="P128">71.000%</text:p>
          </table:table-cell>
          <table:table-cell table:style-name="Tabela9.A1" office:value-type="string">
            <text:p text:style-name="P128">6.44205</text:p>
          </table:table-cell>
          <table:table-cell table:style-name="Tabela9.A1" office:value-type="string">
            <text:p text:style-name="P128">2.23</text:p>
          </table:table-cell>
          <table:table-cell table:style-name="Tabela9.A1" office:value-type="string">
            <text:p text:style-name="P128">1.04</text:p>
          </table:table-cell>
          <table:table-cell table:style-name="Tabela9.A1" office:value-type="string">
            <text:p text:style-name="P128">354.5</text:p>
          </table:table-cell>
        </table:table-row>
        <table:table-row table:style-name="Tabela9.1">
          <table:table-cell table:style-name="Tabela9.A1" office:value-type="string">
            <text:p text:style-name="P5">3</text:p>
          </table:table-cell>
          <table:table-cell table:style-name="Tabela9.A1" office:value-type="string">
            <text:p text:style-name="P127">1825</text:p>
          </table:table-cell>
          <table:table-cell table:style-name="Tabela9.A1" office:value-type="string">
            <text:p text:style-name="P127">5</text:p>
          </table:table-cell>
          <table:table-cell table:style-name="Tabela9.A1" office:value-type="string">
            <text:p text:style-name="P127">2146</text:p>
          </table:table-cell>
          <table:table-cell table:style-name="Tabela9.A1" office:value-type="string">
            <text:p text:style-name="P128">505.46</text:p>
          </table:table-cell>
          <table:table-cell table:style-name="Tabela9.A1" office:value-type="string">
            <text:p text:style-name="P128">59.000%</text:p>
          </table:table-cell>
          <table:table-cell table:style-name="Tabela9.A1" office:value-type="string">
            <text:p text:style-name="P128">6.90489</text:p>
          </table:table-cell>
          <table:table-cell table:style-name="Tabela9.A1" office:value-type="string">
            <text:p text:style-name="P128">1.92</text:p>
          </table:table-cell>
          <table:table-cell table:style-name="Tabela9.A1" office:value-type="string">
            <text:p text:style-name="P128">3.86</text:p>
          </table:table-cell>
          <table:table-cell table:style-name="Tabela9.A1" office:value-type="string">
            <text:p text:style-name="P128">285.1</text:p>
          </table:table-cell>
        </table:table-row>
        <table:table-row table:style-name="Tabela9.1">
          <table:table-cell table:style-name="Tabela9.A1" office:value-type="string">
            <text:p text:style-name="P5">4</text:p>
          </table:table-cell>
          <table:table-cell table:style-name="Tabela9.A1" office:value-type="string">
            <text:p text:style-name="P127">1966</text:p>
          </table:table-cell>
          <table:table-cell table:style-name="Tabela9.A1" office:value-type="string">
            <text:p text:style-name="P127">7</text:p>
          </table:table-cell>
          <table:table-cell table:style-name="Tabela9.A1" office:value-type="string">
            <text:p text:style-name="P127">4127</text:p>
          </table:table-cell>
          <table:table-cell table:style-name="Tabela9.A1" office:value-type="string">
            <text:p text:style-name="P128">938.42</text:p>
          </table:table-cell>
          <table:table-cell table:style-name="Tabela9.A1" office:value-type="string">
            <text:p text:style-name="P128">94.000%</text:p>
          </table:table-cell>
          <table:table-cell table:style-name="Tabela9.A1" office:value-type="string">
            <text:p text:style-name="P128">7.44075</text:p>
          </table:table-cell>
          <table:table-cell table:style-name="Tabela9.A1" office:value-type="string">
            <text:p text:style-name="P128">1.96</text:p>
          </table:table-cell>
          <table:table-cell table:style-name="Tabela9.A1" office:value-type="string">
            <text:p text:style-name="P128">4.19</text:p>
          </table:table-cell>
          <table:table-cell table:style-name="Tabela9.A1" office:value-type="string">
            <text:p text:style-name="P128">269.2</text:p>
          </table:table-cell>
        </table:table-row>
        <table:table-row table:style-name="Tabela9.1">
          <table:table-cell table:style-name="Tabela9.A1" office:value-type="string">
            <text:p text:style-name="P5">5</text:p>
          </table:table-cell>
          <table:table-cell table:style-name="Tabela9.A1" office:value-type="string">
            <text:p text:style-name="P127">1537</text:p>
          </table:table-cell>
          <table:table-cell table:style-name="Tabela9.A1" office:value-type="string">
            <text:p text:style-name="P127">2</text:p>
          </table:table-cell>
          <table:table-cell table:style-name="Tabela9.A1" office:value-type="string">
            <text:p text:style-name="P127">2138</text:p>
          </table:table-cell>
          <table:table-cell table:style-name="Tabela9.A1" office:value-type="string">
            <text:p text:style-name="P128">805.46</text:p>
          </table:table-cell>
          <table:table-cell table:style-name="Tabela9.A1" office:value-type="string">
            <text:p text:style-name="P128">50.000%</text:p>
          </table:table-cell>
          <table:table-cell table:style-name="Tabela9.A1" office:value-type="string">
            <text:p text:style-name="P128">8.27472</text:p>
          </table:table-cell>
          <table:table-cell table:style-name="Tabela9.A1" office:value-type="string">
            <text:p text:style-name="P128">0.78</text:p>
          </table:table-cell>
          <table:table-cell table:style-name="Tabela9.A1" office:value-type="string">
            <text:p text:style-name="P128">1.57</text:p>
          </table:table-cell>
          <table:table-cell table:style-name="Tabela9.A1" office:value-type="string">
            <text:p text:style-name="P128">97.0</text:p>
          </table:table-cell>
        </table:table-row>
        <table:table-row table:style-name="Tabela9.1">
          <table:table-cell table:style-name="Tabela9.A1" office:value-type="string">
            <text:p text:style-name="P6">Razem</text:p>
          </table:table-cell>
          <table:table-cell table:style-name="Tabela9.A1" office:value-type="string">
            <text:p text:style-name="P127">1964</text:p>
          </table:table-cell>
          <table:table-cell table:style-name="Tabela9.A1" office:value-type="string">
            <text:p text:style-name="P127">2</text:p>
          </table:table-cell>
          <table:table-cell table:style-name="Tabela9.A1" office:value-type="string">
            <text:p text:style-name="P127">5163</text:p>
          </table:table-cell>
          <table:table-cell table:style-name="Tabela9.A1" office:value-type="string">
            <text:p text:style-name="P128">806.54</text:p>
          </table:table-cell>
          <table:table-cell table:style-name="Tabela9.A1" office:value-type="string">
            <text:p text:style-name="P128">70.400%</text:p>
          </table:table-cell>
          <table:table-cell table:style-name="Tabela9.A1" office:value-type="string">
            <text:p text:style-name="P128">30.10507</text:p>
          </table:table-cell>
          <table:table-cell table:style-name="Tabela9.A1" office:value-type="string">
            <text:p text:style-name="P128">2248.07</text:p>
          </table:table-cell>
          <table:table-cell table:style-name="Tabela9.A1" office:value-type="string">
            <text:p text:style-name="P128">9.83</text:p>
          </table:table-cell>
          <table:table-cell table:style-name="Tabela9.A1" office:value-type="string">
            <text:p text:style-name="P128">76466.3</text:p>
          </table:table-cell>
        </table:table-row>
      </table:table>
      <text:p text:style-name="P39">Tabela <text:span text:style-name="T124">12</text:span>. <text:span text:style-name="T123">Test 9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row table:style-name="TableLine94716640310688">
          <table:table-cell table:style-name="Tabela10.A1" office:value-type="string">
            <text:p text:style-name="P98">Nr testu<text:span text:style-name="T126">(wątki/czas uruchomienia)</text:span></text:p>
          </table:table-cell>
          <table:table-cell table:style-name="Tabela10.B1" office:value-type="string">
            <text:p text:style-name="P91">% Użycia CPU</text:p>
          </table:table-cell>
          <table:table-cell table:style-name="Tabela10.C1" office:value-type="string">
            <text:p text:style-name="P92">% <text:span text:style-name="T125">Użycia Pamięci</text:span></text:p>
          </table:table-cell>
          <table:table-cell table:style-name="Tabela10.D1" office:value-type="string">
            <text:p text:style-name="P91">Ilość operacji I/O/<text:span text:style-name="T126">s</text:span></text:p>
          </table:table-cell>
        </table:table-row>
        <table:table-row table:style-name="TableLine94716640339024">
          <table:table-cell table:style-name="Tabela10.A8" office:value-type="string">
            <text:p text:style-name="P98">1 <text:span text:style-name="T126">(15/30)</text:span></text:p>
          </table:table-cell>
          <table:table-cell table:style-name="Tabela10.B2" office:value-type="string">
            <text:p text:style-name="P99">42.89</text:p>
          </table:table-cell>
          <table:table-cell table:style-name="Tabela10.C8" office:value-type="string">
            <text:p text:style-name="P99">80.23</text:p>
          </table:table-cell>
          <table:table-cell table:style-name="Tabela10.D2" office:value-type="string">
            <text:p text:style-name="P99">1386.55</text:p>
          </table:table-cell>
        </table:table-row>
        <table:table-row table:style-name="TableLine94716640341744">
          <table:table-cell table:style-name="Tabela10.A9" office:value-type="string">
            <text:p text:style-name="P98">2 <text:span text:style-name="T126">(30/60)</text:span></text:p>
          </table:table-cell>
          <table:table-cell table:style-name="Tabela10.B3" office:value-type="string">
            <text:p text:style-name="P99">35.46</text:p>
          </table:table-cell>
          <table:table-cell table:style-name="Tabela10.C9" office:value-type="string">
            <text:p text:style-name="P99">80.17</text:p>
          </table:table-cell>
          <table:table-cell table:style-name="Tabela10.D3" office:value-type="string">
            <text:p text:style-name="P99">3912.88</text:p>
          </table:table-cell>
        </table:table-row>
        <table:table-row table:style-name="TableLine94716640344832">
          <table:table-cell table:style-name="Tabela10.A8" office:value-type="string">
            <text:p text:style-name="P98">3 <text:span text:style-name="T126">(30/100)</text:span></text:p>
          </table:table-cell>
          <table:table-cell table:style-name="Tabela10.B4" office:value-type="string">
            <text:p text:style-name="P97">20.94</text:p>
          </table:table-cell>
          <table:table-cell table:style-name="Tabela10.C8" office:value-type="string">
            <text:p text:style-name="P97">73.09</text:p>
          </table:table-cell>
          <table:table-cell table:style-name="Tabela10.D4" office:value-type="string">
            <text:p text:style-name="P97">3719.21</text:p>
          </table:table-cell>
        </table:table-row>
        <table:table-row table:style-name="TableLine94716640346880">
          <table:table-cell table:style-name="Tabela10.A9" office:value-type="string">
            <text:p text:style-name="P98">4 <text:span text:style-name="T126">(60/50)</text:span></text:p>
          </table:table-cell>
          <table:table-cell table:style-name="Tabela10.B5" office:value-type="string">
            <text:p text:style-name="P96">67.59</text:p>
          </table:table-cell>
          <table:table-cell table:style-name="Tabela10.C9" office:value-type="string">
            <text:p text:style-name="P96">80.22</text:p>
          </table:table-cell>
          <table:table-cell table:style-name="Tabela10.D5" office:value-type="string">
            <text:p text:style-name="P96">4014.80</text:p>
          </table:table-cell>
        </table:table-row>
        <table:table-row table:style-name="TableLine94716640349008">
          <table:table-cell table:style-name="Tabela10.A8" office:value-type="string">
            <text:p text:style-name="P98">5 <text:span text:style-name="T126">(60/100)</text:span></text:p>
          </table:table-cell>
          <table:table-cell table:style-name="Tabela10.B6" office:value-type="string">
            <text:p text:style-name="P96">40.66</text:p>
          </table:table-cell>
          <table:table-cell table:style-name="Tabela10.C8" office:value-type="string">
            <text:p text:style-name="P96">79.96</text:p>
          </table:table-cell>
          <table:table-cell table:style-name="Tabela10.D6" office:value-type="string">
            <text:p text:style-name="P96">3379.09</text:p>
          </table:table-cell>
        </table:table-row>
        <table:table-row table:style-name="TableLine94716640351120">
          <table:table-cell table:style-name="Tabela10.A9" office:value-type="string">
            <text:p text:style-name="P98">6 <text:span text:style-name="T126">(100/30)</text:span></text:p>
          </table:table-cell>
          <table:table-cell table:style-name="Tabela10.B7" office:value-type="string">
            <text:p text:style-name="P95">95.37</text:p>
          </table:table-cell>
          <table:table-cell table:style-name="Tabela10.C9" office:value-type="string">
            <text:p text:style-name="P95">79.74</text:p>
          </table:table-cell>
          <table:table-cell table:style-name="Tabela10.D7" office:value-type="string">
            <text:p text:style-name="P95">4853.64</text:p>
          </table:table-cell>
        </table:table-row>
        <table:table-row table:style-name="TableLine94716640353280">
          <table:table-cell table:style-name="Tabela10.A8" office:value-type="string">
            <text:p text:style-name="P98">7 <text:span text:style-name="T126">(100/50)</text:span></text:p>
          </table:table-cell>
          <table:table-cell table:style-name="Tabela10.B8" office:value-type="string">
            <text:p text:style-name="P93">92.50</text:p>
          </table:table-cell>
          <table:table-cell table:style-name="Tabela10.C8" office:value-type="string">
            <text:p text:style-name="P93">74.11</text:p>
          </table:table-cell>
          <table:table-cell table:style-name="Tabela10.D8" office:value-type="string">
            <text:p text:style-name="P93">1063.3</text:p>
          </table:table-cell>
        </table:table-row>
        <text:soft-page-break/>
        <table:table-row table:style-name="TableLine94716640355440">
          <table:table-cell table:style-name="Tabela10.A9" office:value-type="string">
            <text:p text:style-name="P98">8 <text:span text:style-name="T126">(100/100)</text:span></text:p>
          </table:table-cell>
          <table:table-cell table:style-name="Tabela10.B9" office:value-type="string">
            <text:p text:style-name="P93">50.82</text:p>
          </table:table-cell>
          <table:table-cell table:style-name="Tabela10.C9" office:value-type="string">
            <text:p text:style-name="P93">75.04</text:p>
          </table:table-cell>
          <table:table-cell table:style-name="Tabela10.D9" office:value-type="string">
            <text:p text:style-name="P93">858.6</text:p>
          </table:table-cell>
        </table:table-row>
        <table:table-row table:style-name="TableLine94716640357520">
          <table:table-cell table:style-name="Tabela10.A10" office:value-type="string">
            <text:p text:style-name="P98">9 <text:span text:style-name="T126">(200/30)</text:span></text:p>
          </table:table-cell>
          <table:table-cell table:style-name="Tabela10.B10" office:value-type="string">
            <text:p text:style-name="P94">94.56</text:p>
          </table:table-cell>
          <table:table-cell table:style-name="Tabela10.C10" office:value-type="string">
            <text:p text:style-name="P94">80.49</text:p>
          </table:table-cell>
          <table:table-cell table:style-name="Tabela10.D10" office:value-type="string">
            <text:p text:style-name="P94">653.44</text:p>
          </table:table-cell>
        </table:table-row>
      </table:table>
      <text:p text:style-name="P40">Tabela <text:span text:style-name="T124">13. Obciążenie serwera w czasie testów</text:span></text:p>
      <text:p text:style-name="P40"/>
      <text:p text:style-name="P146">Analizując otrzymane wyniki zaobserwować można że serwer działa stabilnie, nie obciążając znacząco procesora (którego normalne wartości użycia wahają się między 20 a 50%) za wyjątkiem sytuacji w których otrzymuje jednocześnie dużą ilość zapytań od wielu wątków (testy 6,7,<text:span text:style-name="T128">9</text:span>), gdzie powodowało to duże obciążenie procesora, a także <text:span text:style-name="T127">doprowadzało do powstawania błędów i długich czasów odpowiedzi</text:span>.</text:p>
      <text:p text:style-name="P146"><text:span text:style-name="T127">Czas oczekiwania większości zapytań poza wymienionymi testami nie przekraczał 10 ms, co wg klasyfikacji [</text:span><text:span text:style-name="T129">9</text:span><text:span text:style-name="T127">] oznacza natychmiastową reakcję. Wyjątkiem jest zapytanie zwracające wszystkie obiekty w bazie, co wynika prawdopodobnie z dużej ich ilości (około 4500), dla którego czas odpowiedzi wynosił 1.5-2s. </text:span></text:p>
      <text:p text:style-name="P146"><text:span text:style-name="T127">Przepustowość i ilość otrzymywanych danych na sekundę zależały od otrzymywanej ilości zapytań, więc dla testów 1-5 i 8 wahały się w przedziale od 1.5 do 6 zapytań/sekundę (całkowita przepustowość) i 500-1700 KB/s (otrzymane dane), co nie wynika jednak z limitów serwera, a ilości otrzymywanych zapytań. Dla testów 6,7,9 przepustowość wynosiła z kolei od 9.5 do 30, a otrzymane dane między 2250 a 3200 KB/s.</text:span></text:p>
      <text:p text:style-name="P3"/>
      <text:h text:style-name="P106" text:outline-level="1"><text:bookmark-start text:name="_Toc53610539"/><text:bookmark-start text:name="__RefHeading___Toc2514_3259790794"/><text:bookmark-start text:name="_Toc53648721"/><text:bookmark-start text:name="_Toc53675722"/>Literatura<text:bookmark-end text:name="_Toc53610539"/><text:bookmark-end text:name="__RefHeading___Toc2514_3259790794"/><text:bookmark-end text:name="_Toc53648721"/><text:bookmark-end text:name="_Toc53675722"/></text:h>
      <text:p text:style-name="P143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144">[2] <text:s/>„Pros and Cons of Using Spring Boot” [Online] <text:a xlink:type="simple" xlink:href="https://scand.com/company/blog/pros-and-cons-of-using-spring-boot/" text:style-name="Internet_20_link" text:visited-style-name="Visited_20_Internet_20_Link">https://scand.com/company/blog/pros-and-cons-of-using-spring-boot/</text:a> </text:p>
      <text:p text:style-name="P23">[<text:span text:style-name="T129">3</text:span>] <text:s text:c="3"/>„Deploy Docker Containers” [Online] https://aws.amazon.com/getting-started/hands-on/deploy-docker-containers/</text:p>
      <text:p text:style-name="P33"><text:span text:style-name="T4">[</text:span><text:span text:style-name="T10">4</text:span><text:span text:style-name="T4">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4">https://pages.awscloud.com/GLOBAL-multi-DL-gartner-mq-cips-2020-learn.html</text:span></text:a></text:p>
      <text:p text:style-name="P34"><text:span text:style-name="T4">[</text:span><text:span text:style-name="T10">5</text:span><text:span text:style-name="T1">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34"><text:span text:style-name="T1">[</text:span><text:span text:style-name="T10">6</text:span><text:span text:style-name="T1">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37"><text:span text:style-name="T1">[</text:span><text:span text:style-name="T10">7</text:span><text:span text:style-name="T1">] "Rest API Load testing with Apache Jmeter” [Onl</text:span><text:span text:style-name="T8">ine</text:span><text:span text:style-name="T1">]</text:span></text:p>
      <text:p text:style-name="P37"><text:a xlink:type="simple" xlink:href="https://medium.com/@chamikakasun/rest-api-load-testing-with-apache-jmeter-a4d25ea2b7b6" text:style-name="Internet_20_link" text:visited-style-name="Visited_20_Internet_20_Link"><text:span text:style-name="T1">Rest API Load testing with Apache JMeter | by Chamika Kasun | Medium</text:span></text:a><text:span text:style-name="T1"> </text:span></text:p>
      <text:p text:style-name="P37"><text:span text:style-name="T1">[</text:span><text:span text:style-name="T10">8</text:span><text:span text:style-name="T1">] ”</text:span><text:span text:style-name="T8">Testy Obciążeniowe, czyli jak weryfikujemy stabilne działanie aplikacji” [Online]</text:span></text:p>
      <text:p text:style-name="P38"><text:a xlink:type="simple" xlink:href="https://www.kaliop.pl/Blog/Artykuly/Testy-obciazeniowe-czyli-jak-weryfikujemy-stabilne-dzialanie-aplikacji-internetowych" text:style-name="Internet_20_link" text:visited-style-name="Visited_20_Internet_20_Link"><text:span text:style-name="T1">Testy obciążeniowe – czyli jak weryfikujemy stabilne działanie aplikacji internetowych (kaliop.pl)</text:span></text:a></text:p>
      <text:p text:style-name="P141">[<text:span text:style-name="T129">9</text:span>] „Response Time Limits:Article by Jakob Nielsen”</text:p>
      <text:p text:style-name="P38"><text:a xlink:type="simple" xlink:href="https://www.nngroup.com/articles/response-times-3-important-limits/" text:style-name="Internet_20_link" text:visited-style-name="Visited_20_Internet_20_Link"><text:span text:style-name="T9">Response Time Limits: Article by Jakob Nielsen (nngroup.com)</text:span></text:a><text:span text:style-name="T9"> </text:span><text:span text:style-name="T1"><text:s/></text:span></text:p>
      <text:p text:style-name="P24"><text:soft-page-break/></text:p>
      <text:p text:style-name="P24"/>
      <text:h text:style-name="P106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4276727754" text:style-name="L11">
        <text:list-item>
          <text:p text:style-name="P142">Pod rysunkami i listingami w sprawozdaniu umieść numerowane podpisy</text:p>
        </text:list-item>
        <text:list-item>
          <text:p text:style-name="P142">W treści pracy stosuj dodawanie referencji do numerowanych elementów, nie pisz poniżej/powyżej, w kolejnym rozdziale itd.</text:p>
        </text:list-item>
        <text:list-item>
          <text:p text:style-name="P142">W treści pracy umieść referencje do literatury z której korzystasz np. przy analizie systemów baz danych</text:p>
        </text:list-item>
        <text:list-item>
          <text:p text:style-name="P145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Montserrat" svg:font-family="Montserrat, sans-serif"/>
    <style:font-face style:name="Open Sans" svg:font-family="'Open Sans', sans-serif"/>
    <style:font-face style:name="inherit" svg:font-family="inherit"/>
    <style:font-face style:name="Calibri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1" fo:font-family="Calibri" style:font-family-generic="swiss" style:font-pitch="variable" fo:font-size="11pt" fo:language="en" fo:country="US" style:letter-kerning="false" style:font-name-asian="Calibri1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2-07T17:49:20.803423729</dc:date>
    <meta:editing-cycles>78</meta:editing-cycles>
    <meta:editing-duration>PT16H20M50S</meta:editing-duration>
    <meta:document-statistic meta:table-count="13" meta:image-count="0" meta:object-count="0" meta:page-count="14" meta:paragraph-count="1028" meta:word-count="2825" meta:character-count="20495" meta:non-whitespace-character-count="18198"/>
    <meta:template xlink:type="simple" xlink:actuate="onRequest" xlink:title="" xlink:href="../../../../Downloads/Szablon%20sprawozdania.odt/Normal"/>
  </office:meta>
</office:document-meta>
</file>